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margin-bottom="0.1388in" fo:line-height="115%"/>
      <style:text-properties fo:font-weight="bold" style:font-weight-asian="bold" style:font-weight-complex="bold" fo:color="#008141" fo:font-size="16pt" style:font-size-asian="16pt" style:font-size-complex="16pt"/>
    </style:style>
    <style:style style:name="P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3"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5"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7" style:parent-style-name="Standard" style:family="paragraph">
      <style:paragraph-properties fo:margin-bottom="0.1388in" fo:line-height="115%"/>
    </style:style>
    <style:style style:name="T68" style:parent-style-name="DefaultParagraphFont" style:family="text">
      <style:text-properties fo:font-weight="bold" style:font-weight-asian="bold" style:font-weight-complex="bold" fo:color="#008141" fo:font-size="11pt" style:font-size-asian="11pt" style:font-size-complex="11pt"/>
    </style:style>
    <style:style style:name="T69" style:parent-style-name="DefaultParagraphFont" style:family="text">
      <style:text-properties fo:font-weight="bold" style:font-weight-asian="bold" style:font-weight-complex="bold" fo:color="#008141" fo:font-size="11pt" style:font-size-asian="11pt" style:font-size-complex="11pt" style:text-underline-type="single" style:text-underline-style="solid" style:text-underline-width="auto" style:text-underline-mode="continuous"/>
    </style:style>
    <style:style style:name="P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6"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2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3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60"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4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4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5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6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7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8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9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0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1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26"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2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28"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2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82"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2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84"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2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2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21"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3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30"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3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3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82"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4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84"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4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86"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4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88"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4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90"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4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92"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4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4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89"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5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91"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5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5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91"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6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93"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6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699"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7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01"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7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03"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7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05"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7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18"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7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20" style:parent-style-name="Standard" style:family="paragraph">
      <style:paragraph-properties fo:margin-bottom="0.1388in" fo:line-height="115%"/>
      <style:text-properties fo:font-weight="bold" style:font-weight-asian="bold" style:font-weight-complex="bold" fo:color="#008141" fo:font-size="16pt" style:font-size-asian="16pt" style:font-size-complex="16pt"/>
    </style:style>
    <style:style style:name="P17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7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8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19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7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7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9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09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0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0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0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0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0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0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0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0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0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0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1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1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1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1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1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1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1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1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1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1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2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2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2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2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2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2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2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2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2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2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3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3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3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3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3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3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3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3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3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3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4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4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4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4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4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4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4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4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4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5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5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5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5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5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5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5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5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5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5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6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6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6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6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6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6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6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6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6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6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70" style:parent-style-name="Standard" style:family="paragraph">
      <style:paragraph-properties fo:margin-bottom="0.1388in" fo:line-height="115%"/>
    </style:style>
    <style:style style:name="T2171" style:parent-style-name="DefaultParagraphFont" style:family="text">
      <style:text-properties fo:font-weight="bold" style:font-weight-asian="bold" style:font-weight-complex="bold" fo:color="#008141" fo:font-size="11pt" style:font-size-asian="11pt" style:font-size-complex="11pt"/>
    </style:style>
    <style:style style:name="P217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7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7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7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7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7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7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7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8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8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8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8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8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8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8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8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88"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89"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90"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91"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92"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93"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9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95"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96"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97"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style:style style:name="P2198"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199"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00"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01"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02"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03"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04"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05"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06"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07"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08"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09"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10"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11"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12"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13"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14"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15"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16"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17"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18"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19"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20"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21"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22"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23"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24"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25"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26"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27"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28"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29"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30"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31"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32"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33"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34"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35"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36"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37"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38"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39"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40"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41"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42"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43"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44"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45"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46"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47"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48"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49"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50"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51"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52"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53"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54"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55"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56"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57"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58"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59"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60"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61"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62"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63"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64"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65"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66"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67"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68"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69"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70"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71"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72"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73"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74"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75"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76"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77"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78"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79"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80"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81"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82"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83"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84"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85"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86"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87"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88"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89"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90"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91"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92"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93"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94"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95"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96"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97"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98"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299"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00"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01"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02"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03"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04"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05"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06"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07"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08"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09"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10"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11"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12"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13"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14"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15"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16"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17"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18"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19"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20"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21"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22"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23"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24"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25"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26"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27"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28"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29"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30"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31"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32"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33"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34"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35"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36"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37"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38"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39"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40"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41"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42" style:parent-style-name="Standard" style:family="paragraph">
      <style:text-properties style:font-name="Calibri" style:font-name-asian="Calibri" style:font-name-complex="Calibri" fo:font-weight="bold" style:font-weight-asian="bold" style:font-weight-complex="bold" fo:font-size="11pt" style:font-size-asian="11pt" style:font-size-complex="11pt"/>
    </style:style>
    <style:style style:name="P2343" style:parent-style-name="Standard" style:family="paragraph">
      <style:paragraph-properties fo:margin-bottom="0.1388in" fo:line-height="115%"/>
      <style:text-properties style:font-name="Calibri" style:font-name-asian="Calibri" style:font-name-complex="Calibri" fo:font-size="11pt" style:font-size-asian="11pt" style:font-size-complex="11pt"/>
    </style:style>
    <style:style style:name="P2344" style:parent-style-name="Standard" style:family="paragraph">
      <style:paragraph-properties fo:margin-bottom="0.1388in" fo:line-height="115%"/>
      <style:text-properties fo:font-weight="bold" style:font-weight-asian="bold" style:font-weight-complex="bold" fo:color="#008141" fo:font-size="11pt" style:font-size-asian="11pt" style:font-size-complex="11pt"/>
    </style:style>
  </office:automatic-styles>
  <office:body>
    <office:text text:use-soft-page-breaks="true">
      <text:p text:style-name="P1">Act 1</text:p>
      <text:p text:style-name="P2">_</text:p>
      <text:p text:style-name="P3">Act 2</text:p>
      <text:p text:style-name="P4">_</text:p>
      <text:p text:style-name="P5">Act 3</text:p>
      <text:p text:style-name="P6">_</text:p>
      <text:p text:style-name="P7">1. RL1: =002993</text:p>
      <text:p text:style-name="P8">Why Is It That When The Subject Of Temporal Mechanics Is Broached Your Sparing Human Intellects Instantly Assume The Most Ingratiating Posture Of Surrender Imaginable</text:p>
      <text:p text:style-name="P9">Time Is Not That Difficult To Understand</text:p>
      <text:p text:style-name="P10">It Is A Utility That A Universe May Resort To In Order To Advance A Desired Degree Of Complexity</text:p>
      <text:p text:style-name="P11">Or May Not Resort To If That Is The Case</text:p>
      <text:p text:style-name="P12">Its All Pretty Pedestrian</text:p>
      <text:p text:style-name="P13">But No</text:p>
      <text:p text:style-name="P14">When Time Travel Comes Up You Present The Face That A Man Shows When The Breeze Gradually Alerts Him To His Absence Of Netherdressings</text:p>
      <text:p text:style-name="P15">I Dont See How We Are To Properly Agitate You All If You Continue To Insist On Failing To Understand Basic Concepts Which Common Infants Effortlessly Manage To Describe Via Scrawlings In Their Own Puddles Of Sloppy Discharge</text:p>
      <text:p text:style-name="P16">Yes</text:p>
      <text:p text:style-name="P17">In The Future</text:p>
      <text:p text:style-name="P18">Oh My It Is Your Human Sarcasm Again</text:p>
      <text:p text:style-name="P19">I Enjoy Listening To It And I Wish Doing So Could Serve As My Primary Form Of Recreation</text:p>
      <text:p text:style-name="P20">There See I Just Did It Too</text:p>
      <text:p text:style-name="P21">Saying The Opposite Thing To Emphasize My Contempt</text:p>
      <text:soft-page-break/>
      <text:p text:style-name="P22">But Suddenly I Feel More Primitive And Hate Myself A Little More</text:p>
      <text:p text:style-name="P23">It Was Like This Funny Miracle That Just Happened In My Heart</text:p>
      <text:p text:style-name="P24">Oh Dear</text:p>
      <text:p text:style-name="P25">No We Arent From "The Future"</text:p>
      <text:p text:style-name="P26">But We Are All Already In Agreement That You Dont Get It And Never Will</text:p>
      <text:p text:style-name="P27">We Did</text:p>
      <text:p text:style-name="P28">Your Future</text:p>
      <text:p text:style-name="P29">For Me It Was Only A Couple Minutes Ago</text:p>
      <text:p text:style-name="P30">Yes Thats Right</text:p>
      <text:p text:style-name="P31">Will You Try To Talk Some Sense Into Your Idiot Friends</text:p>
      <text:p text:style-name="P32">So That We May Proceed To Bother Them All On More Rational Terms</text:p>
      <text:p text:style-name="P33">I Will Admit This Campaign Of Provocation Wasnt All That Well Thought Out</text:p>
      <text:p text:style-name="P34">Dont Tell Anyone I Said That</text:p>
      <text:p text:style-name="P35">Yeah Maybe</text:p>
      <text:p text:style-name="P36">Why Dont We Be Friends</text:p>
      <text:p text:style-name="P37">I Think So</text:p>
      <text:p text:style-name="P38">I Think Were Supposed To</text:p>
      <text:p text:style-name="P39">You Suggested As Much Earlier</text:p>
      <text:p text:style-name="P40">Yes A Couple Minutes Ago</text:p>
      <text:p text:style-name="P41">Thats Likely</text:p>
      <text:p text:style-name="P42">_</text:p>
      <text:p text:style-name="P43">Intermission</text:p>
      <text:p text:style-name="P44">_</text:p>
      <text:p text:style-name="P45">Act 4</text:p>
      <text:p text:style-name="P46">_</text:p>
      <text:soft-page-break/>
      <text:p text:style-name="P47">2. DS1: =003489</text:p>
      <text:p text:style-name="P48">You Command The Seer</text:p>
      <text:p text:style-name="P49">So You May Have Some Insight Into Her Disposition</text:p>
      <text:p text:style-name="P50">The One Who Is A Little Snooty</text:p>
      <text:p text:style-name="P51">Thats An Exotic Title</text:p>
      <text:p text:style-name="P52">I Thought You Were The Knight</text:p>
      <text:p text:style-name="P53">Have You Found Her Demeanor To Be Chilly</text:p>
      <text:p text:style-name="P54">On A Basis Of Personal Interaction That Hypothetically Extends Beyond The Context Of A Short Lived And Lackluster Trolling Effort</text:p>
      <text:p text:style-name="P55">I Thought Your Familiarity With Her May Allow You To Furnish Me Insight</text:p>
      <text:p text:style-name="P56">She And You Are Familiar Isnt That Right</text:p>
      <text:p text:style-name="P57">She Perhaps Even Regards You With Uh</text:p>
      <text:p text:style-name="P58">Endearment</text:p>
      <text:p text:style-name="P59">Um Is This</text:p>
      <text:p text:style-name="P60">A Common Sort Of Practice In Human Courtship</text:p>
      <text:p text:style-name="P61">Watching Oblong Meat Products Tumble Into Places They Dont Belong</text:p>
      <text:p text:style-name="P62">Am I Being Accused Of Falling Prey To The Human Dysfunction Of Amorous Inclination</text:p>
      <text:p text:style-name="P63">I Just Would Like To Gather</text:p>
      <text:p text:style-name="P64">Some Means Of Gauging Her Sincerity</text:p>
      <text:p text:style-name="P65">Maddening</text:p>
      <text:p text:style-name="P66">How Do Humans Forge Meaningful Relationships Using Such Communication Patterns</text:p>
      <text:p text:style-name="P67"><text:span text:style-name="T68">Perhaps It Is The Human Riddle That Is Truly<text:s/></text:span><text:span text:style-name="T69">The Ultimate Riddle</text:span></text:p>
      <text:p text:style-name="P70">It Was Not A Sincere Remark</text:p>
      <text:p text:style-name="P71">I Have Been Practicing</text:p>
      <text:p text:style-name="P72">Your Human Sarcasm</text:p>
      <text:soft-page-break/>
      <text:p text:style-name="P73">Very Well</text:p>
      <text:p text:style-name="P74">I Am Beginning To Feel As Though I Am The Only One Working On Our Friendship</text:p>
      <text:p text:style-name="P75">That Was Sincerity</text:p>
      <text:p text:style-name="P76">Then</text:p>
      <text:p text:style-name="P77">Keep Saying The Opposite Things</text:p>
      <text:p text:style-name="P78">It Sounds Like</text:p>
      <text:p text:style-name="P79">You Are Advising Me To Troll Her Again</text:p>
      <text:p text:style-name="P80">Which I Have Tried</text:p>
      <text:p text:style-name="P81">It Proved To Be A Fruitless Endeavor</text:p>
      <text:p text:style-name="P82">Okay</text:p>
      <text:p text:style-name="P83">I Believe I Know How To Proceed</text:p>
      <text:p text:style-name="P84">_</text:p>
      <text:p text:style-name="P85">3. RL2: =003492</text:p>
      <text:p text:style-name="P86">Your Dark Spectacled Friend Has Advised Me On A More Effective Method For Trolling You</text:p>
      <text:p text:style-name="P87">I Think His Contention Is That This Strategy Will Have The Opposite Of The Intended Effect And Precipitate A Sort Of Bond Between Us That Is Established In Mutual Antagonism</text:p>
      <text:p text:style-name="P88">What Do You Think About This</text:p>
      <text:p text:style-name="P89">Ah See It Is Working Already</text:p>
      <text:p text:style-name="P90">Ive Listened To His Advice</text:p>
      <text:p text:style-name="P91">And Have Resolved To Modify The Approach Slightly</text:p>
      <text:p text:style-name="P92">I Know What I Have To Do</text:p>
      <text:p text:style-name="P93">What We Have To Do Really</text:p>
      <text:p text:style-name="P94">Remember The First Time We Spoke</text:p>
      <text:p text:style-name="P95">The First Time You Spoke To Me Was The Second Time I Spoke To You</text:p>
      <text:p text:style-name="P96">This Is Your Second Conversation With Me But Is My Seventh With You</text:p>
      <text:soft-page-break/>
      <text:p text:style-name="P97">Thats Next Time</text:p>
      <text:p text:style-name="P98">Yes And The Rest Of The Sequence Is Simply</text:p>
      <text:p text:style-name="P99">4=3, 5=4, 6=5, 7=6</text:p>
      <text:p text:style-name="P100">Unless My Future Self Stowed Another Conversation In Between One Of Those Which Is Entirely Possible</text:p>
      <text:p text:style-name="P101">But Urrgh I Dont Want To Think About That</text:p>
      <text:p text:style-name="P102">See That Is What I Mean Rose You Are Not As Dumb Of A Girl As I Was Initially Lead To Believe</text:p>
      <text:p text:style-name="P103">Yes</text:p>
      <text:p text:style-name="P104">That Is Why I Have Contacted You Now</text:p>
      <text:p text:style-name="P105">I Will Send You A Copy Our First Conversation Directly From My Chat Log</text:p>
      <text:p text:style-name="P106">Yes And Then I Found It Sort Of Curious That During My Next Conversation With You Your Various Mental Endowments And Wherewithals Were Not As They Seemed</text:p>
      <text:p text:style-name="P107">I Suspected The Stratagem Might Be A Counter Trolling Measure But Then Was Not So Sure And Further Examination Grew Warrant</text:p>
      <text:p text:style-name="P108">But See I Have Edited The Copy Already In Ways That Will Remain Secret For Now But You Will Discover Once You Type It</text:p>
      <text:p text:style-name="P109">So You Are Destined To Edit It No Matter What And What You Submit Will Be What I Once Read Regardless</text:p>
      <text:p text:style-name="P110">!</text:p>
      <text:p text:style-name="P111">Yes Unless I Lied About Editing It In The First Place</text:p>
      <text:p text:style-name="P112">Either Way Through Knowledge Of What You Will Say I Have Precisely Engineered The Nature Of Your Transgression</text:p>
      <text:p text:style-name="P113">!!!</text:p>
      <text:p text:style-name="P114">Yes</text:p>
      <text:p text:style-name="P115">Yes I Suppose Its That Sarcasm All The Time Seems Laborious To Me</text:p>
      <text:p text:style-name="P116">Yes And The Providence Of This Antagonism Ninja Vice Grip Pinching Your Larynx Has Already Begun To Supply My Purpose With Fruit</text:p>
      <text:soft-page-break/>
      <text:p text:style-name="P117">The Chilly Frost Shimmering On Our Tree Of Human Friendship Has Begun To Thaw</text:p>
      <text:p text:style-name="P118">Dave Raised Insight Into The Human Psychology Of Friendship Development</text:p>
      <text:p text:style-name="P119">By Allotting You Your Side Of The Conversation I Have You At The Disadvantage In Your View And You Will Seek To Reclaim Higher Ground</text:p>
      <text:p text:style-name="P120">In Successive Conversations</text:p>
      <text:p text:style-name="P121">4=3 And 5=4 And Such</text:p>
      <text:p text:style-name="P122">Your Demeanor Will Be Terse If Not Saturated With Disdain And It Will Cause Me To Be Confused And Question Your Motivation</text:p>
      <text:p text:style-name="P123">But Now I Know Your Motivation Because I Am Supplying It Here And Now</text:p>
      <text:p text:style-name="P124">They Will Be Simple Acts Of Friendly Human Retaliation</text:p>
      <text:p text:style-name="P125">Yes</text:p>
      <text:p text:style-name="P126">It Seems Friendship For Some Humans Is A Basic Aggregation Of Shallow And Insincere Hostilities</text:p>
      <text:p text:style-name="P127">I Dont Understand</text:p>
      <text:p text:style-name="P128">Who Better To Coordinate Such Events Than The Knight Of Time</text:p>
      <text:p text:style-name="P129">I'm Hopping To 8=8</text:p>
      <text:p text:style-name="P130">Ideally You Will Have Long Since Discarded This Train Of Thought</text:p>
      <text:p text:style-name="P131">_</text:p>
      <text:p text:style-name="P132">4. JE*1: =003614</text:p>
      <text:p text:style-name="P133">Im Supposed To Antagonize A Few Members Of Your Trivial Species</text:p>
      <text:p text:style-name="P134">I Have To Start Somewhere</text:p>
      <text:p text:style-name="P135">And Somewhen</text:p>
      <text:p text:style-name="P136">So I Am Starting With You</text:p>
      <text:p text:style-name="P137">And Now</text:p>
      <text:p text:style-name="P138">Its Going To Be Pointless And Unpleasant</text:p>
      <text:soft-page-break/>
      <text:p text:style-name="P139">Mostly For Me</text:p>
      <text:p text:style-name="P140">Actually You Know What</text:p>
      <text:p text:style-name="P141">Im Not Really Feeling This At All</text:p>
      <text:p text:style-name="P142">Goodbye</text:p>
      <text:p text:style-name="P143">Is This</text:p>
      <text:p text:style-name="P144">Your Human Sarcasm That Ive Heard About</text:p>
      <text:p text:style-name="P145">That You Always Use</text:p>
      <text:p text:style-name="P146">And That Is Basically A Terrible Way To Communicate</text:p>
      <text:p text:style-name="P147">I Thought That Was The Thing You Did</text:p>
      <text:p text:style-name="P148">The Rose Human Specifically</text:p>
      <text:p text:style-name="P149">Okay These Are Definitely Insincere Statements</text:p>
      <text:p text:style-name="P150">Why Do You Work So Hard At Being So Awful</text:p>
      <text:p text:style-name="P151">Have We Spoken Before</text:p>
      <text:p text:style-name="P152">Now That I Think About It It Is Pretty Conceivable That I Will Talk To You Again In The Past After This Conversation</text:p>
      <text:p text:style-name="P153">I Should Figure Out How The Viewport Feature Of This Application Works</text:p>
      <text:p text:style-name="P154">So I Can See What Such A Primitive Creature Looks Like</text:p>
      <text:p text:style-name="P155">Is This An Adversary You Have Encountered On Your Quest</text:p>
      <text:p text:style-name="P156">It Seems You Put Stock In Johns Assessment Of Things</text:p>
      <text:p text:style-name="P157">Even Really Uninteresting Things That Are Pretty Terrible To Listen To</text:p>
      <text:p text:style-name="P158">He Is Either The Leader Of Your Party Or You Hold Whatever The Human Equivalent Of Mating Fondness For Him Is</text:p>
      <text:p text:style-name="P159">Uh Okay</text:p>
      <text:p text:style-name="P160">Okay Human Courtship Is Definitely A Strange Thing And Its Sort Of Blowing My Mind Listening To This</text:p>
      <text:p text:style-name="P161">I Think Ill Talk To Someone Else Now</text:p>
      <text:p text:style-name="P162">Maybe</text:p>
      <text:soft-page-break/>
      <text:p text:style-name="P163">When Along His Timeline Would You Recommend Communicating With Him</text:p>
      <text:p text:style-name="P164">Considering That Youre Obviously Not That Smart</text:p>
      <text:p text:style-name="P165">And Basically Understand Whipping Bugwinged Fuckall About Even The Most Elementary Temporal Mechanics</text:p>
      <text:p text:style-name="P166">I Am A Bit Perplexed As To Why I Find Myself So Vehemently Fondling The Short End Of The Antagonism Stick Here</text:p>
      <text:p text:style-name="P167">Kind Of Irritating</text:p>
      <text:p text:style-name="P168">Im Going To Talk To Your Comrades</text:p>
      <text:p text:style-name="P169">This John Human</text:p>
      <text:p text:style-name="P170">And Figure Out Whats Going On</text:p>
      <text:p text:style-name="P171">Consider Me Fully Briefed On The Matter.</text:p>
      <text:p text:style-name="P172">Until Next Time Rose</text:p>
      <text:p text:style-name="P173">Next Time In The Past</text:p>
      <text:p text:style-name="P174">_</text:p>
      <text:p text:style-name="P175">5. SC1: =003615</text:p>
      <text:p text:style-name="P176">If Youre Not Too Busy Still Setting Up The Network</text:p>
      <text:p text:style-name="P177">Perhaps You Could Come Show Me How To Activate The Viewport</text:p>
      <text:p text:style-name="P178">My Keyboard Is Missing The F1 Key</text:p>
      <text:p text:style-name="P179">You Used To Like To Talk More</text:p>
      <text:p text:style-name="P180">If I Recall I Was Typically The One Who Would Solicit Reprieves From Your Nonsense</text:p>
      <text:p text:style-name="P181">So I Dont Know What Happened</text:p>
      <text:p text:style-name="P182">Then Why Are You Doing This</text:p>
      <text:p text:style-name="P183">Setting Up These Stations For Us</text:p>
      <text:p text:style-name="P184">I Did Fiddle With It</text:p>
      <text:p text:style-name="P185">To No Avail</text:p>
      <text:p text:style-name="P186">_</text:p>
      <text:soft-page-break/>
      <text:p text:style-name="P187">6. RL3: =003838</text:p>
      <text:p text:style-name="P188">Hello Again</text:p>
      <text:p text:style-name="P189">Are We Friends Yet At This Point In Time</text:p>
      <text:p text:style-name="P190">I Would Speculate That If We Are Not By Now Then It Is Probably Not To Be</text:p>
      <text:p text:style-name="P191">Furthermore Which Rose Have You Chosen To Be This Time</text:p>
      <text:p text:style-name="P192">The Stupid Rose Or The Smart Rose</text:p>
      <text:p text:style-name="P193">It Sounds Like You Are Attempting To Be The Smart Rose This Time</text:p>
      <text:p text:style-name="P194">Please Take Note Of The Subtle Scorn Underlying The Selection Of The Word Attempting</text:p>
      <text:p text:style-name="P195">Smart Rose Should Get A Kick Out Of That</text:p>
      <text:p text:style-name="P196">Smart Rose Is All About Subtle Scorn Isnt She</text:p>
      <text:p text:style-name="P197">Whereas Dumb Rose Doesn't Capitalize Letters Even When Discussing The Proper Names Of Human Monsters In Earth Cinema</text:p>
      <text:p text:style-name="P198">I Think You Should Establish A Greater Commitment To A Single Roleplaying Scenario</text:p>
      <text:p text:style-name="P199">I Suddenly Dont Understand Anything</text:p>
      <text:p text:style-name="P200">What Are You Talking About</text:p>
      <text:p text:style-name="P201">I Believe I Understand</text:p>
      <text:p text:style-name="P202">It Was I Who Did Something To Provoke Your Scorn In A Previous Conversation</text:p>
      <text:p text:style-name="P203">One Which I Have Not Had Yet</text:p>
      <text:p text:style-name="P204">Fine</text:p>
      <text:p text:style-name="P205">_</text:p>
      <text:p text:style-name="P206">Act 5</text:p>
      <text:p text:style-name="P207">_</text:p>
      <text:p text:style-name="P208">7. AM1: =004039</text:p>
      <text:p text:style-name="P209">Hi Again Aradia</text:p>
      <text:soft-page-break/>
      <text:p text:style-name="P210">So I Guess Tonight Is The Night You Blow Everything Up</text:p>
      <text:p text:style-name="P211">Is There Nothing I Can Do To Change Your Mind</text:p>
      <text:p text:style-name="P212">Yeah I Guess Not</text:p>
      <text:p text:style-name="P213">I Thought Id Be Friendly Though</text:p>
      <text:p text:style-name="P214">And Remind You That You Do In Fact Have A Hand In All The Terrible Things That Are About To Happen</text:p>
      <text:p text:style-name="P215">Because Thats What Friends Are For</text:p>
      <text:p text:style-name="P216">And The Fact That What Ensues Will Be Terrible</text:p>
      <text:p text:style-name="P217">Is An Immutable Fact I Am Stating For The Record</text:p>
      <text:p text:style-name="P218">And The Fact That We Will Not Be On The Same Team Is Similarly Immutable</text:p>
      <text:p text:style-name="P219">It Does Not Mean That Teamwork Is What Isnt Taking Place Here</text:p>
      <text:p text:style-name="P220">Ill Be Here To Help</text:p>
      <text:p text:style-name="P221">If You Need Me</text:p>
      <text:p text:style-name="P222">_</text:p>
      <text:p text:style-name="P223">8. VS1: =004104</text:p>
      <text:p text:style-name="P224">Just Wanted To Know</text:p>
      <text:p text:style-name="P225">Is Your Lusus Dead Yet</text:p>
      <text:p text:style-name="P226">Uh No</text:p>
      <text:p text:style-name="P227">You Sure Do Seem To Be Saying Cahoots</text:p>
      <text:p text:style-name="P228">Im Just Asking</text:p>
      <text:p text:style-name="P229">Because Mines Dead</text:p>
      <text:p text:style-name="P230">It Was Just Her Time</text:p>
      <text:p text:style-name="P231">No There Was No Plot Or Conspiracy Or Any Trace Of Saboteurs Operating Through The Special And Magical Union One Can Only Describe As Being In Cahoots With Another</text:p>
      <text:p text:style-name="P232">When A Virgin Mother Grub Abdicates And Renounces Brooding</text:p>
      <text:p text:style-name="P233">Her Time Will Be Relatively Short</text:p>
      <text:soft-page-break/>
      <text:p text:style-name="P234">I Always Knew This</text:p>
      <text:p text:style-name="P235">Maybe You Still Can</text:p>
      <text:p text:style-name="P236">They Are All Dying</text:p>
      <text:p text:style-name="P237">Or Are Going To Soon</text:p>
      <text:p text:style-name="P238">I Believe Its A Preemptive Consequence Of The Game We Are About To Play</text:p>
      <text:p text:style-name="P239">If A Preemptive Consequence Is A Concept That Can Be Said To Hold Any Meaning</text:p>
      <text:p text:style-name="P240">But From What I Understand If It Is Applicable In Any Sphere At All Then This Game Holds That Sphere</text:p>
      <text:p text:style-name="P241">I Wasnt Going To Think That</text:p>
      <text:p text:style-name="P242">You Know What I Dont Think Even I Really Understand What I Just Said So Nevermind</text:p>
      <text:p text:style-name="P243">Yes A Few</text:p>
      <text:p text:style-name="P244">Karkat Thinks Its His Fault</text:p>
      <text:p text:style-name="P245">He Believes His Actions Triggered An Inauspicious Chain Reaction</text:p>
      <text:p text:style-name="P246">Sure</text:p>
      <text:p text:style-name="P247">Im Not Surprised To See You Endorse His Paranoia Without Hesitation</text:p>
      <text:p text:style-name="P248">But I Was Attempting To Illustrate A Point In Bringing It Up</text:p>
      <text:p text:style-name="P249">These Events Are Inevitable And Regardless Of Whatever Emotional Entanglements Obfuscate Their Significance They Will Ultimately Serve An Important Purpose</text:p>
      <text:p text:style-name="P250">The Curse Had Nothing To Do With It</text:p>
      <text:p text:style-name="P251">And Karkats Notion Of A Curse Is Inseparable From His Perception Of Events As Intrinsically Negative And As Tailored To His Personal Dissatisfaction</text:p>
      <text:p text:style-name="P252">And Your Bad Luck Is The Same Way</text:p>
      <text:p text:style-name="P253">I Believe Anyway</text:p>
      <text:p text:style-name="P254">What Would Happen If You Just Cleaned Up A Bit</text:p>
      <text:soft-page-break/>
      <text:p text:style-name="P255">Dont You Think You Would Step On A Few Less Hard Triangles</text:p>
      <text:p text:style-name="P256">Because Youre Dangerous</text:p>
      <text:p text:style-name="P257">Every Time You Tell Me To Can It I Think Its Funny</text:p>
      <text:p text:style-name="P258">I Mean Its Just A Funny Thing To Say Dont You Think</text:p>
      <text:p text:style-name="P259">Its Ok To Be Dangerous</text:p>
      <text:p text:style-name="P260">Lots Of People Are</text:p>
      <text:p text:style-name="P261">And Dangerous People Can Be Really Important</text:p>
      <text:p text:style-name="P262">Maybe Even The Most Important Sometimes</text:p>
      <text:p text:style-name="P263">But It Just Means Theres Got To Be Someone Around To Keep An Eye On Them</text:p>
      <text:p text:style-name="P264">And If Not Me Then Who</text:p>
      <text:p text:style-name="P265">Everyone Has An Important Job To Do</text:p>
      <text:p text:style-name="P266">That Wouldnt Work</text:p>
      <text:p text:style-name="P267">If I Tried To Stop You You Would Regard Me As An Enemy</text:p>
      <text:p text:style-name="P268">Instead Of Merely As A Nuisance</text:p>
      <text:p text:style-name="P269">And What Good Would That Do</text:p>
      <text:p text:style-name="P270">So Im Afraid Mcfussyfangs It Must Be</text:p>
      <text:p text:style-name="P271">Youre Right Anything Can Happen I Guess</text:p>
      <text:p text:style-name="P272">But Just So You Know Im Sorry For Your Loss In Advance</text:p>
      <text:p text:style-name="P273">_</text:p>
      <text:p text:style-name="P274">9. FP1: =004228</text:p>
      <text:p text:style-name="P275">Hey</text:p>
      <text:p text:style-name="P276">You Seem More Excited Than Usual</text:p>
      <text:p text:style-name="P277">Or Less</text:p>
      <text:p text:style-name="P278">I Cant Tell</text:p>
      <text:p text:style-name="P279">Help Me Tell Without Saying Glub</text:p>
      <text:p text:style-name="P280">Im Going To Type This Face Now</text:p>
      <text:soft-page-break/>
      <text:p text:style-name="P281">:?</text:p>
      <text:p text:style-name="P282">Even Though No One Knows How To Make A Mouth Do A Question Shape Like That</text:p>
      <text:p text:style-name="P283">Yes You Can</text:p>
      <text:p text:style-name="P284">But Thats Fine You Can Glub To The Content Of Your Collapsing And Expanding Bladder Based Aquatic Vascular System</text:p>
      <text:p text:style-name="P285">If It Means You Are Excited About Something</text:p>
      <text:p text:style-name="P286">Ok Why</text:p>
      <text:p text:style-name="P287">It Looks Like One Of Your Letters Got Away From You</text:p>
      <text:p text:style-name="P288">You Forked An Innocent D Loitering Over There By The Shout Pole Minding Its Own Business</text:p>
      <text:p text:style-name="P289">Yeah Sure</text:p>
      <text:p text:style-name="P290">I Thought So</text:p>
      <text:p text:style-name="P291">I Have Been Cloaked In A Mood Of Perpetual Anticipation For Some Time As Well</text:p>
      <text:p text:style-name="P292">Well</text:p>
      <text:p text:style-name="P293">Not Really</text:p>
      <text:p text:style-name="P294">What Notes Would You Like To Submit For Comparison</text:p>
      <text:p text:style-name="P295">Yeah</text:p>
      <text:p text:style-name="P296">I Dont Know For A Fact That She Is Mine</text:p>
      <text:p text:style-name="P297">I Know</text:p>
      <text:p text:style-name="P298">But What If I Dont Really Want Her To Be That</text:p>
      <text:p text:style-name="P299">Yeah Glub Glub Shrug Is The Right Attitude I Think</text:p>
      <text:p text:style-name="P300">Our Minds Are Already Made Up Anyway Arent They</text:p>
      <text:p text:style-name="P301">They Dont Tell Me Everything</text:p>
      <text:p text:style-name="P302">Just As I Am Sure She Doesnt Whisper Everything To You</text:p>
      <text:p text:style-name="P303">I Wonder If Any Other Kid On The Planet Has As Many Burdens In The Fire As You</text:p>
      <text:p text:style-name="P304">I Doubt It</text:p>
      <text:soft-page-break/>
      <text:p text:style-name="P305">_</text:p>
      <text:p text:style-name="P306">10. VS2: =004241</text:p>
      <text:p text:style-name="P307">COPY OF CONVERSATION VS1: =004104</text:p>
      <text:p text:style-name="P308">_</text:p>
      <text:p text:style-name="P309">11. EA1: =004243</text:p>
      <text:p text:style-name="P310">Who</text:p>
      <text:p text:style-name="P311">Overstating Our Relationship Wont Make Me Feel Very Cooperative</text:p>
      <text:p text:style-name="P312">Its Paler Red Than That Ok</text:p>
      <text:p text:style-name="P313">Why Do I Got To</text:p>
      <text:p text:style-name="P314">I Dont Got To And Every Time You Take My Help For Granted I Feel Like I Got To A Little Less</text:p>
      <text:p text:style-name="P315">If Your Slander Werent So Predictable Id Block You Too For Saying That</text:p>
      <text:p text:style-name="P316">Has It Occurred To You She May Have Blocked You Because You Are Vvery Ovverbearing</text:p>
      <text:p text:style-name="P317">I Just Said That Aloud Now In Your Silly Accent And Had A Private Moment Of Enjoyment</text:p>
      <text:p text:style-name="P318">Your Black Solicitation Just Seems Really Indecent</text:p>
      <text:p text:style-name="P319">What Do You Want From Her Anyway</text:p>
      <text:p text:style-name="P320">What Is It</text:p>
      <text:p text:style-name="P321">Can You Just For A Moment Entertain The Thoughts Of One Untouched By Megalomaniacal Derangement And Tell Me Why Id Want To Assist You With That</text:p>
      <text:p text:style-name="P322">Also Speculate For A Moment That Self Preservation Might Not Be What Would Sway My Decision</text:p>
      <text:p text:style-name="P323">Its Just</text:p>
      <text:p text:style-name="P324">Laborious Listening To This</text:p>
      <text:p text:style-name="P325">Im Sorry</text:p>
      <text:p text:style-name="P326">None Of It Matters</text:p>
      <text:soft-page-break/>
      <text:p text:style-name="P327">I Know</text:p>
      <text:p text:style-name="P328">But You Really Should Know By Now The World Will End Tonight Regardless</text:p>
      <text:p text:style-name="P329">Land And Sea Dwellers Alike Will All Die</text:p>
      <text:p text:style-name="P330">Because Of The Game We Are About To Play</text:p>
      <text:p text:style-name="P331">And I Agree The Fate Of The Race Is Important But Its In My Hands Now</text:p>
      <text:p text:style-name="P332">All Of Ours Really</text:p>
      <text:p text:style-name="P333">Really</text:p>
      <text:p text:style-name="P334">The Doomsday Scenario In Particular</text:p>
      <text:p text:style-name="P335">No Not Exactly</text:p>
      <text:p text:style-name="P336">I Have Another Source</text:p>
      <text:p text:style-name="P337">No</text:p>
      <text:p text:style-name="P338">You Arent Actually On The Same Team</text:p>
      <text:p text:style-name="P339">No Thats Not It</text:p>
      <text:p text:style-name="P340">Its Unbelievable</text:p>
      <text:p text:style-name="P341">Her Patience</text:p>
      <text:p text:style-name="P342">Never Mind</text:p>
      <text:p text:style-name="P343">Something About Longing To Touch You Indiscretely</text:p>
      <text:p text:style-name="P344">And That Shes Basically In The Scarlet Throes For You</text:p>
      <text:p text:style-name="P345">As Deep In The Flushed Quadrant As One Can Be</text:p>
      <text:p text:style-name="P346">To The Letter</text:p>
      <text:p text:style-name="P347">Absolutely Not</text:p>
      <text:p text:style-name="P348">Yeah</text:p>
      <text:p text:style-name="P349">Shes Just A Concerned Moirail</text:p>
      <text:p text:style-name="P350">Looking Out For You</text:p>
      <text:p text:style-name="P351">Thats All</text:p>
      <text:soft-page-break/>
      <text:p text:style-name="P352">What Do You Mean</text:p>
      <text:p text:style-name="P353">Oh</text:p>
      <text:p text:style-name="P354">Hmm</text:p>
      <text:p text:style-name="P355">What</text:p>
      <text:p text:style-name="P356">_</text:p>
      <text:p text:style-name="P357">12. VS3: =004256</text:p>
      <text:p text:style-name="P358">Just Presenting A Floating Reminder That Tavros Will Need Plenty Of Inclined Surfaces For His Ascent</text:p>
      <text:p text:style-name="P359">Hes Reported Otherwise</text:p>
      <text:p text:style-name="P360">Maybe I Should Upend This Load Gaper Over Your Head</text:p>
      <text:p text:style-name="P361">Im Still Learning The Interface</text:p>
      <text:p text:style-name="P362">It Could Happen Accidentally At Any Moment</text:p>
      <text:p text:style-name="P363">Think Of Another Way To Help</text:p>
      <text:p text:style-name="P364">Ok</text:p>
      <text:p text:style-name="P365">Hmm</text:p>
      <text:p text:style-name="P366">I Thought I Was</text:p>
      <text:p text:style-name="P367">_</text:p>
      <text:p text:style-name="P368">13. KV1: =004467</text:p>
      <text:p text:style-name="P369">I Dont Think We Did Anything Special</text:p>
      <text:p text:style-name="P370">Last 12th</text:p>
      <text:p text:style-name="P371">We Stayed In</text:p>
      <text:p text:style-name="P372">And I Read Stories To Her It Was Nice</text:p>
      <text:p text:style-name="P373">Yeah I Know</text:p>
      <text:p text:style-name="P374">I Wasnt Sure If I Was Going To</text:p>
      <text:p text:style-name="P375">But Then I Noticed A Conversation In Which I Was A Participant</text:p>
      <text:p text:style-name="P376">Which As It Turns Out Is The Conversation Taking Place Now</text:p>
      <text:p text:style-name="P377">I Scanned It Briefly And Then Perused Other Memos For My Presence</text:p>
      <text:soft-page-break/>
      <text:p text:style-name="P378">I Found None And Returned To This One</text:p>
      <text:p text:style-name="P379">But My Part Of The Conversation Was Gone</text:p>
      <text:p text:style-name="P380">I Regarded This As A Prompt To Begin Typing And Record My Contributions Live</text:p>
      <text:p text:style-name="P381">That Is How This Works Isnt It</text:p>
      <text:p text:style-name="P382">What Exactly Happened</text:p>
      <text:p text:style-name="P383">No</text:p>
      <text:p text:style-name="P384">Alright</text:p>
      <text:p text:style-name="P385">In A Moment</text:p>
      <text:p text:style-name="P386">It Seems Like A Logical Way To Engineer A System Wherein One Simultaneously Functions As The Reader And Author Of The Transcripts</text:p>
      <text:p text:style-name="P387">Its Temporally Sound Construction</text:p>
      <text:p text:style-name="P388">I Think We Are Given Roles To Challenge Us</text:p>
      <text:p text:style-name="P389">That Dont Necessarily Suit Our Strengths</text:p>
      <text:p text:style-name="P390">At Least I Was</text:p>
      <text:p text:style-name="P391">I Have No Idea What Im Doing Here</text:p>
      <text:p text:style-name="P392">Oh</text:p>
      <text:p text:style-name="P393">At This Point Im Not Even Sure If Im Inclined To Ask Anymore</text:p>
      <text:p text:style-name="P394">Um</text:p>
      <text:p text:style-name="P395">There Is A Good Way To Go I Think Yeah</text:p>
      <text:p text:style-name="P396">Its Such A Silly Question</text:p>
      <text:p text:style-name="P397">What</text:p>
      <text:p text:style-name="P398">Thats Not What This Is About</text:p>
      <text:p text:style-name="P399">Im Not Sure What To Say About It</text:p>
      <text:p text:style-name="P400">Not Really</text:p>
      <text:p text:style-name="P401">If I Were Thinking About It I Probably Wouldnt Have Wanted To Anyway</text:p>
      <text:soft-page-break/>
      <text:p text:style-name="P402">Dont You Think Its Better To Have Unrehearsed Conversations</text:p>
      <text:p text:style-name="P403">Even If The Subject Matter Is Awkward</text:p>
      <text:p text:style-name="P404">Ok</text:p>
      <text:p text:style-name="P405">Red Then</text:p>
      <text:p text:style-name="P406">But I Guess</text:p>
      <text:p text:style-name="P407">Not Really Red Enough</text:p>
      <text:p text:style-name="P408">Its Not The Asking I Mind</text:p>
      <text:p text:style-name="P409">Its The Telling</text:p>
      <text:p text:style-name="P410">In A Public Forum</text:p>
      <text:p text:style-name="P411">No</text:p>
      <text:p text:style-name="P412">It Appeared To Be Just The Two Of Us</text:p>
      <text:p text:style-name="P413">I Dont Know Whether Thats Reassuring</text:p>
      <text:p text:style-name="P414">Or Just A Bit Disheartening</text:p>
      <text:p text:style-name="P415">Disinterest Is The Operative Concept Here</text:p>
      <text:p text:style-name="P416">Shes Not Even Responding To My Messages Anymore</text:p>
      <text:p text:style-name="P417">Could Be Busy</text:p>
      <text:p text:style-name="P418">But Im Rapidly Approaching A Resolution To Discard The Preposterous Infatuation</text:p>
      <text:p text:style-name="P419">Shit</text:p>
      <text:p text:style-name="P420">How About</text:p>
      <text:p text:style-name="P421">If I Agree To Consult With You About It In Private</text:p>
      <text:p text:style-name="P422">We Can Drop It Here</text:p>
      <text:p text:style-name="P423">Before You Crack Me Like A Vault</text:p>
      <text:p text:style-name="P424">With Your Weird Romance Sleuthing Acumen</text:p>
      <text:p text:style-name="P425">It Still Puzzles Me That You Are So Versed In The Topic</text:p>
      <text:p text:style-name="P426">Do You Have Access To A Manual Archived On A Remote Server Somewhere</text:p>
      <text:soft-page-break/>
      <text:p text:style-name="P427">That Figure Of Speech You Keep Using Puzzles Me Too</text:p>
      <text:p text:style-name="P428">Im Not Qualified To Say</text:p>
      <text:p text:style-name="P429">Neither Romance Nor Psychology Are My Strong Suits</text:p>
      <text:p text:style-name="P430">And What Of Scarlet Ambitions</text:p>
      <text:p text:style-name="P431">Fare Any Better In That Quadrant</text:p>
      <text:p text:style-name="P432">Oh Fine</text:p>
      <text:p text:style-name="P433">Heres This Silly Question For You</text:p>
      <text:p text:style-name="P434">I Was Just Wondering Given Your Vantage Of Hindsight</text:p>
      <text:p text:style-name="P435">If Youd Had Cause To Observe At Any Point In Time</text:p>
      <text:p text:style-name="P436">Magic</text:p>
      <text:p text:style-name="P437">Like Real Magic</text:p>
      <text:p text:style-name="P438">I Guess What Im Asking Is</text:p>
      <text:p text:style-name="P439">Is Magic A Real Thing</text:p>
      <text:p text:style-name="P440">I Know</text:p>
      <text:p text:style-name="P441">Its Just That I Have A Good Reason To Believe Magic Is Real</text:p>
      <text:p text:style-name="P442">Our Ancient Predecessors Discovered How To Use It</text:p>
      <text:p text:style-name="P443">But Then They May Have Surpassed Us In Skill By A Great Deal</text:p>
      <text:p text:style-name="P444">Sure</text:p>
      <text:p text:style-name="P445">Heh</text:p>
      <text:p text:style-name="P446">Im Running Out Of Ideas</text:p>
      <text:p text:style-name="P447">I Need To Figure Out A Way To Stoke This Volcano</text:p>
      <text:p text:style-name="P448">In Case You And The Others Are Successful In Recovering The Queens Ring</text:p>
      <text:p text:style-name="P449">I Guess You Would Know</text:p>
      <text:p text:style-name="P450">Still Baffled By What Would Conceivably Cause Such A Crisis In Awesomeness Post-Victory</text:p>
      <text:p text:style-name="P451">No</text:p>
      <text:soft-page-break/>
      <text:p text:style-name="P452">Say Hi To Me For Myself</text:p>
      <text:p text:style-name="P453">You Mean Future Me</text:p>
      <text:p text:style-name="P454">What</text:p>
      <text:p text:style-name="P455">What Did I Do</text:p>
      <text:p text:style-name="P456">What Happened</text:p>
      <text:p text:style-name="P457">Shithive Maggots You Mean</text:p>
      <text:p text:style-name="P458">Til Then</text:p>
      <text:p text:style-name="P459">_</text:p>
      <text:p text:style-name="P460">Act 5 Act 2</text:p>
      <text:p text:style-name="P461">_</text:p>
      <text:p text:style-name="P462">14. RL4: =004592</text:p>
      <text:p text:style-name="P463">Okay This Will Probably Strike You As An Odd Moment For Me To Mention This</text:p>
      <text:p text:style-name="P464">But Actually</text:p>
      <text:p text:style-name="P465">There Are Not Many Moments Ive Observed On Your Timeline Which Wouldnt Qualify As Odd</text:p>
      <text:p text:style-name="P466">And Somehow</text:p>
      <text:p text:style-name="P467">Your Idle Moments Seem To Invite Interruption The Least</text:p>
      <text:p text:style-name="P468">And This Is A Difficult Topic For Me To Broach</text:p>
      <text:p text:style-name="P469">For Reasons That You Probably Wont Understand</text:p>
      <text:p text:style-name="P470">Okay Sorry</text:p>
      <text:p text:style-name="P471">Ive Just Been Meaning To Say</text:p>
      <text:p text:style-name="P472">That I Read Your Instructional Guide</text:p>
      <text:p text:style-name="P473">_</text:p>
      <text:p text:style-name="P474">15. KV2: =004594</text:p>
      <text:p text:style-name="P475">Your Speech Was Really</text:p>
      <text:p text:style-name="P476">Emotional</text:p>
      <text:soft-page-break/>
      <text:p text:style-name="P477">I Dont Mean To Critique Your Speech</text:p>
      <text:p text:style-name="P478">I Just Wanted To Ask You Something In Confidence</text:p>
      <text:p text:style-name="P479">About The Humans</text:p>
      <text:p text:style-name="P480">Are You Sure Theyre Responsible For Our Misfortune</text:p>
      <text:p text:style-name="P481">Was It On Account Of Malice Or Incompetence</text:p>
      <text:p text:style-name="P482">It Sort Of Does</text:p>
      <text:p text:style-name="P483">Im Not Even That Sure Why</text:p>
      <text:p text:style-name="P484">This Is A Difficult Topic For Me To Broach</text:p>
      <text:p text:style-name="P485">For Reasons That You Probably Wont Understand</text:p>
      <text:p text:style-name="P486">Will Your Response Involve An Athletic Maneuver Of Some Sort</text:p>
      <text:p text:style-name="P487">Um</text:p>
      <text:p text:style-name="P488">What</text:p>
      <text:p text:style-name="P489">Really</text:p>
      <text:p text:style-name="P490">Weird</text:p>
      <text:p text:style-name="P491">It Is Pretty Disheartening</text:p>
      <text:p text:style-name="P492">But</text:p>
      <text:p text:style-name="P493">You Are Absolutely Sure They Are All Failures</text:p>
      <text:p text:style-name="P494">And That They Have No Chance Of Succeeding</text:p>
      <text:p text:style-name="P495">Im Not Sure Which Depresses Me More</text:p>
      <text:p text:style-name="P496">The Sabotage Of Our Session Or The Futility Of Theirs</text:p>
      <text:p text:style-name="P497">Well I Havent Asked What I Wanted To Ask</text:p>
      <text:p text:style-name="P498">Its About TentacleTherapist</text:p>
      <text:p text:style-name="P499">You Have Notes On Them</text:p>
      <text:p text:style-name="P500">I Guess</text:p>
      <text:p text:style-name="P501">Thats Why Youre Our Leader Karkat</text:p>
      <text:p text:style-name="P502">Statements Like That Are Also Why Youre Our Leader</text:p>
      <text:p text:style-name="P503">Have You Talked To Her</text:p>
      <text:soft-page-break/>
      <text:p text:style-name="P504">The Rose Human</text:p>
      <text:p text:style-name="P505">Also</text:p>
      <text:p text:style-name="P506">Do We Really Have To Say Things Like The Rose Human</text:p>
      <text:p text:style-name="P507">Uh Okay</text:p>
      <text:p text:style-name="P508">It Just</text:p>
      <text:p text:style-name="P509">Feels Really Silly When We Say Things Like The John Human In Confidence Amongst Ourselves</text:p>
      <text:p text:style-name="P510">The Speech Has Become Emblazoned On My Think Pan</text:p>
      <text:p text:style-name="P511">Virtually Ensconced In The Fold Of My Personal Mythology</text:p>
      <text:p text:style-name="P512">I Dont Know</text:p>
      <text:p text:style-name="P513">Im Not Sure If Ive Got It In Me Right Now</text:p>
      <text:p text:style-name="P514">Fine</text:p>
      <text:p text:style-name="P515">A Report About What</text:p>
      <text:p text:style-name="P516">Is There A Metric For That Concept</text:p>
      <text:p text:style-name="P517">That Seems Just As Disparaging To Me As It Is To Her</text:p>
      <text:p text:style-name="P518">_</text:p>
      <text:p text:style-name="P519">16. JE2: =004605</text:p>
      <text:p text:style-name="P520">Hello</text:p>
      <text:p text:style-name="P521">Allow Me To Make This Simple</text:p>
      <text:p text:style-name="P522">GA: I Am A Troll From Another Universe Using A Chat Client Utility Which Is Capable Of Contacting You And Your Friends At Any Point Of Your Lives Which I Choose Up To And Including The Moment Of Your Own Incompetence Fueled Self Destruction</text:p>
      <text:p text:style-name="P523">Im Looking For Evidence Of Intelligence In Your Species</text:p>
      <text:p text:style-name="P524">A Reason</text:p>
      <text:p text:style-name="P525">Any Reason At All Really</text:p>
      <text:p text:style-name="P526">To Justify Wasting The Few Precious Remaining Moments Of My Life On You</text:p>
      <text:p text:style-name="P527">It Has Fallen On Your Shoulders To Supply Me With That Reason<text:s/><text:soft-page-break/>John Human</text:p>
      <text:p text:style-name="P528">Go</text:p>
      <text:p text:style-name="P529">What Indeed</text:p>
      <text:p text:style-name="P530">I Was Just Leaving</text:p>
      <text:p text:style-name="P531">No</text:p>
      <text:p text:style-name="P532">We Dont Actually Travel Through</text:p>
      <text:p text:style-name="P533">Uh</text:p>
      <text:p text:style-name="P534">Well</text:p>
      <text:p text:style-name="P535">Not All Of Us Do</text:p>
      <text:p text:style-name="P536">One Of Us Does Though</text:p>
      <text:p text:style-name="P537">Thats Not What We Are Talking About Here And Is Aside From The Point</text:p>
      <text:p text:style-name="P538">No</text:p>
      <text:p text:style-name="P539">No John You Werent Listening</text:p>
      <text:p text:style-name="P540">Damn It</text:p>
      <text:p text:style-name="P541">What The Hell</text:p>
      <text:p text:style-name="P542">Okay Youre Even Dumber Than The Rose Human Thats Incredible Really</text:p>
      <text:p text:style-name="P543">Im A Girl Not A Boy</text:p>
      <text:p text:style-name="P544">It Happens</text:p>
      <text:p text:style-name="P545">Yes As A Matter Of Fact</text:p>
      <text:p text:style-name="P546">If You Werent So Stupid Id Suspect You Were Being Insincere For The Benefit Of Your Amusement</text:p>
      <text:p text:style-name="P547">I Just Spoke To Her In The Future</text:p>
      <text:p text:style-name="P548">Shes An Imbecile And Conveying How Much I Dislike Her At This Point Presents An Overwhelming Gauntlet Of Personal Expression</text:p>
      <text:p text:style-name="P549">But Regardless She Said To Paste Something From Our Conversation</text:p>
      <text:p text:style-name="P550">To Get You To Understand Whats Going On</text:p>
      <text:soft-page-break/>
      <text:p text:style-name="P551">I Have Strong Doubts It Will Be Effective But Here Goes</text:p>
      <text:p text:style-name="P552">GA: I Should Figure Out How The Viewport Feature Of This Application Works</text:p>
      <text:p text:style-name="P553">GA: So I Can See What Such A Primitive Creature Looks Like</text:p>
      <text:p text:style-name="P554">TT: haha, well i know what you guys look like.</text:p>
      <text:p text:style-name="P555">TT: you look kind of like...</text:p>
      <text:p text:style-name="P556">TT: howie mandel from little monsters.</text:p>
      <text:p text:style-name="P557">TT: even though, to be perfectly frank, he was kind of a big monster.</text:p>
      <text:p text:style-name="P558">TT: because he was a big goofy adult.</text:p>
      <text:p text:style-name="P559">TT: and fred savage was like his child prankster sidekick.</text:p>
      <text:p text:style-name="P560">GA: Is This An Adversary You Have Encountered On Your Quest</text:p>
      <text:p text:style-name="P561">TT: no, it's a movie.</text:p>
      <text:p text:style-name="P562">TT: you should ask john about it, because he thinks it's awesome, which it is.</text:p>
      <text:p text:style-name="P563">Are You Suggesting</text:p>
      <text:p text:style-name="P564">I Was Being Trolled</text:p>
      <text:p text:style-name="P565">That It Was A Charade Meant To Make Me Look Foolish</text:p>
      <text:p text:style-name="P566">Now Im Wondering If You Might Be Trolling Me As Well</text:p>
      <text:p text:style-name="P567">Okay</text:p>
      <text:p text:style-name="P568">Suspicions Pitching Once Again Toward The Conclusion That You Are Just Very Stupid</text:p>
      <text:p text:style-name="P569">Im Guessing Thats The Human Equivalent Of 12th Perigees Eve</text:p>
      <text:p text:style-name="P570">Will Your Adult Human Custodian Forage For Leavings As Ours Do</text:p>
      <text:p text:style-name="P571">Your Blocks Mean Nothing But Dont Worry You Wont Hear From Me Again</text:p>
      <text:p text:style-name="P572">_</text:p>
      <text:p text:style-name="P573">17. RL5: =004621</text:p>
      <text:p text:style-name="P574">What</text:p>
      <text:soft-page-break/>
      <text:p text:style-name="P575">The Hell</text:p>
      <text:p text:style-name="P576">Did You Just Do</text:p>
      <text:p text:style-name="P577">You Actually Did It</text:p>
      <text:p text:style-name="P578">Blew It Up I Mean</text:p>
      <text:p text:style-name="P579">I Had Begun To Believe That Was Embellishment</text:p>
      <text:p text:style-name="P580">What Is It</text:p>
      <text:p text:style-name="P581">Yeah</text:p>
      <text:p text:style-name="P582">Really</text:p>
      <text:p text:style-name="P583">_</text:p>
      <text:p text:style-name="P584">18. RL6: =004622</text:p>
      <text:p text:style-name="P585">What Questions Do You Have</text:p>
      <text:p text:style-name="P586">_</text:p>
      <text:p text:style-name="P587">19. RL7: =004626</text:p>
      <text:p text:style-name="P588">COPY OF CONVERSATION RL4: =004592</text:p>
      <text:p text:style-name="P589">_</text:p>
      <text:p text:style-name="P590">20. RL8: =004627</text:p>
      <text:p text:style-name="P591">Yeah</text:p>
      <text:p text:style-name="P592">Why</text:p>
      <text:p text:style-name="P593">Lately</text:p>
      <text:p text:style-name="P594">Almost Perpetually</text:p>
      <text:p text:style-name="P595">Wow Yeah Kind Of</text:p>
      <text:p text:style-name="P596">Also</text:p>
      <text:p text:style-name="P597">That One</text:p>
      <text:p text:style-name="P598">Actually</text:p>
      <text:p text:style-name="P599">At The Time Of Reading It Lent Some Useful Insight</text:p>
      <text:p text:style-name="P600">Into The Nature Of The Game I Hadnt Yet Considered</text:p>
      <text:p text:style-name="P601">And</text:p>
      <text:soft-page-break/>
      <text:p text:style-name="P602">The Author I Guess</text:p>
      <text:p text:style-name="P603">Uh</text:p>
      <text:p text:style-name="P604">By The Way</text:p>
      <text:p text:style-name="P605">What Are You Doing Here</text:p>
      <text:p text:style-name="P606">Is This Part Of Your Ongoing Investigation</text:p>
      <text:p text:style-name="P607">_</text:p>
      <text:p text:style-name="P608">21. RL9: =004628</text:p>
      <text:p text:style-name="P609">Are These Tactics Really Necessary</text:p>
      <text:p text:style-name="P610">I Know</text:p>
      <text:p text:style-name="P611">But I Thought Our Methods Earlier Were Effective</text:p>
      <text:p text:style-name="P612">In Illuminating The Underpinnings Of The Game</text:p>
      <text:p text:style-name="P613">You Ask Some Questions</text:p>
      <text:p text:style-name="P614">And I Answer</text:p>
      <text:p text:style-name="P615">If I Can</text:p>
      <text:p text:style-name="P616">No</text:p>
      <text:p text:style-name="P617">Okay</text:p>
      <text:p text:style-name="P618">But These Means Presently On Display</text:p>
      <text:p text:style-name="P619">Are Making Me A Little Nervous</text:p>
      <text:p text:style-name="P620">I Think Its Kind Of A Reckless Use Of</text:p>
      <text:p text:style-name="P621">These Forces</text:p>
      <text:p text:style-name="P622">Yes</text:p>
      <text:p text:style-name="P623">Well</text:p>
      <text:p text:style-name="P624">Influence By The Gods From The Furthest Ring</text:p>
      <text:p text:style-name="P625">The Communion You Seem To Have Developed With Them I Find Kind Of Troubling</text:p>
      <text:p text:style-name="P626">How Exactly Do You Know That</text:p>
      <text:p text:style-name="P627">How Much Time Have You Really Spent Sleeping</text:p>
      <text:soft-page-break/>
      <text:p text:style-name="P628">Since You Began Playing</text:p>
      <text:p text:style-name="P629">That Makes Me No Less Nervous</text:p>
      <text:p text:style-name="P630">Our Understanding Is That Influence From Doomed Timelines</text:p>
      <text:p text:style-name="P631">Though Seemingly Necessary To Advance In The Alpha Reality</text:p>
      <text:p text:style-name="P632">Is Generally Inauspicious</text:p>
      <text:p text:style-name="P633">Travelers From Such Branches Are Marked For Death</text:p>
      <text:p text:style-name="P634">And Though It Was Only An Insubstantial Part Of You Which Traveled</text:p>
      <text:p text:style-name="P635">Just Memories I Suppose</text:p>
      <text:p text:style-name="P636">Its Still Troubling</text:p>
      <text:p text:style-name="P637">Actually</text:p>
      <text:p text:style-name="P638">I Havent</text:p>
      <text:p text:style-name="P639">I Have Never Visited Derse Or Traveled Beyond The Veil</text:p>
      <text:p text:style-name="P640">Prospits Moon Was My Home</text:p>
      <text:p text:style-name="P641">For Most Of My Dreaming Life</text:p>
      <text:p text:style-name="P642">Yes</text:p>
      <text:p text:style-name="P643">Why</text:p>
      <text:p text:style-name="P644">Skaia Was Always The Foil For My Curiosity</text:p>
      <text:p text:style-name="P645">But It Only Showed Me What I Needed To See</text:p>
      <text:p text:style-name="P646">It Very Much Had The Presence Of Something Sentient</text:p>
      <text:p text:style-name="P647">And</text:p>
      <text:p text:style-name="P648">Benevolent</text:p>
      <text:p text:style-name="P649">But Silent</text:p>
      <text:p text:style-name="P650">Not Something To Converse With Or Be Instructed By</text:p>
      <text:p text:style-name="P651">Or Anything With An Agenda Beyond Which It Knows To Be Manifest Already</text:p>
      <text:p text:style-name="P652">Like A Very Clear Mirror</text:p>
      <text:soft-page-break/>
      <text:p text:style-name="P653">That Has Everything There Is To See Inside It</text:p>
      <text:p text:style-name="P654">But Only Some Things Are Visible At Any Given Moment</text:p>
      <text:p text:style-name="P655">I Always Trusted It</text:p>
      <text:p text:style-name="P656">And I Dont Trust Gods That Would Eschew Its Light</text:p>
      <text:p text:style-name="P657">_</text:p>
      <text:p text:style-name="P658">22. RL10: =004629</text:p>
      <text:p text:style-name="P659">Oh</text:p>
      <text:p text:style-name="P660">A While Ago</text:p>
      <text:p text:style-name="P661">I Have To Confess That</text:p>
      <text:p text:style-name="P662">Ive Been Experiencing Something Like</text:p>
      <text:p text:style-name="P663">Impression Whiplash</text:p>
      <text:p text:style-name="P664">Since That Time</text:p>
      <text:p text:style-name="P665">At First I Thought You Were Foolish And Incompetent</text:p>
      <text:p text:style-name="P666">You See Thats What Im Talking About</text:p>
      <text:p text:style-name="P667">That Was A Very Snarky Remark That Happened Just Now</text:p>
      <text:p text:style-name="P668">Stratified By Your Signature Varieties Of Insincerity Which Cut Through The Literal Meaning Of The Statement Like Colorful Ribbons</text:p>
      <text:p text:style-name="P669">And The Net Intent Is Something Maddening To Try To Know</text:p>
      <text:p text:style-name="P670">Its Meaning I Think Exists At The Inscrutable Nexus Of Semantic Space Where Humor Chafes Against Soft Malice</text:p>
      <text:p text:style-name="P671">A Place Perhaps The Human Mind Occupies More Comfortably I Dont Know</text:p>
      <text:p text:style-name="P672">Xenopsychology Isnt My Strong Suit</text:p>
      <text:p text:style-name="P673">Or Even A Real Word</text:p>
      <text:p text:style-name="P674">Uh Yeah I Know Im Babbling Again</text:p>
      <text:p text:style-name="P675">The Point Is Its Not The Type Of Behavior A Very Stupid Person Can Perpetrate</text:p>
      <text:p text:style-name="P676">And So My Impression Has Thrashed Around From Conversation To<text:s/><text:soft-page-break/>Conversation</text:p>
      <text:p text:style-name="P677">And Now</text:p>
      <text:p text:style-name="P678">Rather Than Suspecting You Of Incompetence</text:p>
      <text:p text:style-name="P679">I Have Begun To Fear Just The Opposite</text:p>
      <text:p text:style-name="P680">I Think You Might Be Dangerous</text:p>
      <text:p text:style-name="P681">Maybe Not Knowing That Is What Really Bothers Me</text:p>
      <text:p text:style-name="P682">Why Dont You Put The Turtle Ruins Down</text:p>
      <text:p text:style-name="P683">And Return To Your House</text:p>
      <text:p text:style-name="P684">I Have Sketched Some New Outfits For You That I Think Are Nice</text:p>
      <text:p text:style-name="P685">We Could Try To Make Them</text:p>
      <text:p text:style-name="P686">It Will Be Fun</text:p>
      <text:p text:style-name="P687">Urrgh No</text:p>
      <text:p text:style-name="P688">Sadly</text:p>
      <text:p text:style-name="P689">What If There Isnt A Later</text:p>
      <text:p text:style-name="P690">I Mean</text:p>
      <text:p text:style-name="P691">There Not Being A Later Might Happen Sooner Than You Think</text:p>
      <text:p text:style-name="P692">I Mean</text:p>
      <text:p text:style-name="P693">For You Specifically</text:p>
      <text:p text:style-name="P694">Okay</text:p>
      <text:p text:style-name="P695">This Was Something Else I Wanted To Say</text:p>
      <text:p text:style-name="P696">Or Ask About</text:p>
      <text:p text:style-name="P697">But Im Afraid My Asking Might Play A Role In The Outcome</text:p>
      <text:p text:style-name="P698">And I Dont Know If I Want That</text:p>
      <text:p text:style-name="P699">_</text:p>
      <text:p text:style-name="P700">23. RL11: =004630</text:p>
      <text:p text:style-name="P701">Um</text:p>
      <text:p text:style-name="P702">Alright</text:p>
      <text:soft-page-break/>
      <text:p text:style-name="P703">I Cant See You In The Future</text:p>
      <text:p text:style-name="P704">The Viewport Wont Let Me After A Certain Point</text:p>
      <text:p text:style-name="P705">Its Black</text:p>
      <text:p text:style-name="P706">But Only For You</text:p>
      <text:p text:style-name="P707">Not The Others</text:p>
      <text:p text:style-name="P708">Several Hours From Now</text:p>
      <text:p text:style-name="P709">Do You Know Why This Could Be</text:p>
      <text:p text:style-name="P710">Sort Of</text:p>
      <text:p text:style-name="P711">But It Remains Ominous</text:p>
      <text:p text:style-name="P712">Also Sort Of</text:p>
      <text:p text:style-name="P713">Wait</text:p>
      <text:p text:style-name="P714">Is That What Im Doing</text:p>
      <text:p text:style-name="P715">On Second Thought</text:p>
      <text:p text:style-name="P716">Thats Not What I Want To Do</text:p>
      <text:p text:style-name="P717">Well</text:p>
      <text:p text:style-name="P718">I Hope That Doesnt Happen</text:p>
      <text:p text:style-name="P719">But Id Rather Not Get Stuck In That Kind Of Pattern Again</text:p>
      <text:p text:style-name="P720">So If You Want To Wreck Turtle Villages And Tear Your Planet Apart On The Counsel Of Dark Gods</text:p>
      <text:p text:style-name="P721">Fine With Me I Guess</text:p>
      <text:p text:style-name="P722">Ur</text:p>
      <text:p text:style-name="P723">Ill Do The Thing You Do When You Dont Say Anything</text:p>
      <text:p text:style-name="P724">"..."</text:p>
      <text:p text:style-name="P725">What Was Your Question</text:p>
      <text:p text:style-name="P726">I Believe Youre Owed Some Compensatory Ignorance</text:p>
      <text:p text:style-name="P727">_</text:p>
      <text:p text:style-name="P728">24. RL12: =004631</text:p>
      <text:soft-page-break/>
      <text:p text:style-name="P729">Ive Never Heard Of It</text:p>
      <text:p text:style-name="P730">Agreed</text:p>
      <text:p text:style-name="P731">_</text:p>
      <text:p text:style-name="P732">25. =004692</text:p>
      <text:p text:style-name="P733">SEE LOG FOR "Past Karkat: Wake Up" IN GAME FOLDER</text:p>
      <text:p text:style-name="P734">_</text:p>
      <text:p text:style-name="P735">26. RL13: =004945</text:p>
      <text:p text:style-name="P736">Since The Gap Between Your Present Moment And The Implementation Of Your Mystifying Self Destruction Continues To Narrow</text:p>
      <text:p text:style-name="P737">This Will Be The Last Conversation In Which I Attempt To Talk You Out Of It Nicely</text:p>
      <text:p text:style-name="P738">First Of All Youre Underestimating The Gravity Of A Dream Death</text:p>
      <text:p text:style-name="P739">Its A Pretty Serious Thing Okay</text:p>
      <text:p text:style-name="P740">And Dream Selves Are Important To A Person In Ways That Arent Always Obvious</text:p>
      <text:p text:style-name="P741">I Think Youre Being Frivolous But Thats Not Really The Sentiment Reinforcing The Exoskeleton Of My Argument</text:p>
      <text:p text:style-name="P742">Soon You Will Be Blacked Out Of Trollians Viewport</text:p>
      <text:p text:style-name="P743">And I Have No Explanation For This</text:p>
      <text:p text:style-name="P744">And Neither Do You</text:p>
      <text:p text:style-name="P745">So Ill Just Assume The Worst And You Should Too</text:p>
      <text:p text:style-name="P746">Ive Seen You Sleep Before</text:p>
      <text:p text:style-name="P747">You Are Just</text:p>
      <text:p text:style-name="P748">Asleep</text:p>
      <text:p text:style-name="P749">On Screen</text:p>
      <text:p text:style-name="P750">Peaceful And Harmless And Posing No Threat To Anyone</text:p>
      <text:p text:style-name="P751">Unless I Guess You Are Up To Mischief In Your Dreams Which I Cannot Rule Out</text:p>
      <text:p text:style-name="P752">Actually Thats Probably What You Do In Your Sleep What Was I<text:s/><text:soft-page-break/>Thinking</text:p>
      <text:p text:style-name="P753">Uh</text:p>
      <text:p text:style-name="P754">What</text:p>
      <text:p text:style-name="P755">Right Sorry</text:p>
      <text:p text:style-name="P756">Im Saying This Is A Special Case</text:p>
      <text:p text:style-name="P757">It Is Foreboding And Disconcerting And You Are Being Reckless</text:p>
      <text:p text:style-name="P758">Your Hubris Is Really Astonishing</text:p>
      <text:p text:style-name="P759">Easily Twice The Mass Of A Universe I Think</text:p>
      <text:p text:style-name="P760">That It Hasnt Collapsed Upon Itself Into A Tiny Lavender Singularity Is The Most Striking Marvel Paradox Space Has Coughed Up Yet</text:p>
      <text:p text:style-name="P761">No Please Stop</text:p>
      <text:p text:style-name="P762">Humor Wont Deflect My Really Big And Important Tirade Okay</text:p>
      <text:p text:style-name="P763">You Are Investing Too Much Confidence In Evil Gods Who Oppose Skaia And Your True Purpose And</text:p>
      <text:p text:style-name="P764">I Cant Abide That</text:p>
      <text:p text:style-name="P765">And</text:p>
      <text:p text:style-name="P766">As Difficult As This Is For Me To Confess</text:p>
      <text:p text:style-name="P767">I Think Your Plan Is Very Dangerous</text:p>
      <text:p text:style-name="P768">And So Are You</text:p>
      <text:p text:style-name="P769">Yes</text:p>
      <text:p text:style-name="P770">And</text:p>
      <text:p text:style-name="P771">Im Afraid I Am Going To Have To Devote All My Efforts To Stopping You</text:p>
      <text:p text:style-name="P772">Im So Glad You Asked</text:p>
      <text:p text:style-name="P773">You See</text:p>
      <text:p text:style-name="P774">I Have Been Training A Powerful Wizard</text:p>
      <text:p text:style-name="P775">_</text:p>
      <text:soft-page-break/>
      <text:p text:style-name="P776">27. RL14: =004946</text:p>
      <text:p text:style-name="P777">Yes Your Shout Pole Is Like A Tower Broadcasting Your Fear Across The Ring And You Are Right To Be Afraid</text:p>
      <text:p text:style-name="P778">I Have Commissioned None Other Than The Legendary Prince Of Hope And I Am Teaching Him The Ways Of White Sorcery</text:p>
      <text:p text:style-name="P779">I Have Observed Your Methods And You Will Come To The Most Unwelcome Realization That All Of Your Guile And Cunning Has Finally Backfired</text:p>
      <text:p text:style-name="P780">This Noble Magician Of Pure Light Will Serve As The Counterpoint To Your Arcane Debauchery</text:p>
      <text:p text:style-name="P781">He Will Hunt You Down And Goodness And Hope Will Prevail</text:p>
      <text:p text:style-name="P782">Yes Its Much Too Late For That</text:p>
      <text:p text:style-name="P783">_</text:p>
      <text:p text:style-name="P784">28. RL15: =004947</text:p>
      <text:p text:style-name="P785">Oh Yes I Do Believe Securing A Corpse Box Would Be Prudent</text:p>
      <text:p text:style-name="P786">Fitted To Dimensions Suited To Your Myriad Of Unassembled Leaky Body Parts In Aggregate</text:p>
      <text:p text:style-name="P787">Yes Definitely</text:p>
      <text:p text:style-name="P788">Definitely Do That</text:p>
      <text:p text:style-name="P789">Wait I Hope That Wasnt Too Emphatic</text:p>
      <text:p text:style-name="P790">Maybe At This Point I Should Clarify This Is All A Big Joke</text:p>
      <text:p text:style-name="P791">I Was</text:p>
      <text:p text:style-name="P792">Okay Great</text:p>
      <text:p text:style-name="P793">I Think What I Find Most Challenging About Human Insincerity Based Humor Is The Degree Of Commitment To The Fantasy Which Is Apparently Requisite</text:p>
      <text:p text:style-name="P794">I Mean To Say</text:p>
      <text:p text:style-name="P795">The Gesture Of Hostility In This Case Was The Joke</text:p>
      <text:p text:style-name="P796">I Did In Fact "Train" This Character</text:p>
      <text:p text:style-name="P797">I Made Him A Wand To Shut Him Up</text:p>
      <text:soft-page-break/>
      <text:p text:style-name="P798">He Wouldnt Stop Harassing Me For Your "Secrets"</text:p>
      <text:p text:style-name="P799">Hes The One With The Royalty Complex And Speaks With All The Extra Vees And Doubleyous</text:p>
      <text:p text:style-name="P800">Okay</text:p>
      <text:p text:style-name="P801">Okay I Will</text:p>
      <text:p text:style-name="P802">Uh</text:p>
      <text:p text:style-name="P803">Yeah That</text:p>
      <text:p text:style-name="P804">Is Still Something That I Dont Really Want To Joke About</text:p>
      <text:p text:style-name="P805">I Hope That Came Across As A Sincere Statement</text:p>
      <text:p text:style-name="P806">_</text:p>
      <text:p text:style-name="P807">29. JH1: =005203</text:p>
      <text:p text:style-name="P808">Are You Feeling Any More Cooperative In This Timeframe</text:p>
      <text:p text:style-name="P809">I See No Of Course Not</text:p>
      <text:p text:style-name="P810">Please</text:p>
      <text:p text:style-name="P811">I Know You Were Talking To Her Shortly Before</text:p>
      <text:p text:style-name="P812">What Did You Say To Her</text:p>
      <text:p text:style-name="P813">Wow</text:p>
      <text:p text:style-name="P814">I Still Dont Understand The Password Thing</text:p>
      <text:p text:style-name="P815">Past You Doesnt Care About Passwords What Happened</text:p>
      <text:p text:style-name="P816">Which Is Favorable</text:p>
      <text:p text:style-name="P817">Can We Discuss A Serious Issue In A Silly Manner</text:p>
      <text:p text:style-name="P818">How Am I Supposed To Know The Password</text:p>
      <text:p text:style-name="P819">I Dont Remember That</text:p>
      <text:p text:style-name="P820">I Feel Like I Am Trudging Waist Deep Through A Slither Basin Full Of Your Human Surprise Noodles</text:p>
      <text:p text:style-name="P821">I Understand This Silliness Is Currently Permissible But Are Serious Questions About The Password Nonsense Permissible As Well</text:p>
      <text:p text:style-name="P822">Why Are You Demanding Passwords From Me And Also Apparently<text:s/><text:soft-page-break/>Karkat</text:p>
      <text:p text:style-name="P823">I Am Not Trying To Do That</text:p>
      <text:p text:style-name="P824">When Will I Get The Password</text:p>
      <text:p text:style-name="P825">_</text:p>
      <text:p text:style-name="P826">30. JH2: =005205</text:p>
      <text:p text:style-name="P827">Im Appreciating Our Conversations From This Timeframe More And More</text:p>
      <text:p text:style-name="P828">Past You Is Much Less Of A Taskmaster Than Future You Or Pre Blackout Rose</text:p>
      <text:p text:style-name="P829">I Mean Post Blackout Rose Is A Lot Less Difficult Insofar As She Is Unavailable</text:p>
      <text:p text:style-name="P830">I Guess Youll Find Out Soon</text:p>
      <text:p text:style-name="P831">And Then Report It To Me Under Extremely Specific Circumstances</text:p>
      <text:p text:style-name="P832">Which Is Good Because I Sure Dont Know</text:p>
      <text:p text:style-name="P833">Yes Hmm And That Face Is A Good Response</text:p>
      <text:p text:style-name="P834">Your Eyes Are Right To Be Swirled Letters</text:p>
      <text:p text:style-name="P835">What Are You Doing</text:p>
      <text:p text:style-name="P836">I See</text:p>
      <text:p text:style-name="P837">Well I Didnt Actually Tell You To I Was Just Being Informative</text:p>
      <text:p text:style-name="P838">Also It Isnt Technically Witch Of Spacey Stuff</text:p>
      <text:p text:style-name="P839">I Was A Sylph Not A Witch</text:p>
      <text:p text:style-name="P840">I Think Its Sort Of Like A Witch</text:p>
      <text:p text:style-name="P841">But More Magical</text:p>
      <text:p text:style-name="P842">Yes Im Completely Certain Of That Suddenly</text:p>
      <text:p text:style-name="P843">But Regardless I Think Our Roles Are Approximately The Same Since We Are Both Stokers Of The Forge</text:p>
      <text:p text:style-name="P844">As Well As Holders Of Breeding Duties</text:p>
      <text:p text:style-name="P845">However I Should Clarify That My Earlier Counsel Was Mostly Academic</text:p>
      <text:soft-page-break/>
      <text:p text:style-name="P846">It Takes Weeks To Do All Of It Properly</text:p>
      <text:p text:style-name="P847">You Wont Have Time</text:p>
      <text:p text:style-name="P848">_</text:p>
      <text:p text:style-name="P849">31. JH3: =005206</text:p>
      <text:p text:style-name="P850">Yeah</text:p>
      <text:p text:style-name="P851">What Does It Sound Like</text:p>
      <text:p text:style-name="P852">Well It Does</text:p>
      <text:p text:style-name="P853">But Not Breeding Through Means Typical Of Most Species</text:p>
      <text:p text:style-name="P854">It Has A Lot To Do With It</text:p>
      <text:p text:style-name="P855">It Is Cloning Equipment Much Like What Is Scattered All Over The Veil</text:p>
      <text:p text:style-name="P856">The Same Kind Responsible For Creating All Of Us</text:p>
      <text:p text:style-name="P857">I Didnt Mean To Alarm You By Implying You Were Required To Wage A Great Deal Of Personal Procreation Over A Span Of Several Weeks</text:p>
      <text:p text:style-name="P858">Though It Should Be Clear That Repopulation Is Among Our Duties As Well In The Long Term</text:p>
      <text:p text:style-name="P859">And Ive Gathered That The Cloning Apparatus In The Veil Is Probably Meant To Permit An Initial Boost On The World We Select For Settlement</text:p>
      <text:p text:style-name="P860">But Beyond That It Is Up To The Descendants To Perpetuate The Race</text:p>
      <text:p text:style-name="P861">And Your Species Has Quite An Advantage In This Respect</text:p>
      <text:p text:style-name="P862">Your Procreation May Be Carried Out By Paired Individuals Autonomously</text:p>
      <text:p text:style-name="P863">Whereas Ours May Not</text:p>
      <text:p text:style-name="P864">Which Is What Makes My Role Particularly Important</text:p>
      <text:p text:style-name="P865">Im The Keeper Of The Matriorb</text:p>
      <text:p text:style-name="P866">It Is An Egg That Will Hatch A New Mother Grub</text:p>
      <text:p text:style-name="P867">She Alone Will Be Responsible For Bearing Our Young</text:p>
      <text:soft-page-break/>
      <text:p text:style-name="P868">I Guess So</text:p>
      <text:p text:style-name="P869">And You Are Like Erect Livestock</text:p>
      <text:p text:style-name="P870">Without The Muscle Definition</text:p>
      <text:p text:style-name="P871">Or The Hermaphroditic Physiology For That Matter</text:p>
      <text:p text:style-name="P872">But Milk Producers Nonetheless</text:p>
      <text:p text:style-name="P873">That Rare Kind Of Organism To Nurture Hatchless Young Within</text:p>
      <text:p text:style-name="P874">Are You Not</text:p>
      <text:p text:style-name="P875">_</text:p>
      <text:p text:style-name="P876">32. JH4: =005207</text:p>
      <text:p text:style-name="P877">Anyway</text:p>
      <text:p text:style-name="P878">I Had Imagined I Would Hatch The New Grub On A Planet In Your Universe</text:p>
      <text:p text:style-name="P879">And When That Became Impossible I Quickly Lost Hope</text:p>
      <text:p text:style-name="P880">I Assumed It Would Remain Locked In Its Card Forever</text:p>
      <text:p text:style-name="P881">Which Could Only Be Opened When The Orb Was Meant To Be Used</text:p>
      <text:p text:style-name="P882">But Then I Found Something Quite Unexpected When I Was Exploring This Lab</text:p>
      <text:p text:style-name="P883">I Found A Key</text:p>
      <text:p text:style-name="P884">It Was Deep In The Meteor</text:p>
      <text:p text:style-name="P885">And As I Suspected It Released The Orb</text:p>
      <text:p text:style-name="P886">Which Was Really Confusing To Me For A While</text:p>
      <text:p text:style-name="P887">Until I Realized What It Meant</text:p>
      <text:p text:style-name="P888">Which Is So Obvious Im Amazed I Didnt Think Of It Right Away</text:p>
      <text:p text:style-name="P889">It Means I Am Supposed To Use It Now</text:p>
      <text:p text:style-name="P890">To Hatch The Grub In The Heart Of This Meteor</text:p>
      <text:p text:style-name="P891">_</text:p>
      <text:p text:style-name="P892">33. JH5: =005208</text:p>
      <text:soft-page-break/>
      <text:p text:style-name="P893">Sure</text:p>
      <text:p text:style-name="P894">There Is No Reason A Meteor Couldnt Act As The Center Of Our Races Resurrection</text:p>
      <text:p text:style-name="P895">They Are Themselves Like Large Seeds After All</text:p>
      <text:p text:style-name="P896">The Only Question Is Whether We Can Manage To Keep It From Being Destroyed</text:p>
      <text:p text:style-name="P897">As Well As Whether I Am Able To Raise A Mother Grub To Maturity</text:p>
      <text:p text:style-name="P898">Oh Wow That Thought Is Actually Pretty Overwhelming</text:p>
      <text:p text:style-name="P899">You Do</text:p>
      <text:p text:style-name="P900">Yes She Was In Fact A Mother Grub</text:p>
      <text:p text:style-name="P901">Who Relinquished Her Calling As Matriarch To Raise Me</text:p>
      <text:p text:style-name="P902">Okay</text:p>
      <text:p text:style-name="P903">Thanks For Saying So</text:p>
      <text:p text:style-name="P904">_</text:p>
      <text:p text:style-name="P905">34. JH6: =005209</text:p>
      <text:p text:style-name="P906">Its Very Involved</text:p>
      <text:p text:style-name="P907">Like I Said You Wont Have Time</text:p>
      <text:p text:style-name="P908">In Fact It Probably Should Have Taken Considerably Longer Than It Took Me</text:p>
      <text:p text:style-name="P909">I Was A Little Rushed</text:p>
      <text:p text:style-name="P910">Yes Youre Right</text:p>
      <text:p text:style-name="P911">I Cant Imagine How You Can Complete The Objective In The Time Given</text:p>
      <text:p text:style-name="P912">But Weirder Things Have Happened I Think</text:p>
      <text:p text:style-name="P913">First Deploy The Pad</text:p>
      <text:p text:style-name="P914">Um</text:p>
      <text:p text:style-name="P915">Why All The Way Up There</text:p>
      <text:p text:style-name="P916">Yes Thats Right</text:p>
      <text:soft-page-break/>
      <text:p text:style-name="P917">That Will Probably Change If You Light The Forge</text:p>
      <text:p text:style-name="P918">But One Thing At A Time I Guess</text:p>
      <text:p text:style-name="P919">_</text:p>
      <text:p text:style-name="P920">35. JH7: =005211</text:p>
      <text:p text:style-name="P921">Thats The Appropriate Size For The Equipment</text:p>
      <text:p text:style-name="P922">Babies</text:p>
      <text:p text:style-name="P923">What</text:p>
      <text:p text:style-name="P924">Yes I Know</text:p>
      <text:p text:style-name="P925">I Didnt Mean To Suggest Your Breeding Duties Involved Cloning Humans</text:p>
      <text:p text:style-name="P926">Repopulation Is Not Whats Happening Here</text:p>
      <text:p text:style-name="P927">Its Not Your Objective As The Witch Of Space</text:p>
      <text:p text:style-name="P928">Not Yet Anyway</text:p>
      <text:p text:style-name="P929">Frogs</text:p>
      <text:p text:style-name="P930">Sorry I Thought That Was Obvious</text:p>
      <text:p text:style-name="P931">_</text:p>
      <text:p text:style-name="P932">36. JH8: =005212</text:p>
      <text:p text:style-name="P933">Yes</text:p>
      <text:p text:style-name="P934">What Are You Laughing At There</text:p>
      <text:p text:style-name="P935">What Is He Saying</text:p>
      <text:p text:style-name="P936">Hmm</text:p>
      <text:p text:style-name="P937">Okay Im Laughing Pretty Hard At All That</text:p>
      <text:p text:style-name="P938">He Will Need To Deploy The Terminal</text:p>
      <text:p text:style-name="P939">Then You Can Start Hunting For Frogs To Appearify From Around Your World</text:p>
      <text:p text:style-name="P940">_</text:p>
      <text:p text:style-name="P941">37. JH9: =005214</text:p>
      <text:soft-page-break/>
      <text:p text:style-name="P942">I Would Conjecture That Most Of Them Are</text:p>
      <text:p text:style-name="P943">And Will Stay That Way Until The Forge Is Brought To Life</text:p>
      <text:p text:style-name="P944">I Think The Event Is Designed To Trigger Drastic Planetary Upheaval Wherever The Forge Is Stationed</text:p>
      <text:p text:style-name="P945">It Did On My Planet As Well</text:p>
      <text:p text:style-name="P946">No Mostly Water</text:p>
      <text:p text:style-name="P947">Yes</text:p>
      <text:p text:style-name="P948">It Probably Wont Do Any Good But You Can Try</text:p>
      <text:p text:style-name="P949">_</text:p>
      <text:p text:style-name="P950">38. JH10: =005215</text:p>
      <text:p text:style-name="P951">The Problem Isnt That The Frog Is Still Frozen</text:p>
      <text:p text:style-name="P952">The Problem Is That You Were Able To Appearify It At All</text:p>
      <text:p text:style-name="P953">Ectobiology Is Based Entirely On Your Inability To Appearify A Subject</text:p>
      <text:p text:style-name="P954">If That Frog Were Destined To Do Something Else</text:p>
      <text:p text:style-name="P955">Such As Become Ensnared In Your Net Later</text:p>
      <text:p text:style-name="P956">You Would Not Be Able To Appearify It Because That Would Cause A Paradox</text:p>
      <text:p text:style-name="P957">So Instead You Would Appearify Its Slime Imprint</text:p>
      <text:p text:style-name="P958">The Paradox Slime Is What Is Important Here</text:p>
      <text:p text:style-name="P959">You Can Mix It With The Slime From Other Paradoxically Appearified Frog Imprints</text:p>
      <text:p text:style-name="P960">Study The Genes And Selectively Combine</text:p>
      <text:p text:style-name="P961">And Then Create Resulting Paradox Clones</text:p>
      <text:p text:style-name="P962">You Will Need To Direct The Terminal To Another Frog</text:p>
      <text:p text:style-name="P963">And Then You Must Be Sure Later To Interfere With That Frog In Some Way</text:p>
      <text:p text:style-name="P964">For Instance By Planning To Venture Out To Capture That Exact Frog As I Suggested Earlier</text:p>
      <text:soft-page-break/>
      <text:p text:style-name="P965">That Way It Will Be Impossible To Appearify The Frog Before Your Interference Has Taken Place</text:p>
      <text:p text:style-name="P966">Only Its Slime Will Arrive</text:p>
      <text:p text:style-name="P967">Yes</text:p>
      <text:p text:style-name="P968">_</text:p>
      <text:p text:style-name="P969">39. JH11: =005216</text:p>
      <text:p text:style-name="P970">Yes That Should Work</text:p>
      <text:p text:style-name="P971">Make A Note Of The Coordinates</text:p>
      <text:p text:style-name="P972">When You Travel To Interact With Your Cloned Subjects You Are Also Taking The Opportunity To Explore And Discover New Habitats</text:p>
      <text:p text:style-name="P973">As Well As New Species Of Frogs For Your Terminal To Track</text:p>
      <text:p text:style-name="P974">Its Efficient To Go Adventuring In This Fashion While You Are Waiting For Your Young Clones To Mature</text:p>
      <text:p text:style-name="P975">Yes Its A Lot Of Fun</text:p>
      <text:p text:style-name="P976">It Is Also Extremely Time Consuming</text:p>
      <text:p text:style-name="P977">Unlike Some Appearifiers In The Veil This One Is Locked To The Present Moment</text:p>
      <text:p text:style-name="P978">You Cannot Use It As A Window Into The Future Or Past And Isolate Frogs Whose Futures Are Certain And Therefore Most Paradoxifiable</text:p>
      <text:p text:style-name="P979">Means Of Expedition Are Limited</text:p>
      <text:p text:style-name="P980">I Suppose You Could Use Time Travel To Accelerate The Process</text:p>
      <text:p text:style-name="P981">But You Would Need To Establish Weeks Worth Of Stable Time Loops</text:p>
      <text:p text:style-name="P982">I Think It Would Be An Overly Elaborate And Dangerous Undertaking Personally And Anyone Who Would Attempt Such A Thing Is Reckless</text:p>
      <text:p text:style-name="P983">I Wouldnt Advise It</text:p>
      <text:p text:style-name="P984">_</text:p>
      <text:p text:style-name="P985">40. JH12: =005217</text:p>
      <text:p text:style-name="P986">Youll Need Somewhere To Keep Them While They Grow</text:p>
      <text:p text:style-name="P987">Like A Pool Or A Tank Or Such</text:p>
      <text:soft-page-break/>
      <text:p text:style-name="P988">Or At Least Something Temporary</text:p>
      <text:p text:style-name="P989">Water Wasnt Very Hard For Me To Come By But For You I Dont Know</text:p>
      <text:p text:style-name="P990">_</text:p>
      <text:p text:style-name="P991">41. JH13: =005218</text:p>
      <text:p text:style-name="P992">Yes But This Isnt All There Is To The Cloning Process</text:p>
      <text:p text:style-name="P993">A True Paradox Clone Is An Exact Genetic Duplicate Of The Subject</text:p>
      <text:p text:style-name="P994">Later That Clone Will Be Sent Back In Time To Become Itself</text:p>
      <text:p text:style-name="P995">In Fact If It Is An Exact Duplicate This Is Guaranteed To Happen</text:p>
      <text:p text:style-name="P996">This Is What Classifies It As A Paradox Clone</text:p>
      <text:p text:style-name="P997">Any Duplicate Which Genetically Deviates From The Original Is Not</text:p>
      <text:p text:style-name="P998">It Is Simply A Mutant</text:p>
      <text:p text:style-name="P999">And For Breeding Purposes Mutation Is Desirable</text:p>
      <text:p text:style-name="P1000">Within Reason</text:p>
      <text:p text:style-name="P1001">You May Adjust The Settings On The Equipment To Promote Genetic Anomalies</text:p>
      <text:p text:style-name="P1002">But Its Very Delicate And You Can Go Too Far</text:p>
      <text:p text:style-name="P1003">Responsibly Guiding The Evolution Of The Genetic Code During The Breeding Process Is Very Important</text:p>
      <text:p text:style-name="P1004">In Fact It Is The Most Important Thing About This Of All</text:p>
      <text:p text:style-name="P1005">Yes</text:p>
      <text:p text:style-name="P1006">Actually</text:p>
      <text:p text:style-name="P1007">Yes</text:p>
      <text:p text:style-name="P1008">Thats Exactly What Youre Doing</text:p>
      <text:p text:style-name="P1009">Your Objective Is To Breed The Genesis Frog</text:p>
      <text:p text:style-name="P1010">_</text:p>
      <text:p text:style-name="P1011">42. JH14: =005219</text:p>
      <text:p text:style-name="P1012">You Cant Complete The Game Without Doing So</text:p>
      <text:soft-page-break/>
      <text:p text:style-name="P1013">Your Entire Mission Depends On Breeding Him</text:p>
      <text:p text:style-name="P1014">Yes</text:p>
      <text:p text:style-name="P1015">He Will Begin As A Tadpole Like You Have There But Considerably Bigger</text:p>
      <text:p text:style-name="P1016">And He Will Mature To Become The Speaker</text:p>
      <text:p text:style-name="P1017">A Deity Like Figure Idolized By The Consorts Who Wait For Him To Come</text:p>
      <text:p text:style-name="P1018">Hes Known As The Speaker Of The Vast Croak</text:p>
      <text:p text:style-name="P1019">Yes The Croak Really Is Quite Vast And Is Something To Behold</text:p>
      <text:p text:style-name="P1020">Its The Most Amazing Thing I Have Seen</text:p>
      <text:p text:style-name="P1021">Yes There Will Be One For Every Session Should The Players Be Successful</text:p>
      <text:p text:style-name="P1022">And Each One Is A Unique Product Of Their Quest</text:p>
      <text:p text:style-name="P1023">The Kingdoms Are At Odds Over His Creation</text:p>
      <text:p text:style-name="P1024">Prospit Worships Him Much As The Consorts Do</text:p>
      <text:p text:style-name="P1025">Derse Reviles Him And Outlaws Frogs Wherever They Can</text:p>
      <text:p text:style-name="P1026">Even The Iconography</text:p>
      <text:p text:style-name="P1027">Their Agents Mock His Name With Slurs</text:p>
      <text:p text:style-name="P1028">Like Speaker Of The Vast Joke</text:p>
      <text:p text:style-name="P1029">Or Bilious Slick</text:p>
      <text:p text:style-name="P1030">Although To Be Honest That Is What We Ended Up Calling Him</text:p>
      <text:p text:style-name="P1031">Not To Be Disrespectful Though It Was Just A Catchier Name</text:p>
      <text:p text:style-name="P1032">I Doubt Its Even Possible To Offend Him</text:p>
      <text:p text:style-name="P1033">Most Certainly</text:p>
      <text:p text:style-name="P1034">No</text:p>
      <text:p text:style-name="P1035">Youre Not Really Understanding The Magnitude Of His Role</text:p>
      <text:p text:style-name="P1036">He Is Not Responsible For Just One Aspect Of The Universe You Create</text:p>
      <text:soft-page-break/>
      <text:p text:style-name="P1037">Hes Responsible For All Of Them</text:p>
      <text:p text:style-name="P1038">Bilious Slick Is Your Universe</text:p>
      <text:p text:style-name="P1039">_</text:p>
      <text:p text:style-name="P1040">43. JH15: =005220</text:p>
      <text:p text:style-name="P1041">I Dont Mean Hes The Universe You Are From</text:p>
      <text:p text:style-name="P1042">We Engineered That Incarnation</text:p>
      <text:p text:style-name="P1043">He Is The Universe That You Are Trying To Create</text:p>
      <text:p text:style-name="P1044">Sorry</text:p>
      <text:p text:style-name="P1045">I Thought It Was Obvious But Then Wasnt Sure</text:p>
      <text:p text:style-name="P1046">Yes Literally</text:p>
      <text:p text:style-name="P1047">That Statement Was As Literal As You Can Possibly Make Words Be</text:p>
      <text:p text:style-name="P1048">I Know Your Species Is Frequently Insincere For A Variety Of Reasons</text:p>
      <text:p text:style-name="P1049">Thats True But When We Do It Its Usually Just Because We Are Trying To Be Jerks</text:p>
      <text:p text:style-name="P1050">Rather Than By Way Of A Mild Manner Perpetually Dispatching Little Puzzles Of Rhetoric Without Apparent Purpose</text:p>
      <text:p text:style-name="P1051">Yeah I Think Ive Been Discerning That</text:p>
      <text:p text:style-name="P1052">Its A Nice Change Of Pace</text:p>
      <text:p text:style-name="P1053">Oh Its Not Important</text:p>
      <text:p text:style-name="P1054">Well</text:p>
      <text:p text:style-name="P1055">Not That It Wasnt An Enjoyable Exercise In Xenocultural Inculcation</text:p>
      <text:p text:style-name="P1056">Sort Of</text:p>
      <text:p text:style-name="P1057">I Guess As Mutually Friendly As The Time Has Permitted Two People To Be</text:p>
      <text:p text:style-name="P1058">I Wont Be Speaking To Her Anymore Though</text:p>
      <text:p text:style-name="P1059">It Just Means In A Few Moments From Your Perspective I Wont Be Able To See Her Through My Viewport Or Talk To Her</text:p>
      <text:soft-page-break/>
      <text:p text:style-name="P1060">I Dont Know Why Exactly But Its Not That Hard To Guess</text:p>
      <text:p text:style-name="P1061">She Has Been Relying On The Powers And Counsel Of Dark Gods And Other Sources Of Ambiguous Intent</text:p>
      <text:p text:style-name="P1062">And She Has Consequently Devised A Plan Which Sounds Very Dangerous To Me</text:p>
      <text:p text:style-name="P1063">You Are More Sensible</text:p>
      <text:p text:style-name="P1064">Its Probably The Influence Skaia Has Had On You</text:p>
      <text:p text:style-name="P1065">Having Spent Much Of Your Life Awake On Prospit</text:p>
      <text:p text:style-name="P1066">Like Me</text:p>
      <text:p text:style-name="P1067">If Were Alike In Some Ways Maybe Its Because Of This</text:p>
      <text:p text:style-name="P1068">I Woke Up A Long Time Ago</text:p>
      <text:p text:style-name="P1069">I Had Trouble Sleeping When I Was Young</text:p>
      <text:p text:style-name="P1070">The Sunlight Was Unnaturally Invigorating To Me I Guess</text:p>
      <text:p text:style-name="P1071">My Lusus Could Do Nothing To Help</text:p>
      <text:p text:style-name="P1072">And When I Was Supposed To Be In My Cocoon I Would Often Wander Out To The Desert</text:p>
      <text:p text:style-name="P1073">Where One Day I Was Visited By A Stranger Who Dressed And Spoke In White</text:p>
      <text:p text:style-name="P1074">He Put Me To Sleep And I Awoke On Prospit</text:p>
      <text:p text:style-name="P1075">Where I Have Dreamed Ever Since</text:p>
      <text:p text:style-name="P1076">He Said He Was My Guardian</text:p>
      <text:p text:style-name="P1077">And Though He Visited Rarely I Did Regard Him As That</text:p>
      <text:p text:style-name="P1078">Then Later He Stopped Coming</text:p>
      <text:p text:style-name="P1079">In Time I Began To Believe He Was A Figment Of My Mind</text:p>
      <text:p text:style-name="P1080">Like An Imaginary Friend To Give Me Reassurance When I Needed It</text:p>
      <text:p text:style-name="P1081">But Then While Playing Our Game I Learned He Was Real</text:p>
      <text:p text:style-name="P1082">He Had Spoken To Others From Our Party</text:p>
      <text:p text:style-name="P1083">And Had Been Manipulating Us All To Advance His Schemes</text:p>
      <text:soft-page-break/>
      <text:p text:style-name="P1084">It Was Saddening To Learn My Fortuitous Awakening Had Been The Product Of A Nefarious Ploy</text:p>
      <text:p text:style-name="P1085">Youre Lucky That Your Awakening Probably Had No Such Entanglements</text:p>
      <text:p text:style-name="P1086">But I Guess Its Only A Minor Contamination Of Something Otherwise Great</text:p>
      <text:p text:style-name="P1087">I Was Allowed To See What Skaia Would Show Me</text:p>
      <text:p text:style-name="P1088">And To Prepare For Dangers Ahead And Try To Protect People</text:p>
      <text:p text:style-name="P1089">Youre Right We Do</text:p>
      <text:p text:style-name="P1090">I Feel A Bit Silly That It Took Me So Long To Engage With The One Corresponding Closely With My Role</text:p>
      <text:p text:style-name="P1091">It Must Be A Certain Madness Im Afflicted By</text:p>
      <text:p text:style-name="P1092">To Orbit Those More Reckless And Dangerous Than I And More Daring For It</text:p>
      <text:p text:style-name="P1093">I Guess I Want To Help Them But They Never Can Be Helped It Seems</text:p>
      <text:p text:style-name="P1094">Yes Definitely</text:p>
      <text:p text:style-name="P1095">We Have Our Share Of Dangerous Players Who Seem To Do Nothing But Cause Problems</text:p>
      <text:p text:style-name="P1096">I Believe She Is Yours</text:p>
      <text:p text:style-name="P1097">And If Her Insane Plan Wasnt Alarming Enough</text:p>
      <text:p text:style-name="P1098">She Has Been Communicating With The Stranger I Mentioned</text:p>
      <text:p text:style-name="P1099">And Unsurprisingly She Has Not Been Forthright About The Nature Of Their Conversations</text:p>
      <text:p text:style-name="P1100">Yes</text:p>
      <text:p text:style-name="P1101">And Hes Not Merely A Guardian</text:p>
      <text:p text:style-name="P1102">Im Very Sure He Is A First Guardian</text:p>
      <text:p text:style-name="P1103">Like Your Lusus Was</text:p>
      <text:p text:style-name="P1104">I Feel The Same Way About It</text:p>
      <text:p text:style-name="P1105">The Involvement Of Any Such Entity Strikes Me As Quite Inauspicious</text:p>
      <text:soft-page-break/>
      <text:p text:style-name="P1106">Even When Seemingly Benign</text:p>
      <text:p text:style-name="P1107">She Was</text:p>
      <text:p text:style-name="P1108">Youll Have A Chance To Determine More Soon</text:p>
      <text:p text:style-name="P1109">After Which Hopefully You Can Tell Me</text:p>
      <text:p text:style-name="P1110">In The Meantime I Will Go</text:p>
      <text:p text:style-name="P1111">I Would Like To Return To The Core To Situate This Orb</text:p>
      <text:p text:style-name="P1112">It Seems You Have Your Own Orb To Care For Now</text:p>
      <text:p text:style-name="P1113">Okay I Will Definitely Help You As Much As I Can</text:p>
      <text:p text:style-name="P1114">The Young Prospit Wakers Ought To Stick Together</text:p>
      <text:p text:style-name="P1115">Ill Message You Again In Your Future</text:p>
      <text:p text:style-name="P1116">And You May Reply If You Have Cause To</text:p>
      <text:p text:style-name="P1117">Does It By Any Chance Have To Do With Passwords</text:p>
      <text:p text:style-name="P1118">Yes You</text:p>
      <text:p text:style-name="P1119">You Delivered News Of The System By Demanding A Password From Me</text:p>
      <text:p text:style-name="P1120">Thats A Reasonable Attitude</text:p>
      <text:p text:style-name="P1121">Okay</text:p>
      <text:p text:style-name="P1122">Ten</text:p>
      <text:p text:style-name="P1123">Im Counting Eleven</text:p>
      <text:p text:style-name="P1124">The Password System Is Already Paying Overwhelming Dividends Of Ease And Rationality</text:p>
      <text:p text:style-name="P1125">Oh</text:p>
      <text:p text:style-name="P1126">Wow Yeah</text:p>
      <text:p text:style-name="P1127">I Hope Im Not Falling Prey To A Crisis Of Sincerity</text:p>
      <text:p text:style-name="P1128">Oh No</text:p>
      <text:p text:style-name="P1129">Yeah I Know</text:p>
      <text:p text:style-name="P1130">Yes Ill Do That</text:p>
      <text:p text:style-name="P1131">Bye Jade</text:p>
      <text:soft-page-break/>
      <text:p text:style-name="P1132">_</text:p>
      <text:p text:style-name="P1133">44. =005221</text:p>
      <text:p text:style-name="P1134">SEE LOG FOR "Kanaya: Return to the core" IN GAME FOLDER</text:p>
      <text:p text:style-name="P1135">_</text:p>
      <text:p text:style-name="P1136">45. SC3; AM2; JH16; AB1: =005496</text:p>
      <text:p text:style-name="P1137">Oh Really</text:p>
      <text:p text:style-name="P1138">This Is A Dream Isnt It</text:p>
      <text:p text:style-name="P1139">It Seemed Obvious</text:p>
      <text:p text:style-name="P1140">Either Im Sleeping Or Im Dead Which Is It</text:p>
      <text:p text:style-name="P1141">You Mean</text:p>
      <text:p text:style-name="P1142">Being A Ghost And Then A Frog And Then A Robot And Then A Fairy</text:p>
      <text:p text:style-name="P1143">Kind Of</text:p>
      <text:p text:style-name="P1144">What Do You Mean We Have Been Groomed</text:p>
      <text:p text:style-name="P1145">Okay</text:p>
      <text:p text:style-name="P1146">What Do I Do</text:p>
      <text:p text:style-name="P1147">Was What We Were Attempting Before Not Old Fashioned</text:p>
      <text:p text:style-name="P1148">It Seems To Me The Nature Of The Afterlife Is Probably Very Old Fashioned</text:p>
      <text:p text:style-name="P1149">Maybe Even The Most Old Fashioned A Thing Can Get</text:p>
      <text:p text:style-name="P1150">Yes Then</text:p>
      <text:p text:style-name="P1151">This Was When You Were About To Give Me That Unusual Gift From The Ruins</text:p>
      <text:p text:style-name="P1152">_</text:p>
      <text:p text:style-name="P1153">46. SC4; AM3; JH17; AB2: =005497</text:p>
      <text:p text:style-name="P1154">Yeah Im Still Not Sure Aradia Are We Supposed To Be Role Playing</text:p>
      <text:p text:style-name="P1155">Hi Jade</text:p>
      <text:p text:style-name="P1156">Uh</text:p>
      <text:soft-page-break/>
      <text:p text:style-name="P1157">What Is That Thing Youre Wearing</text:p>
      <text:p text:style-name="P1158">No I Didnt Mean To Sound Disapproving</text:p>
      <text:p text:style-name="P1159">But I Do Think More Colorful Apparel Suits You Better</text:p>
      <text:p text:style-name="P1160">I Did</text:p>
      <text:p text:style-name="P1161">About What</text:p>
      <text:p text:style-name="P1162">Whats A Vampire</text:p>
      <text:p text:style-name="P1163">_</text:p>
      <text:p text:style-name="P1164">47. SC5; AM4; JH18; AB3: =005498</text:p>
      <text:p text:style-name="P1165">There Isnt Much To Say</text:p>
      <text:p text:style-name="P1166">I Repaired The Doll And Made Him A Nice Outfit</text:p>
      <text:p text:style-name="P1167">With A Far More Becoming Palette And Fit Than The Absurd Tatters He Was Found In</text:p>
      <text:p text:style-name="P1168">I Thought At Least</text:p>
      <text:p text:style-name="P1169">Uh</text:p>
      <text:p text:style-name="P1170">Should There Be Anything Else To This Story</text:p>
      <text:p text:style-name="P1171">Anyway That Is All I Can Remember</text:p>
      <text:p text:style-name="P1172">I Quickly Began To Find The Doll Unnerving So I Put Him Away</text:p>
      <text:p text:style-name="P1173">To My Knowledge He Has Remained Secure In My Block Ever Since</text:p>
      <text:p text:style-name="P1174">Is He Relevant In Some Way</text:p>
      <text:p text:style-name="P1175">Yes Aradia It Seems You Have Some Foreknowledge Of This Narrative Maybe You Can Tell Us Why Any Of This Is Important</text:p>
      <text:p text:style-name="P1176">_</text:p>
      <text:p text:style-name="P1177">48. KV6; JH19: =005876</text:p>
      <text:p text:style-name="P1178">Derse Agents Are Heavily Predisposed Toward The Murder And Desecration Of Amphibious Lifeforms And Their Iconography Respectively</text:p>
      <text:p text:style-name="P1179">Frequently I Had To Thwart Assassination Attempts From Their Kingdom</text:p>
      <text:p text:style-name="P1180">Or Extermination Attempts Is Probably Better To Say</text:p>
      <text:soft-page-break/>
      <text:p text:style-name="P1181">Bad Dog</text:p>
      <text:p text:style-name="P1182">Worst Enemy</text:p>
      <text:p text:style-name="P1183">_</text:p>
      <text:p text:style-name="P1184">49. KV7; JH20: =005877</text:p>
      <text:p text:style-name="P1185">I Recommended She Return To Her Denizen For Advice</text:p>
      <text:p text:style-name="P1186">The Location Of The Final Frog Required To Complete The Gene Sequence</text:p>
      <text:p text:style-name="P1187">One Whose Song Should Remove The Last Traces Of Dissonance From The Waveform</text:p>
      <text:p text:style-name="P1188">The Creature Is Quite Elusive Remember</text:p>
      <text:p text:style-name="P1189">Yes</text:p>
      <text:p text:style-name="P1190">I Had A Good Lead</text:p>
      <text:p text:style-name="P1191">But You Decided There Was Not Enough Time Left To Bother With It</text:p>
      <text:p text:style-name="P1192">Understood But This Was A Matter That Really Did Require Your Attention</text:p>
      <text:p text:style-name="P1193">_</text:p>
      <text:p text:style-name="P1194">50. KV8; JH21: =005878</text:p>
      <text:p text:style-name="P1195">Yes I Know The Team Is Falling Apart And Everything</text:p>
      <text:p text:style-name="P1196">But Doing This Was Your Duty Too</text:p>
      <text:p text:style-name="P1197">And After A Point Of Critical Complication There Is Only So Much Responsibility You Can Take For The Actions Of Your Team</text:p>
      <text:p text:style-name="P1198">The Future</text:p>
      <text:p text:style-name="P1199">Um</text:p>
      <text:p text:style-name="P1200">Okay Im A Vampire Now Apparently If That Helps</text:p>
      <text:p text:style-name="P1201">They Arent Trashy</text:p>
      <text:p text:style-name="P1202">That Sounds Like A Stupid Movie</text:p>
      <text:p text:style-name="P1203">Yes Staying Would Be Better</text:p>
      <text:p text:style-name="P1204">Trust Me That This Was And Still Is A Very Important Thing For You To Have Done And Still Do</text:p>
      <text:soft-page-break/>
      <text:p text:style-name="P1205">Maybe Even The Most Important</text:p>
      <text:p text:style-name="P1206">_</text:p>
      <text:p text:style-name="P1207">51. KV9; JH22: =005879</text:p>
      <text:p text:style-name="P1208">What Were Her Terms You Never Did Tell Me</text:p>
      <text:p text:style-name="P1209">Oh</text:p>
      <text:p text:style-name="P1210">I Just Thought It Wasnt That Important Or Interesting</text:p>
      <text:p text:style-name="P1211">Since Karkat Thought The Battle Was More Pressing Than To Wait For Me To Locate Another Frog</text:p>
      <text:p text:style-name="P1212">Also</text:p>
      <text:p text:style-name="P1213">What She Asked Me To Do Was Impossible</text:p>
      <text:p text:style-name="P1214">So</text:p>
      <text:p text:style-name="P1215">Yeah</text:p>
      <text:p text:style-name="P1216">_</text:p>
      <text:p text:style-name="P1217">52. KV10; JH23: =005885</text:p>
      <text:p text:style-name="P1218">Yes Ive Inferred Their Ultimata Are All Personalized Variations On The Presentation Of Such Dilemmas</text:p>
      <text:p text:style-name="P1219">What Were Her Demands</text:p>
      <text:p text:style-name="P1220">_</text:p>
      <text:p text:style-name="P1221">53. KV11: =005926</text:p>
      <text:p text:style-name="P1222">Sollux Is Okay</text:p>
      <text:p text:style-name="P1223">Hes With Me Right Now</text:p>
      <text:p text:style-name="P1224">Hold On I Really Need To Change These Clothes</text:p>
      <text:p text:style-name="P1225">_</text:p>
      <text:p text:style-name="P1226">Act 6</text:p>
      <text:p text:style-name="P1227">_</text:p>
      <text:p text:style-name="P1228">Act 6 Intermission 1</text:p>
      <text:p text:style-name="P1229">_</text:p>
      <text:soft-page-break/>
      <text:p text:style-name="P1230">54. KV12: =006250</text:p>
      <text:p text:style-name="P1231">Actually I Was Just Thinking</text:p>
      <text:p text:style-name="P1232">Its Nice To Get A Little Sun After So Long</text:p>
      <text:p text:style-name="P1233">One Moment</text:p>
      <text:p text:style-name="P1234">_</text:p>
      <text:p text:style-name="P1235">55. RL16: =006254</text:p>
      <text:p text:style-name="P1236">Okay Then What Do We Do</text:p>
      <text:p text:style-name="P1237">_</text:p>
      <text:p text:style-name="P1238">56. RL17; TP1; DS2: =006255</text:p>
      <text:p text:style-name="P1239">I See</text:p>
      <text:p text:style-name="P1240">Then Perhaps We Should Reserve The Infinite Darkness Plan For The Maybe Column For Now</text:p>
      <text:p text:style-name="P1241">I Think Im Even Willing To Let Dave Take A Crack At The Logistics Before We Commit To That Particular Maneuver Daring Though It Sounds</text:p>
      <text:p text:style-name="P1242">Yes Im Willing To Humor Elaboration On This Rap Centric Plan And Its Apathy Based Contingencies</text:p>
      <text:p text:style-name="P1243">Even If Its Excessively Stupid</text:p>
      <text:p text:style-name="P1244">_</text:p>
      <text:p text:style-name="P1245">57. AM5; RL18: =006256</text:p>
      <text:p text:style-name="P1246">So</text:p>
      <text:p text:style-name="P1247">You Arent Coming Then</text:p>
      <text:p text:style-name="P1248">Maybe I Will Stay Here Too</text:p>
      <text:p text:style-name="P1249">As Nice As It Sounds To Move On</text:p>
      <text:p text:style-name="P1250">I Dont Know If I Can Stand Three Of Your Human Years Of More Darkness</text:p>
      <text:p text:style-name="P1251">I Like This Sun Its Comforting In A Strange Way</text:p>
      <text:p text:style-name="P1252">Like Home</text:p>
      <text:p text:style-name="P1253">What Could I Possibly Do</text:p>
      <text:soft-page-break/>
      <text:p text:style-name="P1254">Aside From Providing A Light Source As You Navigate The Dim Corridors</text:p>
      <text:p text:style-name="P1255">I Would Function As A Premium Escort To The Load Gaper And Thats About It</text:p>
      <text:p text:style-name="P1256">What Are You Talking About</text:p>
      <text:p text:style-name="P1257">What Real Hope Is There For That</text:p>
      <text:p text:style-name="P1258">The Orb Was Destroyed</text:p>
      <text:p text:style-name="P1259">I Was Never Able To Duplicate It The Grist Cost Was Astronomical</text:p>
      <text:p text:style-name="P1260">Doesnt Rose Know</text:p>
      <text:p text:style-name="P1261">Cant You See The Path To Victory On This Matter</text:p>
      <text:p text:style-name="P1262">I Would Like To Have The Orb Again And To Keep It Safe This Time</text:p>
      <text:p text:style-name="P1263">And I Guess To Not Be A Total Failure</text:p>
      <text:p text:style-name="P1264">...</text:p>
      <text:p text:style-name="P1265">Well</text:p>
      <text:p text:style-name="P1266">All Right</text:p>
      <text:p text:style-name="P1267">But Must We Really Leave So Soon</text:p>
      <text:p text:style-name="P1268">Wait Another Visitor</text:p>
      <text:p text:style-name="P1269">Who</text:p>
      <text:p text:style-name="P1270">_</text:p>
      <text:p text:style-name="P1271">58. KV13: =006257</text:p>
      <text:p text:style-name="P1272">He Took Them</text:p>
      <text:p text:style-name="P1273">Look At The Trails</text:p>
      <text:p text:style-name="P1274">Im Pretty Sure He Kisses Them Too Sometimes</text:p>
      <text:p text:style-name="P1275">_</text:p>
      <text:p text:style-name="P1276">59. KV14: =006258</text:p>
      <text:p text:style-name="P1277">Clown Hunting</text:p>
      <text:p text:style-name="P1278">_</text:p>
      <text:soft-page-break/>
      <text:p text:style-name="P1279">60. KV15: =006259</text:p>
      <text:p text:style-name="P1280">...</text:p>
      <text:p text:style-name="P1281">_</text:p>
      <text:p text:style-name="P1282">Act 6 Act 2</text:p>
      <text:p text:style-name="P1283">_</text:p>
      <text:p text:style-name="P1284">Act 6 Intermission 2</text:p>
      <text:p text:style-name="P1285">_</text:p>
      <text:p text:style-name="P1286">61. DS3; RL19: =006597</text:p>
      <text:p text:style-name="P1287">No</text:p>
      <text:p text:style-name="P1288">Have You Seen Gamzee</text:p>
      <text:p text:style-name="P1289">Yeah</text:p>
      <text:p text:style-name="P1290">I Know</text:p>
      <text:p text:style-name="P1291">I Wouldnt Expect Him To</text:p>
      <text:p text:style-name="P1292">I Wouldnt Even Ask It Would Be Really Bad Form To Ask Him That</text:p>
      <text:p text:style-name="P1293">Okay</text:p>
      <text:p text:style-name="P1294">Hmm</text:p>
      <text:p text:style-name="P1295">Im Being Cool About It</text:p>
      <text:p text:style-name="P1296">Its Not Like That</text:p>
      <text:p text:style-name="P1297">I Just Want To Find Him</text:p>
      <text:p text:style-name="P1298">And</text:p>
      <text:p text:style-name="P1299">At Least Wound Him Somewhat</text:p>
      <text:p text:style-name="P1300">No</text:p>
      <text:p text:style-name="P1301">See Im Explaining This Badly</text:p>
      <text:p text:style-name="P1302">All Im Saying Is Basically</text:p>
      <text:p text:style-name="P1303">Just</text:p>
      <text:p text:style-name="P1304">Fuck That Guy</text:p>
      <text:soft-page-break/>
      <text:p text:style-name="P1305">_</text:p>
      <text:p text:style-name="P1306">62. DS4: =006599</text:p>
      <text:p text:style-name="P1307">No Thank You</text:p>
      <text:p text:style-name="P1308">_</text:p>
      <text:p text:style-name="P1309">63. DS5: =006601</text:p>
      <text:p text:style-name="P1310">I Really Wouldnt Rule It Out</text:p>
      <text:p text:style-name="P1311">_</text:p>
      <text:p text:style-name="P1312">64. RL20; DS6: =006608</text:p>
      <text:p text:style-name="P1313">What Are You People Even Talking About</text:p>
      <text:p text:style-name="P1314">I Feel As Though This Conversation Has Utterly Outmaneuvered My Constructive Involvement</text:p>
      <text:p text:style-name="P1315">Im Going To Go</text:p>
      <text:p text:style-name="P1316">_</text:p>
      <text:p text:style-name="P1317">65. KV16: =006609</text:p>
      <text:p text:style-name="P1318">Augh</text:p>
      <text:p text:style-name="P1319">Why Does That Always Happen</text:p>
      <text:p text:style-name="P1320">_</text:p>
      <text:p text:style-name="P1321">Act 6 Act 3</text:p>
      <text:p text:style-name="P1322">_</text:p>
      <text:p text:style-name="P1323">66. RL21; DS7: =006889</text:p>
      <text:p text:style-name="P1324">(Whats Liquor)</text:p>
      <text:p text:style-name="P1325">(What Are We Talking About Here)</text:p>
      <text:p text:style-name="P1326">(Oh A Soporific Human Substance)</text:p>
      <text:p text:style-name="P1327">(Got It)</text:p>
      <text:p text:style-name="P1328">(I Honestly Have No Idea Whats Going On So I Came Over Here To See If You Knew)</text:p>
      <text:p text:style-name="P1329">_</text:p>
      <text:soft-page-break/>
      <text:p text:style-name="P1330">Act 6 Intermission 3</text:p>
      <text:p text:style-name="P1331">_</text:p>
      <text:p text:style-name="P1332">67. =007163</text:p>
      <text:p text:style-name="P1333">SEE LOG FOR "Act 6 Intermission 3 Part 1" IN GAMES FOLDER</text:p>
      <text:p text:style-name="P1334">_</text:p>
      <text:p text:style-name="P1335">68. =007298</text:p>
      <text:p text:style-name="P1336">SEE LOG FOR "Act 6 Intermission 3 Part 3" IN GAMES FOLDER</text:p>
      <text:p text:style-name="P1337">_</text:p>
      <text:p text:style-name="P1338">69. RL24: =007306</text:p>
      <text:p text:style-name="P1339">Good Evening</text:p>
      <text:p text:style-name="P1340">Oh</text:p>
      <text:p text:style-name="P1341">Hmm</text:p>
      <text:p text:style-name="P1342">Am I</text:p>
      <text:p text:style-name="P1343">Underdressed For The Occasion</text:p>
      <text:p text:style-name="P1344">If Id Known You Wanted To Dress In More Elegant Attire I Would Have Happily Uh</text:p>
      <text:p text:style-name="P1345">Hmmm</text:p>
      <text:p text:style-name="P1346">Well</text:p>
      <text:p text:style-name="P1347">If Um</text:p>
      <text:p text:style-name="P1348">You Think Im Fine Like This Then Okay</text:p>
      <text:p text:style-name="P1349">Rose</text:p>
      <text:p text:style-name="P1350">Are You Feeling Alright</text:p>
      <text:p text:style-name="P1351">Ah</text:p>
      <text:p text:style-name="P1352">It Seems You May Have Imbibed One Of Your Experimental Human Soporifics</text:p>
      <text:p text:style-name="P1353">Whoah</text:p>
      <text:p text:style-name="P1354">Yes</text:p>
      <text:soft-page-break/>
      <text:p text:style-name="P1355">Well Then</text:p>
      <text:p text:style-name="P1356">I Guess That Would Explain It</text:p>
      <text:p text:style-name="P1357">The Lethargy You Possibly Experienced When It Came To Completing Our Rendezvous In A Timely Manner</text:p>
      <text:p text:style-name="P1358">I Was Waiting For You In The Common Area For A Couple Hours But You Did Not Show Up</text:p>
      <text:p text:style-name="P1359">So</text:p>
      <text:p text:style-name="P1360">I Came To Find You</text:p>
      <text:p text:style-name="P1361">_</text:p>
      <text:p text:style-name="P1362">70. RL25; DS10: =007308</text:p>
      <text:p text:style-name="P1363">Our Date</text:p>
      <text:p text:style-name="P1364">Then</text:p>
      <text:p text:style-name="P1365">You Did Intend For The Plans We Made To Be A Date</text:p>
      <text:p text:style-name="P1366">Which Is To Say One That Was Romantically Oriented</text:p>
      <text:p text:style-name="P1367">Well</text:p>
      <text:p text:style-name="P1368">Im Still Amenable To An Evening Of</text:p>
      <text:p text:style-name="P1369">Whatever</text:p>
      <text:p text:style-name="P1370">But</text:p>
      <text:p text:style-name="P1371">Is There Some Reason Why You Would Advise Otherwise Dave</text:p>
      <text:p text:style-name="P1372">I Will Have To Plead Ignorance On The Subject Of Human Courtship And Its Customs When It Involves One Or More Intoxicated Participants</text:p>
      <text:p text:style-name="P1373">Is There A Problem</text:p>
      <text:p text:style-name="P1374">...</text:p>
      <text:p text:style-name="P1375">Alright</text:p>
      <text:p text:style-name="P1376">Yes</text:p>
      <text:p text:style-name="P1377">After You</text:p>
      <text:p text:style-name="P1378">If You Can Actually</text:p>
      <text:soft-page-break/>
      <text:p text:style-name="P1379">Manage To</text:p>
      <text:p text:style-name="P1380">Whoa There!</text:p>
      <text:p text:style-name="P1381">Maintain Your Balance</text:p>
      <text:p text:style-name="P1382">Okay</text:p>
      <text:p text:style-name="P1383">Are You Good</text:p>
      <text:p text:style-name="P1384">Okay Good</text:p>
      <text:p text:style-name="P1385">Lets Go</text:p>
      <text:p text:style-name="P1386">_</text:p>
      <text:p text:style-name="P1387">71. RL26: =007309</text:p>
      <text:p text:style-name="P1388">Since Its Now Clear That Your Premeditated Designs On This Evening Exceeded My Own By A Wide Margin</text:p>
      <text:p text:style-name="P1389">Insofar As You Intended This To Be A Date With Fancy Clothes Whereas I Showed Up Looking Like Something The Lusus Dragged In</text:p>
      <text:p text:style-name="P1390">Maybe You Can Tell Me Now Exactly What You Had In Mind</text:p>
      <text:p text:style-name="P1391">I Mean</text:p>
      <text:p text:style-name="P1392">As Far As Specific Activities Are Concerned</text:p>
      <text:p text:style-name="P1393">Noupe</text:p>
      <text:p text:style-name="P1394">I Mean Nope</text:p>
      <text:p text:style-name="P1395">Nope What</text:p>
      <text:p text:style-name="P1396">Its Really Okay Though</text:p>
      <text:p text:style-name="P1397">I Admit I Was Irked For A Moment But Then Realized It Was So Unlike You That Extenuating Circumstances Were Most Likely In Play</text:p>
      <text:p text:style-name="P1398">So I Went To Find You And Lo And Behold</text:p>
      <text:p text:style-name="P1399">Extenuation Was What I Found To Be Taking Place</text:p>
      <text:p text:style-name="P1400">What</text:p>
      <text:p text:style-name="P1401">No Hear What</text:p>
      <text:p text:style-name="P1402">_</text:p>
      <text:soft-page-break/>
      <text:p text:style-name="P1403">72. RL27: =007310</text:p>
      <text:p text:style-name="P1404">That Better</text:p>
      <text:p text:style-name="P1405">(what are we listening for)</text:p>
      <text:p text:style-name="P1406">Yes That Sounds Nice</text:p>
      <text:p text:style-name="P1407">_</text:p>
      <text:p text:style-name="P1408">73. RL28: =007312</text:p>
      <text:p text:style-name="P1409">Yes</text:p>
      <text:p text:style-name="P1410">_</text:p>
      <text:p text:style-name="P1411">74. RL29: =007313</text:p>
      <text:p text:style-name="P1412">And What</text:p>
      <text:p text:style-name="P1413">!!!</text:p>
      <text:p text:style-name="P1414">You Did</text:p>
      <text:p text:style-name="P1415">Where??</text:p>
      <text:p text:style-name="P1416">Actually</text:p>
      <text:p text:style-name="P1417">Theres No Need To Worry About That</text:p>
      <text:p text:style-name="P1418">I Think Im Done Trying To Kill Him</text:p>
      <text:p text:style-name="P1419">Yeah</text:p>
      <text:p text:style-name="P1420">He Has Achieved Victory Through The Gambit Of Cowards Default</text:p>
      <text:p text:style-name="P1421">Dont Get Me Wrong He Is Still Utterly Awful</text:p>
      <text:p text:style-name="P1422">But Sometimes You Just Have To Let A Thing Go</text:p>
      <text:p text:style-name="P1423">You Know</text:p>
      <text:p text:style-name="P1424">What Were You Saying About Terezi And Gamzee</text:p>
      <text:p text:style-name="P1425">What</text:p>
      <text:p text:style-name="P1426">Are You Serious</text:p>
      <text:p text:style-name="P1427">Why</text:p>
      <text:p text:style-name="P1428">That Could Be Very Awkward Yes</text:p>
      <text:p text:style-name="P1429">_</text:p>
      <text:soft-page-break/>
      <text:p text:style-name="P1430">75. RL30: =007314</text:p>
      <text:p text:style-name="P1431">Me Too</text:p>
      <text:p text:style-name="P1432">I Can See The Dilemma Here</text:p>
      <text:p text:style-name="P1433">Are You Actually Thinking About</text:p>
      <text:p text:style-name="P1434">Um</text:p>
      <text:p text:style-name="P1435">Doing Something About This</text:p>
      <text:p text:style-name="P1436">I Understand</text:p>
      <text:p text:style-name="P1437">But What Youre Describing Is</text:p>
      <text:p text:style-name="P1438">Hmm</text:p>
      <text:p text:style-name="P1439">Actually Im Hesitant To Even Mention It</text:p>
      <text:p text:style-name="P1440">This Is Probably Not A Good Idea</text:p>
      <text:p text:style-name="P1441">The Feelings You Are Having Are Actually Perfectly Normal Within The Framework Of Our Quadrant Based Romantic Tradition</text:p>
      <text:p text:style-name="P1442">I Dont Know If They Can Be Felt Naturally By Humans But The Way You Are Viewing Their Relationship Would Be Quite A Standard Response On Alternia</text:p>
      <text:p text:style-name="P1443">Yes</text:p>
      <text:p text:style-name="P1444">It Is Sanctioned Within The Ashen Quadrant</text:p>
      <text:p text:style-name="P1445">Which Addresses Conciliatory Romantic Feelings Not Directed At A Single Person</text:p>
      <text:p text:style-name="P1446">But At Two People Who Are Presently In Such A Contentious Relationship</text:p>
      <text:p text:style-name="P1447">It Is Generally Not Regarded As One Of The More Emotionally Fulfilling Quadrants To Become Involved In</text:p>
      <text:p text:style-name="P1448">And Can Be Quite Laborious To Maintain</text:p>
      <text:p text:style-name="P1449">But It Served A Very Important Social Purpose For My People</text:p>
      <text:p text:style-name="P1450">Such As In Situations Very Similar To The One You Described</text:p>
      <text:p text:style-name="P1451">Where Two Parties Are Highly Drawn To Each Other Through Animosity</text:p>
      <text:soft-page-break/>
      <text:p text:style-name="P1452">They May In Fact Be Perfect For Each Other In That Tumultuous Quadrant</text:p>
      <text:p text:style-name="P1453">But To Pursue The Relationship Would Be Chaos</text:p>
      <text:p text:style-name="P1454">Much Like The Scenario You Laid Out The Two Kismeses If Left Unchecked Would Devastate All Their Other Relationships</text:p>
      <text:p text:style-name="P1455">Those In Their Own Quadrants And Even Those In Other Peoples</text:p>
      <text:p text:style-name="P1456">So It Is The Job Of An Auspistice To Make Sure That Doesnt Happen</text:p>
      <text:p text:style-name="P1457">_</text:p>
      <text:p text:style-name="P1458">76. RL31: =007315</text:p>
      <text:p text:style-name="P1459">Oh No</text:p>
      <text:p text:style-name="P1460">Really</text:p>
      <text:p text:style-name="P1461">I Dont Think I Would Advise It</text:p>
      <text:p text:style-name="P1462">Its Extremely Difficult And Can Often Feel Like A Thankless Undertaking</text:p>
      <text:p text:style-name="P1463">In Truth It Is Probably The Most Challenging Quadrant To Master</text:p>
      <text:p text:style-name="P1464">Trust Me</text:p>
      <text:p text:style-name="P1465">I</text:p>
      <text:p text:style-name="P1466">...</text:p>
      <text:p text:style-name="P1467">I Really</text:p>
      <text:p text:style-name="P1468">Dont Know If I Would Be A Good Teacher</text:p>
      <text:p text:style-name="P1469">Of Auspisticism</text:p>
      <text:p text:style-name="P1470">I Honestly Was Not Very Good At It Myself</text:p>
      <text:p text:style-name="P1471">Everything</text:p>
      <text:p text:style-name="P1472">_</text:p>
      <text:p text:style-name="P1473">77. RL32: =007316</text:p>
      <text:p text:style-name="P1474">That Is</text:p>
      <text:p text:style-name="P1475">A Lot Of Things</text:p>
      <text:p text:style-name="P1476">_</text:p>
      <text:soft-page-break/>
      <text:p text:style-name="P1477">78. MINISTRIFE: =007327</text:p>
      <text:p text:style-name="P1478">Yes!</text:p>
      <text:p text:style-name="P1479">Someone Over There Is Probably making The Same Observation About You</text:p>
      <text:p text:style-name="P1480">Im Sorry</text:p>
      <text:p text:style-name="P1481">_</text:p>
      <text:p text:style-name="P1482">Act 6 Act 4</text:p>
      <text:p text:style-name="P1483">_</text:p>
      <text:p text:style-name="P1484">Act 6 Intermission 4</text:p>
      <text:p text:style-name="P1485">_</text:p>
      <text:p text:style-name="P1486">Act 6 Act 5</text:p>
      <text:p text:style-name="P1487">_</text:p>
      <text:p text:style-name="P1488">Act 6 Act 5 Act 2</text:p>
      <text:p text:style-name="P1489">_</text:p>
      <text:p text:style-name="P1490">Act 6 Act 5 Act 1</text:p>
      <text:p text:style-name="P1491">_</text:p>
      <text:p text:style-name="P1492">Act 6 Intermission 5</text:p>
      <text:p text:style-name="P1493">_</text:p>
      <text:p text:style-name="P1494">79. RL33: =007955</text:p>
      <text:p text:style-name="P1495">...</text:p>
      <text:p text:style-name="P1496">...</text:p>
      <text:p text:style-name="P1497">...</text:p>
      <text:p text:style-name="P1498">...</text:p>
      <text:p text:style-name="P1499">...</text:p>
      <text:p text:style-name="P1500">_</text:p>
      <text:soft-page-break/>
      <text:p text:style-name="P1501">80. RL34: =007956</text:p>
      <text:p text:style-name="P1502">Rose You Are Willfully Ignoring My Trail Of Finish Crumbs</text:p>
      <text:p text:style-name="P1503">I Said Them Quietly In Sequence To Convey One Of Your Human Pregnant Pauses Before Speaking</text:p>
      <text:p text:style-name="P1504">The Pause Was Human Expecting In The Same Sense That I Am Expecting An Explanation For Your Present Conduct</text:p>
      <text:p text:style-name="P1505">We Were To Meet The Others On The Roof By Now</text:p>
      <text:p text:style-name="P1506">Im Trying To Toll... To Tell You That We Are On The Verge Of Reaching Our Destination And Here I Find You Doing</text:p>
      <text:p text:style-name="P1507">What Are You Doing Exactly</text:p>
      <text:p text:style-name="P1508">What</text:p>
      <text:p text:style-name="P1509">!</text:p>
      <text:p text:style-name="P1510">You Have Been Drinking Your Soporifics In Excess Again</text:p>
      <text:p text:style-name="P1511">Rose This Is Terrible</text:p>
      <text:p text:style-name="P1512">No But</text:p>
      <text:p text:style-name="P1513">Really What Are You Doing Here In The Tiny Simulated Village</text:p>
      <text:p text:style-name="P1514">Are You</text:p>
      <text:p text:style-name="P1515">Are You Writing Numbers On All Of These Nutrition Cylinders</text:p>
      <text:p text:style-name="P1516">Yes</text:p>
      <text:p text:style-name="P1517">You Have Mentioned This</text:p>
      <text:p text:style-name="P1518">Tallcircles</text:p>
      <text:p text:style-name="P1519">Tallcircles No That Sucks</text:p>
      <text:p text:style-name="P1520">KANAYA: Answer My Question Please Why Are You Numbering The Tallcirc...</text:p>
      <text:p text:style-name="P1521">CANS</text:p>
      <text:p text:style-name="P1522">You Want To Relocate The City</text:p>
      <text:p text:style-name="P1523">Now??</text:p>
      <text:p text:style-name="P1524">This Is Such A Foolish Use Of Your Time</text:p>
      <text:soft-page-break/>
      <text:p text:style-name="P1525">_</text:p>
      <text:p text:style-name="P1526">81. RL35: =007957</text:p>
      <text:p text:style-name="P1527">I Think The Torch Is Not All You Have Managed To Keep Lit</text:p>
      <text:p text:style-name="P1528">......</text:p>
      <text:p text:style-name="P1529">So Many Finish Crumbs Up In Here</text:p>
      <text:p text:style-name="P1530">You Said Some Of Those Words Two Or Three Times And Most Of Them Werent Words</text:p>
      <text:p text:style-name="P1531">_</text:p>
      <text:p text:style-name="P1532">82. RL36: =007958</text:p>
      <text:p text:style-name="P1533">I Do Not Believe This</text:p>
      <text:p text:style-name="P1534">You Promised Me You Would Be Ready For Our Arrival</text:p>
      <text:p text:style-name="P1535">This Is Not Ready!</text:p>
      <text:p text:style-name="P1536">When I Said Ready I Believe Your Sobriety Was More Than Implied As The Operative Criterion</text:p>
      <text:p text:style-name="P1537">Ugh!</text:p>
      <text:p text:style-name="P1538">I Have Been As Polite As I Can Be But Honestly Your Demeanor Is Not Nearly As Charming As You Appear To Believe When You Have Consumed A Lot Of That Liquid</text:p>
      <text:p text:style-name="P1539">You Have Assured Me That Chronic And Habitual Exploitation Of This Substance Is "Not A Problem" For Your People But At This Point I Must Conclude That You Were Just Lying!</text:p>
      <text:p text:style-name="P1540">Why</text:p>
      <text:p text:style-name="P1541">Why Did You Do This Just Before Our Arrival When You Told Me You Wouldnt!!!</text:p>
      <text:p text:style-name="P1542">But You Cant Help Us Like This!</text:p>
      <text:p text:style-name="P1543">We Need You!</text:p>
      <text:p text:style-name="P1544">Youre The Smartest One On This Meteor!</text:p>
      <text:p text:style-name="P1545">By Quite A Lot!</text:p>
      <text:p text:style-name="P1546">What</text:p>
      <text:soft-page-break/>
      <text:p text:style-name="P1547">Okay That Was Literally The Most Inebriated Thing You Have Ever Said</text:p>
      <text:p text:style-name="P1548">_</text:p>
      <text:p text:style-name="P1549">83. RL37: =007959</text:p>
      <text:p text:style-name="P1550">You Are Not Actually Suggesting This Simple Creature Dressed In Rags Is Your Intellectual Superior</text:p>
      <text:p text:style-name="P1551">How Would One Even Draw This Conclusion</text:p>
      <text:p text:style-name="P1552">He Does Not Speak</text:p>
      <text:p text:style-name="P1553">He Does Not Have His Ways He Likes Cans And Little Pretend Cities And He Is Rather Adorable And That Is Pretty Much All There Is To Say About The Mayor</text:p>
      <text:p text:style-name="P1554">Please Do Not Distract From Important Issues With Talk Of Fake Mayors</text:p>
      <text:p text:style-name="P1555">This Is Not A Hypothetical Exercise In Your Earth Psychiatrics!</text:p>
      <text:p text:style-name="P1556">You Made A Promise To Me And You Did Not Keep It!</text:p>
      <text:p text:style-name="P1557">Yes You Are Usually Very Smart And We All Need You But More Importantly I Need You!</text:p>
      <text:p text:style-name="P1558">Dont You Remember!</text:p>
      <text:p text:style-name="P1559">You Said You Would Help Me Resurrect My Species!</text:p>
      <text:p text:style-name="P1560">I Still Dont Know How Im Going To Acquire A New Matriorb!</text:p>
      <text:p text:style-name="P1561">How Are We Supposed To Solve That Problem When Your Think Pan Is Addled So!</text:p>
      <text:p text:style-name="P1562">That Is Not Reassuring Coming From You Like This!</text:p>
      <text:p text:style-name="P1563">I Often Cant Tell Even At Your Most Lucid If You Put Too Much Trust In Your Seering Abilities</text:p>
      <text:p text:style-name="P1564">But When You Say Such Things While Obscured By These Toxins You Sound Outright Delusional!</text:p>
      <text:p text:style-name="P1565">You Stumble Around This Lab In Such High Spirits Which Makes It Impossible To Broach The Subject From A Standpoint Of Mutual Agreement That Your Behavior Is A Problem!</text:p>
      <text:p text:style-name="P1566">ARGH YOU SEE</text:p>
      <text:soft-page-break/>
      <text:p text:style-name="P1567">No Not Exactly</text:p>
      <text:p text:style-name="P1568">I Have Already Explained</text:p>
      <text:p text:style-name="P1569">You Have Severely Hobbled Your Intellect And Your Efficacy</text:p>
      <text:p text:style-name="P1570">The Objectives You Prioritize Have Become Ridiculous</text:p>
      <text:p text:style-name="P1571">You Have Just Now Decided To Draw A Map Of A False Metropolis!</text:p>
      <text:p text:style-name="P1572">Others Have Suffered As Well</text:p>
      <text:p text:style-name="P1573">What Ever Happened To Your Concern For Terezi And Gamzee</text:p>
      <text:p text:style-name="P1574">Were All My Lessons In Auspisticism For Nothing??</text:p>
      <text:p text:style-name="P1575">I Know Its Hard!</text:p>
      <text:p text:style-name="P1576">Its Supposed To Be Hard!!</text:p>
      <text:p text:style-name="P1577">And My Name Is Not Kakaka!!!</text:p>
      <text:p text:style-name="P1578">You Cannot Say It!</text:p>
      <text:p text:style-name="P1579">Because You Are!</text:p>
      <text:p text:style-name="P1580">HUMAN DRUNK!!!!!!!!!!</text:p>
      <text:p text:style-name="P1581">Raaararraauuuaaaauuaghghgghgggghhgh!</text:p>
      <text:p text:style-name="P1582">_</text:p>
      <text:p text:style-name="P1583">84. RL38: =007964</text:p>
      <text:p text:style-name="P1584">NO!!!!!!!!!!!!!!!!!!!!!!!!!!!!!!</text:p>
      <text:p text:style-name="P1585">_</text:p>
      <text:p text:style-name="P1586">85. GJ1: =008126</text:p>
      <text:p text:style-name="P1587">(hisssss...)</text:p>
      <text:p text:style-name="P1588">_</text:p>
      <text:p text:style-name="P1589">Act 6 Act 6</text:p>
      <text:p text:style-name="P1590">_</text:p>
      <text:p text:style-name="P1591">Act 6 Act 6 Intermission 1</text:p>
      <text:p text:style-name="P1592">_</text:p>
      <text:soft-page-break/>
      <text:p text:style-name="P1593">86. DS11: =008181</text:p>
      <text:p text:style-name="P1594">Whos We</text:p>
      <text:p text:style-name="P1595">Of Course Not</text:p>
      <text:p text:style-name="P1596">But If Youre Referring To The Short Term Memory Loss We All Seem To Be Experiencing Yes Ive Got That Too</text:p>
      <text:p text:style-name="P1597">How Do You Know Im On Lofaf</text:p>
      <text:p text:style-name="P1598">I Didnt Think Karkat Could Remember The Acronyms For Your Planets</text:p>
      <text:p text:style-name="P1599">Okay</text:p>
      <text:p text:style-name="P1600">Shes Apparently On Lolar</text:p>
      <text:p text:style-name="P1601">Shes With Rose</text:p>
      <text:p text:style-name="P1602">No</text:p>
      <text:p text:style-name="P1603">But It Seems Theyve Both Surmised The Missing Events Since We Arrived</text:p>
      <text:p text:style-name="P1604">Well They Are Seers After All</text:p>
      <text:p text:style-name="P1605">Im A Sylph!!!</text:p>
      <text:p text:style-name="P1606">I Am On Record As Once Having Facetiously Likened It To A Magical Witch</text:p>
      <text:p text:style-name="P1607">If Its Any Reassurance You Seem Like The Same Old Dave To Me</text:p>
      <text:p text:style-name="P1608">I Dont Know</text:p>
      <text:p text:style-name="P1609">Rose Was Trying To Tell Me But She Ceased Being Comprehensible</text:p>
      <text:p text:style-name="P1610">No</text:p>
      <text:p text:style-name="P1611">Its Just That Her Words Suddenly Became</text:p>
      <text:p text:style-name="P1612">Why Dont You Just Talk To Her And See For Yourself</text:p>
      <text:p text:style-name="P1613">I Know Right</text:p>
      <text:p text:style-name="P1614">_</text:p>
      <text:p text:style-name="P1615">87. KV17: =008227</text:p>
      <text:p text:style-name="P1616">(You Do Realize I Spoke To Jade Plenty Of Times Myself)</text:p>
      <text:p text:style-name="P1617">No</text:p>
      <text:soft-page-break/>
      <text:p text:style-name="P1618">I Second Your Motion</text:p>
      <text:p text:style-name="P1619">_</text:p>
      <text:p text:style-name="P1620">88. GJ2: =008228</text:p>
      <text:p text:style-name="P1621">Um</text:p>
      <text:p text:style-name="P1622">So</text:p>
      <text:p text:style-name="P1623">No?</text:p>
      <text:p text:style-name="P1624">_</text:p>
      <text:p text:style-name="P1625">89. GJ3: =008229</text:p>
      <text:p text:style-name="P1626">How Do You Figure</text:p>
      <text:p text:style-name="P1627">I Think You Are Presuming To Know A Lot About My Nature Which Is Not Actually True</text:p>
      <text:p text:style-name="P1628">It Sounds As Though Youre Suggesting That I Have Qualities Similar To Certain Types Of Shadow Droppers Which Is Not Quite The Case But Even If It Was There Are A Lot Of Myths About Shadow Dropper Physiology That Are Commonly Perpetuated By Popular...</text:p>
      <text:p text:style-name="P1629">_</text:p>
      <text:p text:style-name="P1630">90. CJ1; KV18: =008298</text:p>
      <text:p text:style-name="P1631">Why Would You Do That!</text:p>
      <text:p text:style-name="P1632">I Do Not Understand Why You Needed To Impale My Friend To Demonstrate Your Resurrection Abilities!</text:p>
      <text:p text:style-name="P1633">I Believed You!</text:p>
      <text:p text:style-name="P1634">It Was Pointless And Cruel And Does Not Advance My Willingness To Cooperate With You At All!</text:p>
      <text:p text:style-name="P1635">Furthermore It Did Not Prove That You Can Use Said Abilities To Harm Me!</text:p>
      <text:p text:style-name="P1636">I Believe That Assertion Was Based On A Fallacious Theory About My Constitution!</text:p>
      <text:p text:style-name="P1637">In Actuality One Could Easily Kill Me With Any Number Of Conventional Methods!</text:p>
      <text:p text:style-name="P1638">Im Sure You Could Chop My Head Off Or Burn Me Alive Or Crush Me To Death And I Would Die Just Fine!</text:p>
      <text:soft-page-break/>
      <text:p text:style-name="P1639">I Am Not Scared Of You!</text:p>
      <text:p text:style-name="P1640">None Of Us Are!</text:p>
      <text:p text:style-name="P1641">Karkat Shut Up!</text:p>
      <text:p text:style-name="P1642">If This Treacherous Despot Serving Turncoat Seeks Compliance From Me Then She Will Have To Pry It From My Mutilated Lifeless Cadaver!</text:p>
      <text:p text:style-name="P1643">If You Are So Convinced That Your Recuperative Magic Will Strike Me Down Then Why Dont You Put Your Theory To The Test!</text:p>
      <text:p text:style-name="P1644">I Doubt You Will Since You Have Made It Clear You Need Our Participation To Achieve Your Goals Which Is A Fact That Your Naive Cohort Foolishly Revealed To Us!</text:p>
      <text:p text:style-name="P1645">I Dont Think She Is Very Good At Being A Villain And To Be Honest I Have My Doubts About You As Well So I Am Calling Your Bluff!</text:p>
      <text:p text:style-name="P1646">So If You Continue To Insist That Your Healing Enchantments Have The Power To Slay Me Then I Implore You To Give It Your Best Shot!</text:p>
      <text:p text:style-name="P1647">Go On Do It!</text:p>
      <text:p text:style-name="P1648">DO YOUR HUMAN WORST!</text:p>
      <text:p text:style-name="P1649">_</text:p>
      <text:p text:style-name="P1650">91. CJ2: =008299</text:p>
      <text:p text:style-name="P1651">Wait</text:p>
      <text:p text:style-name="P1652">You Can Talk</text:p>
      <text:p text:style-name="P1653">Using Actual Sentences</text:p>
      <text:p text:style-name="P1654">Then Why Resort Exclusively To Intimidating Robotic Soundbites For</text:p>
      <text:p text:style-name="P1655">However Long You Were Doing That</text:p>
      <text:p text:style-name="P1656">...</text:p>
      <text:p text:style-name="P1657">Okay</text:p>
      <text:p text:style-name="P1658">_</text:p>
      <text:p text:style-name="P1659">92. RL39: =008311</text:p>
      <text:soft-page-break/>
      <text:p text:style-name="P1660">Yes</text:p>
      <text:p text:style-name="P1661">Oh</text:p>
      <text:p text:style-name="P1662">She Wants Us To Speak With Echidna</text:p>
      <text:p text:style-name="P1663">Yes</text:p>
      <text:p text:style-name="P1664">About Releasing The New Frog</text:p>
      <text:p text:style-name="P1665">Hi</text:p>
      <text:p text:style-name="P1666">Yeah</text:p>
      <text:p text:style-name="P1667">_</text:p>
      <text:p text:style-name="P1668">93. RL40: =008312</text:p>
      <text:p text:style-name="P1669">What Problem</text:p>
      <text:p text:style-name="P1670">Oh</text:p>
      <text:p text:style-name="P1671">Right</text:p>
      <text:p text:style-name="P1672">Okay</text:p>
      <text:p text:style-name="P1673">No</text:p>
      <text:p text:style-name="P1674">Well</text:p>
      <text:p text:style-name="P1675">Yes Sort Of</text:p>
      <text:p text:style-name="P1676">Im Um</text:p>
      <text:p text:style-name="P1677">Just Buying Some Things</text:p>
      <text:p text:style-name="P1678">Just Some</text:p>
      <text:p text:style-name="P1679">Provisions</text:p>
      <text:p text:style-name="P1680">A Local Vendor</text:p>
      <text:p text:style-name="P1681">No</text:p>
      <text:p text:style-name="P1682">Definitely Not Jars Of</text:p>
      <text:p text:style-name="P1683">Bugs</text:p>
      <text:p text:style-name="P1684">No</text:p>
      <text:p text:style-name="P1685">I Really Should Go</text:p>
      <text:p text:style-name="P1686">Lets Talk About My Problem Later</text:p>
      <text:soft-page-break/>
      <text:p text:style-name="P1687">Yes</text:p>
      <text:p text:style-name="P1688">Definitely</text:p>
      <text:p text:style-name="P1689">Bye</text:p>
      <text:p text:style-name="P1690">_</text:p>
      <text:p text:style-name="P1691">Act 6 Act 6 Act 2</text:p>
      <text:p text:style-name="P1692">_</text:p>
      <text:p text:style-name="P1693">Act 6 Act 6 Intermission 2</text:p>
      <text:p text:style-name="P1694">_</text:p>
      <text:p text:style-name="P1695">94. KV19: =008638</text:p>
      <text:p text:style-name="P1696">My What</text:p>
      <text:p text:style-name="P1697">It Really Is Such Bullshit</text:p>
      <text:p text:style-name="P1698">_</text:p>
      <text:p text:style-name="P1699">Act 6 Act 6 Act 3</text:p>
      <text:p text:style-name="P1700">_</text:p>
      <text:p text:style-name="P1701">Act 6 Act 6 Intermission 3</text:p>
      <text:p text:style-name="P1702">_</text:p>
      <text:p text:style-name="P1703">Act 6 Act 6 Act 4</text:p>
      <text:p text:style-name="P1704">_</text:p>
      <text:p text:style-name="P1705">Act 6 Act 6 Intermission 4</text:p>
      <text:p text:style-name="P1706">_</text:p>
      <text:p text:style-name="P1707">95. KV20; TP2; JE3: =009280</text:p>
      <text:p text:style-name="P1708">Uh</text:p>
      <text:p text:style-name="P1709">_</text:p>
      <text:p text:style-name="P1710">96. KV21: =009281</text:p>
      <text:p text:style-name="P1711">Vriskas Dead?</text:p>
      <text:soft-page-break/>
      <text:p text:style-name="P1712">Karkat What Is He Doing Here</text:p>
      <text:p text:style-name="P1713">_</text:p>
      <text:p text:style-name="P1714">97. SC6: =009285</text:p>
      <text:p text:style-name="P1715">I Suddenly Dont Understand Anything And Am Currently Casting Sincere Doubt On The Laughable Insinuation That I Or Anyone Else Ever Actually Did For Even A Single Moment</text:p>
      <text:p text:style-name="P1716">What Is The Explanation</text:p>
      <text:p text:style-name="P1717">_</text:p>
      <text:p text:style-name="P1718">Act 6 Act 6 Act 5</text:p>
      <text:p text:style-name="P1719">_</text:p>
      <text:p text:style-name="P1720">Act 6 Act 6 Intermission 5</text:p>
      <text:p text:style-name="P1721">_</text:p>
      <text:p text:style-name="P1722">98. VS4; RL41: =009358</text:p>
      <text:p text:style-name="P1723">I Thought It Was Fairly Self Evident</text:p>
      <text:p text:style-name="P1724">You Apparently Took It Upon Yourself To Prototype The Three Year Old Cadavers Of Two Of Our Deceased Friends</text:p>
      <text:p text:style-name="P1725">(Hey I Appreciate That Categorical Certainty!)</text:p>
      <text:p text:style-name="P1726">_</text:p>
      <text:p text:style-name="P1727">99. VS5: =009361</text:p>
      <text:p text:style-name="P1728">Excuse Me</text:p>
      <text:p text:style-name="P1729">Miss Leader</text:p>
      <text:p text:style-name="P1730">Not That It Would Ever Occur To Me To Cast The Slightest Doubt On Your Strategic Expertise</text:p>
      <text:p text:style-name="P1731">But I Was Wondering When You Were Planning On Getting To The Actual Strategy Part Of This Meeting</text:p>
      <text:p text:style-name="P1732">A Promotion To What</text:p>
      <text:p text:style-name="P1733">Fuck</text:p>
      <text:p text:style-name="P1734">_</text:p>
      <text:soft-page-break/>
      <text:p text:style-name="P1735">100. RxLa1: =009393</text:p>
      <text:p text:style-name="P1736">Do You Have Copies Of These Books</text:p>
      <text:p text:style-name="P1737">I Would Really Love To Read Them Some Time If You Wouldnt Mind</text:p>
      <text:p text:style-name="P1738">Hello</text:p>
      <text:p text:style-name="P1739">Thank You</text:p>
      <text:p text:style-name="P1740">I Admire The Aesthetics Of Your Name And Appearance As Well And In No Small Part Due To Their Respective Similarity To Your Daughters</text:p>
      <text:p text:style-name="P1741">_</text:p>
      <text:p text:style-name="P1742">101. RxLa2: =009394</text:p>
      <text:p text:style-name="P1743">If During Your Manuscript Exchange You Need Someone To Read Over Your Shoulder</text:p>
      <text:p text:style-name="P1744">Say</text:p>
      <text:p text:style-name="P1745">To Proofread</text:p>
      <text:p text:style-name="P1746">Or</text:p>
      <text:p text:style-name="P1747">To Purge Each Sentence Of Punctuation And Capitalize The First Letter Of Every Word</text:p>
      <text:p text:style-name="P1748">Id Be Happy To Volunteer</text:p>
      <text:p text:style-name="P1749">Strictly Professionally Of Course And Not Because I Really Want To Read Your Wizard Things Too</text:p>
      <text:p text:style-name="P1750">(I Really Want To Read Your Wizard Things Too I Hope Thats Okay)</text:p>
      <text:p text:style-name="P1751">Its Fine I Am Thoroughly Enjoying My Role As A Spectator</text:p>
      <text:p text:style-name="P1752">I Know That Rose Has Been Looking Forward To This A Lot</text:p>
      <text:p text:style-name="P1753">And That She Received Similarly Vicarious And Politely Passive Enjoyment From The Interactions I Had With My Ancestor</text:p>
      <text:p text:style-name="P1754">So Now I Will Just Resume The Politely Passive Part Of It Ha Ha</text:p>
      <text:p text:style-name="P1755">Terezi</text:p>
      <text:p text:style-name="P1756">Thats A Pretty Fair Way To Describe The Attitude Of Anyone Higher Than Me On The Hemospectrum</text:p>
      <text:soft-page-break/>
      <text:p text:style-name="P1757">But Yes You Are Right</text:p>
      <text:p text:style-name="P1758">Fefeta</text:p>
      <text:p text:style-name="P1759">Do You Mean</text:p>
      <text:p text:style-name="P1760">Feferi?</text:p>
      <text:p text:style-name="P1761">Hmm</text:p>
      <text:p text:style-name="P1762">_</text:p>
      <text:p text:style-name="P1763">102. RL42: =009395</text:p>
      <text:p text:style-name="P1764">...</text:p>
      <text:p text:style-name="P1765">*Sits Poked*</text:p>
      <text:p text:style-name="P1766">_</text:p>
      <text:p text:style-name="P1767">103. RxLa3: =009396</text:p>
      <text:p text:style-name="P1768">:')</text:p>
      <text:p text:style-name="P1769">_</text:p>
      <text:p text:style-name="P1770">104. RL43: =009402</text:p>
      <text:p text:style-name="P1771">Rose This Accumulation Of People Is Coming Dangerously Close To What Your Culture Might Process As A Human Familial Unit</text:p>
      <text:p text:style-name="P1772">This Is A Foreign Idea To Me And Probably A Private Matter To You So I Think I Will Leave You All Alone And Go Talk To Some Trolls</text:p>
      <text:p text:style-name="P1773">Personally I Think You Should Welcome Dave Into The Fold Of Your Poignant Wizard Reverie</text:p>
      <text:p text:style-name="P1774">From My Cultural Point Of View At Least He Has As Much Claim To A Sense Of Ancestral Connection To Your Mother As You</text:p>
      <text:p text:style-name="P1775">See You Everybody</text:p>
      <text:p text:style-name="P1776">_</text:p>
      <text:p text:style-name="P1777">105. VS6; KV22: =009408</text:p>
      <text:p text:style-name="P1778">I Told Them I Would Leave Them Alone And Go Talk To Some Trolls</text:p>
      <text:p text:style-name="P1779">I Guess This Troll Over Here Will Have To Do</text:p>
      <text:p text:style-name="P1780">If They Do I Am Sure One Of Your Contingency Plans Will Swing Into Full Effect</text:p>
      <text:soft-page-break/>
      <text:p text:style-name="P1781">Maybe You Can Buy Time For Everyone To Recover By Lulling Our Adversaries Into An Extensive Strategy Session</text:p>
      <text:p text:style-name="P1782">Youre Right Sorry</text:p>
      <text:p text:style-name="P1783">Bring On The Sincerity</text:p>
      <text:p text:style-name="P1784">None Taken And Me Too Probably</text:p>
      <text:p text:style-name="P1785">Is That In Reference To How You Like To Flagrantly Spy On Us Sometimes</text:p>
      <text:p text:style-name="P1786">Ill Never Understand Your Ongoing And Apparently Unironic Use Of The Phrase "Can It"</text:p>
      <text:p text:style-name="P1787">And In Particular Why You Always Seem To Direct This Expression To Me And Seemingly No One Else</text:p>
      <text:p text:style-name="P1788">I Just Think It Is Such A Peculiar And Amusing Way To Tell Someone To Be Quiet</text:p>
      <text:p text:style-name="P1789">"Pipe Down" Isnt Even Much Better</text:p>
      <text:p text:style-name="P1790">Its Just A Funny Thing To Say And The Fact That You Dont Realize It Makes It Funnier</text:p>
      <text:p text:style-name="P1791">I Think The Underlying Explanation Is That You Are Just Funnier That You Realize Or Try To Be</text:p>
      <text:p text:style-name="P1792">It Is Something To Like About You</text:p>
      <text:p text:style-name="P1793">Okay If Thats How You Want To Put It</text:p>
      <text:p text:style-name="P1794">You Involve Yourself In Many Private Matters Without Even Offering The Pretense Of Doing Otherwise</text:p>
      <text:p text:style-name="P1795">To Think That At One Point I Was Regarded As The Meddlesome One</text:p>
      <text:p text:style-name="P1796">In Some Societies Violating The Privacy Of Others In Certain Ways Yes I Believe So</text:p>
      <text:p text:style-name="P1797">I Understand Your Motives Though And Really This Is Just Me Giving You A Hard Time</text:p>
      <text:p text:style-name="P1798">It Sounds Like You Very Much Give A Fuck Though</text:p>
      <text:p text:style-name="P1799">I Have To Admit To Being Impressed With Your Uh</text:p>
      <text:p text:style-name="P1800">Strangely Natural Proficiency With Auspisticism</text:p>
      <text:p text:style-name="P1801">It Is An Incredibly Difficult Quadrant To Master And Very<text:s/><text:soft-page-break/>Emotionally Taxing I Find</text:p>
      <text:p text:style-name="P1802">In A Way That Conflicts With The Pursuit Of Relationships In Other Quadrants</text:p>
      <text:p text:style-name="P1803">I Cant Ignore That During Our Trip You Probably Diffused A Lot Of Unpleasant Situations Before They Started</text:p>
      <text:p text:style-name="P1804">But When It Comes To Matters Of Privacy And Such</text:p>
      <text:p text:style-name="P1805">And Which Forms Of Expression People Feel At Ease Showing In Public</text:p>
      <text:p text:style-name="P1806">Pale Relationships Are Really Different I Think</text:p>
      <text:p text:style-name="P1807">What About The Other Kind</text:p>
      <text:p text:style-name="P1808">Seems To Me You Have Not Been Involved In Any So Im Not Sure You Really Understand</text:p>
      <text:p text:style-name="P1809">I Know All About The Irons</text:p>
      <text:p text:style-name="P1810">I Have Heard Rumors Of This Alleged Fire As Well</text:p>
      <text:p text:style-name="P1811">What</text:p>
      <text:p text:style-name="P1812">Oh</text:p>
      <text:p text:style-name="P1813">"Family" Stuff Mainly</text:p>
      <text:p text:style-name="P1814">Yeah</text:p>
      <text:p text:style-name="P1815">Well</text:p>
      <text:p text:style-name="P1816">I Will Say An Entire Other Strider Does Sound Like A Bit Much</text:p>
      <text:p text:style-name="P1817">On Top Of What Is Already Quite A Spectacle</text:p>
      <text:p text:style-name="P1818">Maybe We Just Dont Get It</text:p>
      <text:p text:style-name="P1819">There Is A Certain Advantage To It Though</text:p>
      <text:p text:style-name="P1820">Their Decentralized Propagation Makes It A Lot More Likely Their Race Will Persist</text:p>
      <text:p text:style-name="P1821">The Same Cannot Be Said For Ours</text:p>
      <text:p text:style-name="P1822">I Still Often Wonder If We Are The Last Of Our Kind</text:p>
      <text:p text:style-name="P1823">Yeah</text:p>
      <text:p text:style-name="P1824">More Than Doubtful Id Say</text:p>
      <text:soft-page-break/>
      <text:p text:style-name="P1825">A Particular Obligation I Have Yet To Fulfill</text:p>
      <text:p text:style-name="P1826">I Sense She Possesses Some Intelligence On The Matter She Wishes To Be Cagey About So I Guess That Part Of The Conversation Has Been Concluded</text:p>
      <text:p text:style-name="P1827">What</text:p>
      <text:p text:style-name="P1828">...</text:p>
      <text:p text:style-name="P1829">_</text:p>
      <text:p text:style-name="P1830">106. KV23: =009409</text:p>
      <text:p text:style-name="P1831">Shes Gone I Think You Needed To Come Up With That Comeback A Little Faster</text:p>
      <text:p text:style-name="P1832">I Think As A Friend It Would Behoove Me To Um</text:p>
      <text:p text:style-name="P1833">Confide Somewhat</text:p>
      <text:p text:style-name="P1834">About The Realities Of Pursuing Anything With Her</text:p>
      <text:p text:style-name="P1835">Lets Imagine That My Attitude Toward The Joking Or Non Joking Status Of That Is Perfectly Neutral</text:p>
      <text:p text:style-name="P1836">While I Just Say These Things</text:p>
      <text:p text:style-name="P1837">Aside From The Fact That She Literally Just Got Finished Telling Me She Wasnt Interested In Any Non Pale Relationships</text:p>
      <text:p text:style-name="P1838">I Think That Would Be A Blind Alley Regardless</text:p>
      <text:p text:style-name="P1839">I Admit This From Experience</text:p>
      <text:p text:style-name="P1840">And Not Without Chagrined Hesitation</text:p>
      <text:p text:style-name="P1841">But Only Frustration And Heartbreak Are Down That Road</text:p>
      <text:p text:style-name="P1842">Shes Turned Out To Be A Tremendous Partner In Pale Relationships</text:p>
      <text:p text:style-name="P1843">Maybe Even Um</text:p>
      <text:p text:style-name="P1844">A Bit Freakishly So?</text:p>
      <text:p text:style-name="P1845">But Anything Stronger Than That I Think Would Probably Be Disastrous</text:p>
      <text:p text:style-name="P1846">She Is Way Too Focused And Self Absorbed To Maintain Such Strong Feelings For Long</text:p>
      <text:soft-page-break/>
      <text:p text:style-name="P1847">She Would Need To Learn To Let Go Of Some Of Her Ambition And Figure Out How To Prioritize The Feelings Of Other People</text:p>
      <text:p text:style-name="P1848">She Might Even Figure Out How To Be</text:p>
      <text:p text:style-name="P1849">Happy</text:p>
      <text:p text:style-name="P1850">*Shudder*</text:p>
      <text:p text:style-name="P1851">Well I Have Read A Lot Of Novels Too</text:p>
      <text:p text:style-name="P1852">I Just Dont Brag Much About It</text:p>
      <text:p text:style-name="P1853">Because It Would...</text:p>
      <text:p text:style-name="P1854">Literally Be Preposterous To Do So</text:p>
      <text:p text:style-name="P1855">Why Dont We Schedule An Academic Conference Some Time</text:p>
      <text:p text:style-name="P1856">Just You Me And The Mayor</text:p>
      <text:p text:style-name="P1857">_</text:p>
      <text:p text:style-name="P1858">107. VS7: =009418</text:p>
      <text:p text:style-name="P1859">This Is Starting To Sound A Bit Complicated</text:p>
      <text:p text:style-name="P1860">How Are We Supposed To Keep Track Of All These Villains And Heroes Coming And Going When And Where</text:p>
      <text:p text:style-name="P1861">_</text:p>
      <text:p text:style-name="P1862">108. VS8: =009432</text:p>
      <text:p text:style-name="P1863">I May As Well Go Too</text:p>
      <text:p text:style-name="P1864">It Would Be A Shame If The Party Defeating The Woman Who Terrorized Our Planet For Ages Had No Representation From Our Species</text:p>
      <text:p text:style-name="P1865">Why Not</text:p>
      <text:p text:style-name="P1866">What Is It</text:p>
      <text:p text:style-name="P1867">_</text:p>
      <text:p text:style-name="P1868">109. VS9: =009438</text:p>
      <text:p text:style-name="P1869">Yes</text:p>
      <text:p text:style-name="P1870">Yeah</text:p>
      <text:soft-page-break/>
      <text:p text:style-name="P1871">She Asked Me To Do Something Impossible</text:p>
      <text:p text:style-name="P1872">To Which I Replied</text:p>
      <text:p text:style-name="P1873">Thats Impossible</text:p>
      <text:p text:style-name="P1874">So She Ended Up Demanding That I Fight Her</text:p>
      <text:p text:style-name="P1875">So I Did</text:p>
      <text:p text:style-name="P1876">Which</text:p>
      <text:p text:style-name="P1877">Made Me Feel Sad</text:p>
      <text:p text:style-name="P1878">Id Rather Not Have To Do That Again</text:p>
      <text:p text:style-name="P1879">Will I Have To Do That Again</text:p>
      <text:p text:style-name="P1880">Why Does It Have To Be Me Though</text:p>
      <text:p text:style-name="P1881">You Keep Talking About All These Sources</text:p>
      <text:p text:style-name="P1882">Who Are All These Sources</text:p>
      <text:p text:style-name="P1883">Did Arquius Tell You This Too</text:p>
      <text:p text:style-name="P1884">If You Say So</text:p>
      <text:p text:style-name="P1885">_</text:p>
      <text:p text:style-name="P1886">110. KV24: =009443</text:p>
      <text:p text:style-name="P1887">Lofaf</text:p>
      <text:p text:style-name="P1888">And Yes</text:p>
      <text:p text:style-name="P1889">_</text:p>
      <text:p text:style-name="P1890">111. KV25: =009536</text:p>
      <text:p text:style-name="P1891">Yes</text:p>
      <text:p text:style-name="P1892">What</text:p>
      <text:p text:style-name="P1893">We Talked About You</text:p>
      <text:p text:style-name="P1894">It Was A Short Conversation</text:p>
      <text:p text:style-name="P1895">The Entire Exchange Was Quite Brief And Straightforward Actually</text:p>
      <text:p text:style-name="P1896">You Dont Have To Do Anything</text:p>
      <text:p text:style-name="P1897">And She Didnt Want Anything With You In Particular</text:p>
      <text:soft-page-break/>
      <text:p text:style-name="P1898">She Just Wanted You Here</text:p>
      <text:p text:style-name="P1899">Yes</text:p>
      <text:p text:style-name="P1900">She Is Apparently</text:p>
      <text:p text:style-name="P1901">Now Is Probably Not The Right Time To Get Too Deep Into The Subject</text:p>
      <text:p text:style-name="P1902">But It Was Nothing Bad</text:p>
      <text:p text:style-name="P1903">To The Contrary Really</text:p>
      <text:p text:style-name="P1904">The Bottom Line Is The Meeting Has Served Its Purpose And Echidna Is Satisfied</text:p>
      <text:p text:style-name="P1905">She Will Release The Frog When The Time Comes</text:p>
      <text:p text:style-name="P1906">I Think Vriska Was Basically Right</text:p>
      <text:p text:style-name="P1907">She Wanted To Get A Look At Us</text:p>
      <text:p text:style-name="P1908">To Assess Our Worthiness</text:p>
      <text:p text:style-name="P1909">Before She Would Agree To Authorize The Conception Of Another Universe</text:p>
      <text:p text:style-name="P1910">It Would Seem That We Measured Up</text:p>
      <text:p text:style-name="P1911">Once Her Questions Were Answered</text:p>
      <text:p text:style-name="P1912">Those Pertaining To How Her Universe Would Be Treated Once Occupied</text:p>
      <text:p text:style-name="P1913">And Whether We Intended To Take That Responsibility Seriously</text:p>
      <text:p text:style-name="P1914">By Following Through With The Duties We Have Fundamentally Tasked Ourselves With By Our Natural Inclinations</text:p>
      <text:p text:style-name="P1915">I Mean Us Specifically</text:p>
      <text:p text:style-name="P1916">You And I</text:p>
      <text:p text:style-name="P1917">Natural Inclinations I Think Just Means</text:p>
      <text:p text:style-name="P1918">Some Idea That Is Important To Us That Has Threaded Its Way Through Every Moment And Decision Of Our Lives</text:p>
      <text:p text:style-name="P1919">Even When Not Apparent</text:p>
      <text:p text:style-name="P1920">The Refrain Of Our Being Maybe You Could Call It</text:p>
      <text:soft-page-break/>
      <text:p text:style-name="P1921">A Thing That Attracts And Inspires Us And Simultaneously Weighs On Us So Heavily We Are Never Sure What To Do</text:p>
      <text:p text:style-name="P1922">For Me It Is Procreation I Believe</text:p>
      <text:p text:style-name="P1923">And So Does She</text:p>
      <text:p text:style-name="P1924">Fighting For The Persistence Of Our People</text:p>
      <text:p text:style-name="P1925">I Guess You Could Say</text:p>
      <text:p text:style-name="P1926">Motherhood?</text:p>
      <text:p text:style-name="P1927">I Think</text:p>
      <text:p text:style-name="P1928">That Is For You To Say</text:p>
      <text:p text:style-name="P1929">_</text:p>
      <text:p text:style-name="P1930">112. KV26: =009537</text:p>
      <text:p text:style-name="P1931">So</text:p>
      <text:p text:style-name="P1932">You Really Dont Have Even The Slightest Sense Of What You Stand For</text:p>
      <text:p text:style-name="P1933">Some Concept That Speaks To You In Some Way</text:p>
      <text:p text:style-name="P1934">Or Represents Ideals Important To You</text:p>
      <text:p text:style-name="P1935">Blood</text:p>
      <text:p text:style-name="P1936">Well</text:p>
      <text:p text:style-name="P1937">Its A Topic I Can Get Behind</text:p>
      <text:p text:style-name="P1938">Do You Have Any</text:p>
      <text:p text:style-name="P1939">Oh</text:p>
      <text:p text:style-name="P1940">Whoops</text:p>
      <text:p text:style-name="P1941">Thats Nice</text:p>
      <text:p text:style-name="P1942">I Think It Can Only Be Positive To Feel A Deep Affinity For Ones Aspect</text:p>
      <text:p text:style-name="P1943">Better Than Being At Odds With It</text:p>
      <text:p text:style-name="P1944">I Never Felt Like I Had Much To Do With Space</text:p>
      <text:p text:style-name="P1945">Until Eventually</text:p>
      <text:soft-page-break/>
      <text:p text:style-name="P1946">I Somehow Came To Understand Space Meant More Than Just Space</text:p>
      <text:p text:style-name="P1947">Like Not Just</text:p>
      <text:p text:style-name="P1948">Physical Room And Dimension For Stars To Occupy</text:p>
      <text:p text:style-name="P1949">Its</text:p>
      <text:p text:style-name="P1950">Deeper Than That</text:p>
      <text:p text:style-name="P1951">A Field Related To Propagation</text:p>
      <text:p text:style-name="P1952">The Ones Who Create It</text:p>
      <text:p text:style-name="P1953">They Are Passing A Torch As It Were</text:p>
      <text:p text:style-name="P1954">You Do</text:p>
      <text:p text:style-name="P1955">Could Be</text:p>
      <text:p text:style-name="P1956">It Could Also Be Theres More To Being A Warrior Than Engaging In Physical Combat</text:p>
      <text:p text:style-name="P1957">_</text:p>
      <text:p text:style-name="P1958">113. KV27: =009538</text:p>
      <text:p text:style-name="P1959">I Know You Do</text:p>
      <text:p text:style-name="P1960">Ill Stay Quiet</text:p>
      <text:p text:style-name="P1961">Thats Why Youre Our Leader Karkat</text:p>
      <text:p text:style-name="P1962">Statements Like That Are Also Why Youre Our Leader</text:p>
      <text:p text:style-name="P1963">You Have To</text:p>
      <text:p text:style-name="P1964">That Isnt What Echidna Said</text:p>
      <text:p text:style-name="P1965">_</text:p>
      <text:p text:style-name="P1966">114. KV28: =009539</text:p>
      <text:p text:style-name="P1967">It Was Part Of The Deal</text:p>
      <text:p text:style-name="P1968">The Choice She Gave Me</text:p>
      <text:p text:style-name="P1969">It Was Straightforward Like I Said</text:p>
      <text:p text:style-name="P1970">Seeing Us Was Mostly A Formality</text:p>
      <text:p text:style-name="P1971">She Was Perfectly Willing To Release The Frog</text:p>
      <text:soft-page-break/>
      <text:p text:style-name="P1972">But There Was One Small Thing I Had To Agree To First</text:p>
      <text:p text:style-name="P1973">To Protect You</text:p>
      <text:p text:style-name="P1974">In Addition To Living Up To The Things I Supposedly Stand For As Well</text:p>
      <text:p text:style-name="P1975">The Resurrection Of Our People</text:p>
      <text:p text:style-name="P1976">But Once I Did That</text:p>
      <text:p text:style-name="P1977">She Made It Clear</text:p>
      <text:p text:style-name="P1978">Theyd Need Guidance</text:p>
      <text:p text:style-name="P1979">She Didnt Seem Happy With The Idea Of Her Universe Being Stricken With Another Race Of Lost Trolls</text:p>
      <text:p text:style-name="P1980">Maybe She Feels You Are The Best Chance Wed Have At Preventing That</text:p>
      <text:p text:style-name="P1981">Not At The Moment</text:p>
      <text:p text:style-name="P1982">Id Hope So</text:p>
      <text:p text:style-name="P1983">_</text:p>
      <text:p text:style-name="P1984">115. KV29: =009540</text:p>
      <text:p text:style-name="P1985">That Would Be One Way Of Handling It</text:p>
      <text:p text:style-name="P1986">Dont Worry</text:p>
      <text:p text:style-name="P1987">Ill Meet You Out There</text:p>
      <text:p text:style-name="P1988">_</text:p>
      <text:p text:style-name="P1989">116. KV30: =009541</text:p>
      <text:p text:style-name="P1990">Once Its All Over</text:p>
      <text:p text:style-name="P1991">_</text:p>
      <text:p text:style-name="P1992">117. KV31: =009545</text:p>
      <text:p text:style-name="P1993">Pleasant Dreams Friend</text:p>
      <text:p text:style-name="P1994">If You Can Hear Me In Your Dreams</text:p>
      <text:p text:style-name="P1995">Ha Ha You Probably Cant</text:p>
      <text:p text:style-name="P1996">_</text:p>
      <text:soft-page-break/>
      <text:p text:style-name="P1997">118. JR1: =009553</text:p>
      <text:p text:style-name="P1998">Rose?</text:p>
      <text:p text:style-name="P1999">Dear God What Happened</text:p>
      <text:p text:style-name="P2000">_</text:p>
      <text:p text:style-name="P2001">119. RxLa4: =009668</text:p>
      <text:p text:style-name="P2002">Yes?</text:p>
      <text:p text:style-name="P2003">Hey</text:p>
      <text:p text:style-name="P2004">_</text:p>
      <text:p text:style-name="P2005">120. RxLa5: =009669</text:p>
      <text:p text:style-name="P2006">You Said Another Hey</text:p>
      <text:p text:style-name="P2007">Are You Going To Say Hey Again By Any Chance</text:p>
      <text:p text:style-name="P2008">I Knew It Another Hey</text:p>
      <text:p text:style-name="P2009">_</text:p>
      <text:p text:style-name="P2010">121. RxLa6: =009670</text:p>
      <text:p text:style-name="P2011">My First Guess Would Be More Hey</text:p>
      <text:p text:style-name="P2012">But If The Thing To Guess Is The Reason You Are Saying Hey At Me Several Times</text:p>
      <text:p text:style-name="P2013">I Confess To Being Stumped</text:p>
      <text:p text:style-name="P2014">You Do</text:p>
      <text:p text:style-name="P2015">What</text:p>
      <text:p text:style-name="P2016">_</text:p>
      <text:p text:style-name="P2017">122. RxLa7: =009671</text:p>
      <text:p text:style-name="P2018">Is It The Thing Behind Your Back</text:p>
      <text:p text:style-name="P2019">Is It A Little Piece Of Paper That Says Hey On It</text:p>
      <text:p text:style-name="P2020">Maybe We Should Do Several Rehearsals First Just To Make Sure The Final Performance Is As Funny As Possible</text:p>
      <text:p text:style-name="P2021">_</text:p>
      <text:soft-page-break/>
      <text:p text:style-name="P2022">123. RxLa8: =009675</text:p>
      <text:p text:style-name="P2023">Is It</text:p>
      <text:p text:style-name="P2024">Real</text:p>
      <text:p text:style-name="P2025">Wow</text:p>
      <text:p text:style-name="P2026">... What</text:p>
      <text:p text:style-name="P2027">For Me?</text:p>
      <text:p text:style-name="P2028">Its A Matriorb</text:p>
      <text:p text:style-name="P2029">I Cant</text:p>
      <text:p text:style-name="P2030">I Dont Believe This</text:p>
      <text:p text:style-name="P2031">How Is It Possible</text:p>
      <text:p text:style-name="P2032">I Still Dont Know How You Did This</text:p>
      <text:p text:style-name="P2033">_</text:p>
      <text:p text:style-name="P2034">124. RxLa9: =009677</text:p>
      <text:p text:style-name="P2035">Thank You</text:p>
      <text:p text:style-name="P2036">_</text:p>
      <text:p text:style-name="P2037">125. RxLa10: =009678</text:p>
      <text:p text:style-name="P2038">I Didnt Think</text:p>
      <text:p text:style-name="P2039">It Would Be This Easy</text:p>
      <text:p text:style-name="P2040">I Mean</text:p>
      <text:p text:style-name="P2041">Not That It Was Easy For You By The Sound Of It</text:p>
      <text:p text:style-name="P2042">What I Mean Is I Thought It Was Going To Involve An Arduous And Lengthy Process For Myself To Undertake In Order To Figure Out How It Was Even Possible To Reconstruct The Orb Let Alone Actually Do It</text:p>
      <text:p text:style-name="P2043">Nah?</text:p>
      <text:p text:style-name="P2044">So Instead Of All That</text:p>
      <text:p text:style-name="P2045">Its Just</text:p>
      <text:p text:style-name="P2046">Handed To Me</text:p>
      <text:soft-page-break/>
      <text:p text:style-name="P2047">Like A Nice Present</text:p>
      <text:p text:style-name="P2048">I Dont Know What To Say</text:p>
      <text:p text:style-name="P2049">This Changes So Much</text:p>
      <text:p text:style-name="P2050">About Everything I Thought I Had To Do</text:p>
      <text:p text:style-name="P2051">Yes</text:p>
      <text:p text:style-name="P2052">Thats How It Works</text:p>
      <text:p text:style-name="P2053">And Yes That Will Be</text:p>
      <text:p text:style-name="P2054">Probably Very Challenging</text:p>
      <text:p text:style-name="P2055">Yes I Think We Did The Thing</text:p>
      <text:p text:style-name="P2056">Our Frog Should Be Good To Go</text:p>
      <text:p text:style-name="P2057">Oh</text:p>
      <text:p text:style-name="P2058">He Um</text:p>
      <text:p text:style-name="P2059">Hes Still In The Cave</text:p>
      <text:p text:style-name="P2060">Uh</text:p>
      <text:p text:style-name="P2061">Meditating</text:p>
      <text:p text:style-name="P2062">Yes</text:p>
      <text:p text:style-name="P2063">It Was A Very Spiritually Uplifting Encounter With The Denizen</text:p>
      <text:p text:style-name="P2064">It Really Uh</text:p>
      <text:p text:style-name="P2065">Blitzed Our Chakras</text:p>
      <text:p text:style-name="P2066">He Needs Some Time To Clear His Head</text:p>
      <text:p text:style-name="P2067">_</text:p>
      <text:p text:style-name="P2068">126. RxLa11: =009679</text:p>
      <text:p text:style-name="P2069">I Dont Know</text:p>
      <text:p text:style-name="P2070">Is That What Humans Call A Matesprit When The Matesprit Is A Girl</text:p>
      <text:p text:style-name="P2071">Yes</text:p>
      <text:p text:style-name="P2072">Yes</text:p>
      <text:p text:style-name="P2073">In Person We Met There Yes</text:p>
      <text:soft-page-break/>
      <text:p text:style-name="P2074">Originally We First Spoke While She Was Still In Her Session</text:p>
      <text:p text:style-name="P2075">I Assisted Somewhat</text:p>
      <text:p text:style-name="P2076">But I Think I Bugged Her Mostly</text:p>
      <text:p text:style-name="P2077">That Seems Like A Lifetime Ago Now</text:p>
      <text:p text:style-name="P2078">Yes</text:p>
      <text:p text:style-name="P2079">We Had</text:p>
      <text:p text:style-name="P2080">A Lot Of Free Time</text:p>
      <text:p text:style-name="P2081">We Call Each Other Aliens All The Time</text:p>
      <text:p text:style-name="P2082">That Is Very Much What Happened And What We Had To Do</text:p>
      <text:p text:style-name="P2083">It Was Pretty Social Yes</text:p>
      <text:p text:style-name="P2084">But We Also Had Little Groups Who Generally Convened With Each Other More Often Than The Entire Ensemble Crowded Together For A Singular Noisy Affair</text:p>
      <text:p text:style-name="P2085">Such Events Were Pretty Rare So Maybe Not As Social As You Are Picturing</text:p>
      <text:p text:style-name="P2086">In Fact It Was Quite A Subdued Situation Compared To The Crowd I Was Formerly Accustomed To Congregating With</text:p>
      <text:p text:style-name="P2087">There Were Twelve Of Us Back Then</text:p>
      <text:p text:style-name="P2088">That Does Sound Like A Lonely Predicament In Its Own Particular Way</text:p>
      <text:p text:style-name="P2089">A Sort Of Sacrifice Youve Had To Make Yes</text:p>
      <text:p text:style-name="P2090">Sacrifice Abounds It Would Seem</text:p>
      <text:p text:style-name="P2091">I Dont Know Of Anyone Presently Alive Who Hasnt Had To Trade Something Very Important To Them In Exchange For Continuing To Be A Material Seeker In This Endeavor</text:p>
      <text:p text:style-name="P2092">You Were Forced To Trade Something Too But In Return Youve Been Able To Do Something</text:p>
      <text:p text:style-name="P2093">Something So Wonderful That</text:p>
      <text:p text:style-name="P2094">I Guess Im Judging Your Accomplishment From An Especially Personal Vantage</text:p>
      <text:soft-page-break/>
      <text:p text:style-name="P2095">But No Matter What Else You Have Been Through</text:p>
      <text:p text:style-name="P2096">I Believe You Can Say Youve Done Something As Important As Anyone Could Ever Hope To Do</text:p>
      <text:p text:style-name="P2097">Yeah</text:p>
      <text:p text:style-name="P2098">I Want It To Be A Good Place</text:p>
      <text:p text:style-name="P2099">Not So Much Like Where Im From</text:p>
      <text:p text:style-name="P2100">It All Sounds</text:p>
      <text:p text:style-name="P2101">Really Daunting Actually</text:p>
      <text:p text:style-name="P2102">Not Even Just The Propagation Of My Kind But Managing To Do It Responsibly</text:p>
      <text:p text:style-name="P2103">Just Causing Millions Of Beings To Exist For The Sake Of Doing So</text:p>
      <text:p text:style-name="P2104">And Dismissing Responsibility For What Sort Of People They Become</text:p>
      <text:p text:style-name="P2105">That Isnt Good Enough For Me</text:p>
      <text:p text:style-name="P2106">I Think Echidna Was Right</text:p>
      <text:p text:style-name="P2107">Ill Need Him</text:p>
      <text:p text:style-name="P2108">Oh</text:p>
      <text:p text:style-name="P2109">Nobody</text:p>
      <text:p text:style-name="P2110">Lets Say It Was A Figure Of Speech</text:p>
      <text:p text:style-name="P2111">Ill Need Everyone</text:p>
      <text:p text:style-name="P2112">Whoever Is Good And Wishes To Have A Hand In The Way Our World Is Shaped</text:p>
      <text:p text:style-name="P2113">_</text:p>
      <text:p text:style-name="P2114">127. RxLa12: =009680</text:p>
      <text:p text:style-name="P2115">I Will</text:p>
      <text:p text:style-name="P2116">But</text:p>
      <text:p text:style-name="P2117">As Of The Immediate Point In Time</text:p>
      <text:p text:style-name="P2118">I Dont Know What To Do Anymore</text:p>
      <text:p text:style-name="P2119">Before You Came</text:p>
      <text:soft-page-break/>
      <text:p text:style-name="P2120">I Was On My Way To Join You And Rose And John</text:p>
      <text:p text:style-name="P2121">Feeling Quite Sure I Was About To Get Ready To Fight</text:p>
      <text:p text:style-name="P2122">But Then You Gave Me This</text:p>
      <text:p text:style-name="P2123">And Now Im Unsure Of Everything To Which I Just Imminently Committed Myself</text:p>
      <text:p text:style-name="P2124">I Want To Help Us Win</text:p>
      <text:p text:style-name="P2125">But I Also Have A Lot Of Responsibility Now</text:p>
      <text:p text:style-name="P2126">In A Way That Is Much More Tangible And Also Spiky And Round And Sharp Than Just A Few Minutes Ago</text:p>
      <text:p text:style-name="P2127">And I Feel I Have To Consider Risk To Myself Is Now Also The Same As Risk To The Future Of My People</text:p>
      <text:p text:style-name="P2128">Does That Make Sense</text:p>
      <text:p text:style-name="P2129">Something Like That</text:p>
      <text:p text:style-name="P2130">Except Id Relate More To An Analogy That Didnt Involve Weird Alien Creatures</text:p>
      <text:p text:style-name="P2131">Musclebeast</text:p>
      <text:p text:style-name="P2132">Lets Say Good Enough</text:p>
      <text:p text:style-name="P2133">Would I Actually Be Of Much Use</text:p>
      <text:p text:style-name="P2134">Who Told You My Secret</text:p>
      <text:p text:style-name="P2135">Dang</text:p>
      <text:p text:style-name="P2136">That Was Really Motivational And I Feel Very Inspired Now</text:p>
      <text:p text:style-name="P2137">Yes</text:p>
      <text:p text:style-name="P2138">A Little Corny But Definitely Genuine And Moving</text:p>
      <text:p text:style-name="P2139">And Now Im Suddenly Psyched Again To Go Dunk A Narcissistic Fish Woman Into A Sea Dumpster</text:p>
      <text:p text:style-name="P2140">Not To Project Myself As Someone Fickle Or Lightly Swayed On Big Decisions</text:p>
      <text:p text:style-name="P2141">Maybe It Was Just A Roughly Thirty Second Spell Of Cold Feet And I Just Snapped Out Of It I Dont Know</text:p>
      <text:soft-page-break/>
      <text:p text:style-name="P2142">But You Really Do Seem To Have A Way With Motivational Words</text:p>
      <text:p text:style-name="P2143">You Must Be A Natural Leader</text:p>
      <text:p text:style-name="P2144">I Think Your Group Was Lucky To Have You</text:p>
      <text:p text:style-name="P2145">:)</text:p>
      <text:p text:style-name="P2146">_</text:p>
      <text:p text:style-name="P2147">128. RxLa13: =009681</text:p>
      <text:p text:style-name="P2148">Shall We Go Then</text:p>
      <text:p text:style-name="P2149">_</text:p>
      <text:p text:style-name="P2150">129. RxLa14; JE4: =009832</text:p>
      <text:p text:style-name="P2151">It Looks Like Someone Has Finally Released The Grist</text:p>
      <text:p text:style-name="P2152">Its Ready To Receive Echidnas Offering Now</text:p>
      <text:p text:style-name="P2153">If Someone Is Able To Light The Forge That Is</text:p>
      <text:p text:style-name="P2154">In Our Session By This Time It Was Trivial</text:p>
      <text:p text:style-name="P2155">Under Present Circumstances I Think It Will Be</text:p>
      <text:p text:style-name="P2156">Tricky</text:p>
      <text:p text:style-name="P2157">Every Magic Ring I Am Aware Of Is Currently In Use</text:p>
      <text:p text:style-name="P2158">Some By Friends And Some By Foes</text:p>
      <text:p text:style-name="P2159">_</text:p>
      <text:p text:style-name="P2160">130. JE5: =009833</text:p>
      <text:p text:style-name="P2161">Yes</text:p>
      <text:p text:style-name="P2162">Inside A Pretty And Spiritual Cave</text:p>
      <text:p text:style-name="P2163">Its Definitely True And Not Bullshit Lets Change The Topic</text:p>
      <text:p text:style-name="P2164">_</text:p>
      <text:p text:style-name="P2165">131. RxLa15; JE6: =009879</text:p>
      <text:p text:style-name="P2166">What</text:p>
      <text:p text:style-name="P2167">Okay Yeah</text:p>
      <text:p text:style-name="P2168">Im Sure That Possibly All Made Sense Good Speech</text:p>
      <text:soft-page-break/>
      <text:p text:style-name="P2169">_</text:p>
      <text:p text:style-name="P2170"><text:span text:style-name="T2171">132.</text:span></text:p>
      <text:p text:style-name="P2172">MP1 - The Deal With The Maryam Looking Girl Is That She Is Wondering What The Deal Is With The Peixes Looking Girl And Specifically Why The Former Has Piqued The Latters Curiosity</text:p>
      <text:p text:style-name="P2173">The Same Thing Occurred To Me</text:p>
      <text:p text:style-name="P2174">The Same Thing Occurred To Me Yet Again</text:p>
      <text:p text:style-name="P2175">I Suppose</text:p>
      <text:p text:style-name="P2176">To My Knowledge Yes</text:p>
      <text:p text:style-name="P2177">Is There An Alternative Degree Of Auto Luminescence I Should Be Aware Of</text:p>
      <text:p text:style-name="P2178">And If So How Foolish Should I Feel For Only Learning About It Now</text:p>
      <text:p text:style-name="P2179">Really</text:p>
      <text:p text:style-name="P2180">I Dont Think So</text:p>
      <text:p text:style-name="P2181">Id Like To</text:p>
      <text:p text:style-name="P2182">But I Cant Get Up The Nerve</text:p>
      <text:p text:style-name="P2183">Yes</text:p>
      <text:p text:style-name="P2184">She Is An Amazing Person</text:p>
      <text:p text:style-name="P2185">And It Is Very Intimidating</text:p>
      <text:p text:style-name="P2186">I Had The Same Feelings Of Trepidation The Last Time I Encountered Someone I Admired</text:p>
      <text:p text:style-name="P2187">...</text:p>
      <text:p text:style-name="P2188">...</text:p>
      <text:p text:style-name="P2189">...</text:p>
      <text:p text:style-name="P2190">Maybe</text:p>
      <text:p text:style-name="P2191">MP2 - I Was About To Respond Favorably</text:p>
      <text:p text:style-name="P2192">But Then I Glanced Over At Rose</text:p>
      <text:p text:style-name="P2193">And She Was Just Shaking Her Head At Me Very Slowly And Kind Of<text:s/><text:soft-page-break/>Knowingly</text:p>
      <text:p text:style-name="P2194">Oh Probably</text:p>
      <text:p text:style-name="P2195">But Lets Be Realistic Here The Answer Was Probably Going To Be No Anyway</text:p>
      <text:p text:style-name="P2196">I Bet It Tastes Really Bad</text:p>
      <text:p text:style-name="P2197">_</text:p>
      <text:p text:style-name="P2198">PM1 - ...</text:p>
      <text:p text:style-name="P2199">(shes making me slightly uncomfortable)</text:p>
      <text:p text:style-name="P2200">PM2 - Yes I Surely Will</text:p>
      <text:p text:style-name="P2201">And Im Happy Too</text:p>
      <text:p text:style-name="P2202">About</text:p>
      <text:p text:style-name="P2203">Yes</text:p>
      <text:p text:style-name="P2204">Okay Thank You</text:p>
      <text:p text:style-name="P2205">_</text:p>
      <text:p text:style-name="P2206">MP3 - Nothing I Was Just Leaving</text:p>
      <text:p text:style-name="P2207">Pardon Me</text:p>
      <text:p text:style-name="P2208">No</text:p>
      <text:p text:style-name="P2209">Are You Actually</text:p>
      <text:p text:style-name="P2210">Well I Was Going In There Anyway</text:p>
      <text:p text:style-name="P2211">I Wont Give You My Password But You Can Follow Me I Guess</text:p>
      <text:p text:style-name="P2212">But You Can Only Remain As Long As Im Escorting You</text:p>
      <text:p text:style-name="P2213">Because I Dont Trust You</text:p>
      <text:p text:style-name="P2214">Youre Right With A Sales Pitch Like That I Would Have To Be An Imbecile Not To Crave Your Company</text:p>
      <text:p text:style-name="P2215">I Think Youre Probably A Sociopath</text:p>
      <text:p text:style-name="P2216">Ive Given Enough Of My Time To Such Characters In The Past</text:p>
      <text:p text:style-name="P2217">My Name Is Kanaya!</text:p>
      <text:p text:style-name="P2218">MP4 - Whatever Youre Thinking Dont Even Try It</text:p>
      <text:p text:style-name="P2219">Lets Keep Moving</text:p>
      <text:p text:style-name="P2220">_</text:p>
      <text:p text:style-name="P2221">RL22 - What</text:p>
      <text:p text:style-name="P2222">Oh Right</text:p>
      <text:p text:style-name="P2223">I Became So Absorbed In A Conversation With My Ancestor I Already Forgot She Taught Me How To</text:p>
      <text:p text:style-name="P2224">Switch Off</text:p>
      <text:p text:style-name="P2225">Yes</text:p>
      <text:p text:style-name="P2226">Very Well</text:p>
      <text:p text:style-name="P2227">She Is Very Nice And As A Person Is As Impressive As I Was Imagining Her To Be</text:p>
      <text:p text:style-name="P2228">But Not Nearly As Intimidating Really</text:p>
      <text:p text:style-name="P2229">Many Things</text:p>
      <text:p text:style-name="P2230">Primarily Encouraging Me To Pursue My Prior Obligation To My People</text:p>
      <text:p text:style-name="P2231">She Said She Used To Eschew Her Role Rather Vehemently</text:p>
      <text:p text:style-name="P2232">The Duties Of Our Caste Were Quite Limiting In Both Worlds It Seems</text:p>
      <text:p text:style-name="P2233">So She Renounced Them Completely And Wanted A Different Life</text:p>
      <text:soft-page-break/>
      <text:p text:style-name="P2234">But She Also Said Something To The Effect That</text:p>
      <text:p text:style-name="P2235">She Found That It Wasnt Really Necessary To Reject That Role Completely</text:p>
      <text:p text:style-name="P2236">And The Same Is True For Me</text:p>
      <text:p text:style-name="P2237">As Long As I Know Within That I Am Free</text:p>
      <text:p text:style-name="P2238">And If My Decision Is To Embrace My Path Then It Can Be A Source Of Strength</text:p>
      <text:p text:style-name="P2239">Its True Theres No Orb Anymore</text:p>
      <text:p text:style-name="P2240">She Said It May Be Very Difficult</text:p>
      <text:p text:style-name="P2241">But Theres No Hope If I Dont Try</text:p>
      <text:p text:style-name="P2242">I Dont Know How Im Going To Do It Yet</text:p>
      <text:p text:style-name="P2243">But Such Is The Nature Of Adventures</text:p>
      <text:p text:style-name="P2244">You Cant Be Scared Of Adventures</text:p>
      <text:p text:style-name="P2245">I Think Im Excited About It Now</text:p>
      <text:p text:style-name="P2246">I Hope So</text:p>
      <text:p text:style-name="P2247">Oh No I Can Flip It Back On</text:p>
      <text:p text:style-name="P2248">See</text:p>
      <text:p text:style-name="P2249">Turns Out Its Just</text:p>
      <text:p text:style-name="P2250">A Silly Biological Parlor Trick</text:p>
      <text:p text:style-name="P2251">Sorry</text:p>
      <text:p text:style-name="P2252">I Know How You Enjoy A Good Source Of Light</text:p>
      <text:p text:style-name="P2253">RL23 - I Dont Know</text:p>
      <text:p text:style-name="P2254">What Do You Think</text:p>
      <text:p text:style-name="P2255">I Could Go Either Way</text:p>
      <text:p text:style-name="P2256">Ill Probably Switch On If Im Walking Through A Dark Corridor</text:p>
      <text:p text:style-name="P2257">Now That I Think About It</text:p>
      <text:p text:style-name="P2258">Its Been A Long Time Since I Could Even Be In The Dark</text:p>
      <text:p text:style-name="P2259">Maybe Ill Leave It Off For A While And Refamiliarize Myself With The Experience Of Nonillumination</text:p>
      <text:p text:style-name="P2260">Um</text:p>
      <text:p text:style-name="P2261">No Thats Ok</text:p>
      <text:p text:style-name="P2262">Im Told Its A Trait Confined To Those Of My Caste</text:p>
      <text:p text:style-name="P2263">They Tended To Spend A Lot Of Time In The Brooding Caverns Where A Convenient Source Of Light Was Often Handy</text:p>
      <text:p text:style-name="P2264">That Part Of It Makes Sense To Me But I Have No Idea What The Evolutionary Purpose Was For The Sort Of Thirst Which Accompanies This Perk</text:p>
      <text:p text:style-name="P2265">Strikes Me As An Odd Liability But What Do I Know</text:p>
      <text:p text:style-name="P2266">Maybe</text:p>
      <text:p text:style-name="P2267">Or Perhaps It Was A Measured Defect Imposed On Us</text:p>
      <text:p text:style-name="P2268">To Keep The Auxiliatrices On A Short Leash</text:p>
      <text:p text:style-name="P2269">The Condition Was Often Glamorized In Certain Works Of Literature</text:p>
      <text:p text:style-name="P2270">But Theres Really Nothing That Great About It</text:p>
      <text:p text:style-name="P2271">Not Nearly As Useful As Other Abilities Like The Psychic Gifts Which Some Lowbloods Are Predisposed To</text:p>
      <text:p text:style-name="P2272">Though I Guess Its Pretty Useful If You Want To Keep The Plans You Made After Someone Punches A Hole Through Your Gut</text:p>
      <text:p text:style-name="P2273">Not Really</text:p>
      <text:p text:style-name="P2274">Sure</text:p>
      <text:p text:style-name="P2275">Anything In Particular That You Have In Mind</text:p>
      <text:p text:style-name="P2276">Yeah That Sounds Okay</text:p>
      <text:soft-page-break/>
      <text:p text:style-name="P2277">_</text:p>
      <text:p text:style-name="P2278">DS8; MP5 - Yes</text:p>
      <text:p text:style-name="P2279">Hence The Ghost Who Is Following Me</text:p>
      <text:p text:style-name="P2280">She Is Exhibiting Her Best Behavior While On This Tour</text:p>
      <text:p text:style-name="P2281">Shes Actually Doing Very Well So Far</text:p>
      <text:p text:style-name="P2282">Shh!</text:p>
      <text:p text:style-name="P2283">...</text:p>
      <text:p text:style-name="P2284">I Know What Your Raps Are Theyre Basically The Same As The Ancient Artform Of Alternian Slam Poetry</text:p>
      <text:p text:style-name="P2285">But More Primitive And Generally Involving Less Lyrics About Towering Muscular Livestock</text:p>
      <text:p text:style-name="P2286">I Dont Know I Dont Really Have Much Interest In The Subject</text:p>
      <text:p text:style-name="P2287">Well There You Go</text:p>
      <text:p text:style-name="P2288">Um</text:p>
      <text:p text:style-name="P2289">If You Are Successful In Extracting Blood From The Geological Material In Question Can I Have It</text:p>
      <text:p text:style-name="P2290">I Dont Know How Sincere Youre Being Dave</text:p>
      <text:p text:style-name="P2291">Probably Only Somewhat Since The Rule Is That Everything Has To Be At Least Partially A Joke Right</text:p>
      <text:p text:style-name="P2292">But If You Actually Want To Converse And Exchange Views On Our Respective Cultures Then Okay I Guess Thats Fine</text:p>
      <text:p text:style-name="P2293">I Might Be Able To Dig Up Some Classic Texts By Some Famous Slam Poets</text:p>
      <text:p text:style-name="P2294">Ok I Will See What I Can Do</text:p>
      <text:p text:style-name="P2295">Heh Sure</text:p>
      <text:p text:style-name="P2296">Oh</text:p>
      <text:p text:style-name="P2297">Is It Too Late To Back Out Of This</text:p>
      <text:p text:style-name="P2298">DS9; MP6 - ...</text:p>
      <text:p text:style-name="P2299">By The Tenor Of The Question Ill Assume More Than You Would Prefer</text:p>
      <text:p text:style-name="P2300">I Wasnt</text:p>
      <text:p text:style-name="P2301">I Was Just Standing Here And You Slowly Wandered Over In A Totally Oblivious Stupor</text:p>
      <text:p text:style-name="P2302">You Were Mumbling Your Rhymes And Walked Right Up To Me And Did Not Notice Me Until Now</text:p>
      <text:p text:style-name="P2303">They Then Proceeded To Have One Of The Most Ambiguously Rated Rap Offs In The History Of Paradox Space While I Stood By And Regarded It Neutrally</text:p>
      <text:p text:style-name="P2304">_</text:p>
      <text:p text:style-name="P2305">KV3 - What Happened</text:p>
      <text:p text:style-name="P2306">Shithive Maggots You Mean</text:p>
      <text:p text:style-name="P2307">Til Then</text:p>
      <text:p text:style-name="P2308">KV4 - Vaguely</text:p>
      <text:p text:style-name="P2309">Impromputations</text:p>
      <text:p text:style-name="P2310">I Did My Best To Clean Up The Blood Before You Woke Up</text:p>
      <text:p text:style-name="P2311">Dont Worry I Dont Really Want To Find Out What Happens If I Do</text:p>
      <text:p text:style-name="P2312">Any Other Orders</text:p>
      <text:p text:style-name="P2313">Such As Those Which Might Pertain To These Alien Children</text:p>
      <text:p text:style-name="P2314">How Are Those Orders</text:p>
      <text:p text:style-name="P2315">They Are Not Irrelevant</text:p>
      <text:p text:style-name="P2316">Its A Bit Complicated</text:p>
      <text:p text:style-name="P2317">But I Believe You Should Give Them A Closer Look Before You Decide What To Do About Them If Anything</text:p>
      <text:soft-page-break/>
      <text:p text:style-name="P2318">Perhaps Then An Especially Leaderly Speech Will Be In Order</text:p>
      <text:p text:style-name="P2319">KV5 - Hey Have You Ever Heard Of The Green Sun?</text:p>
      <text:p text:style-name="P2320">I See</text:p>
      <text:p text:style-name="P2321">Anything More Specific Than That</text:p>
      <text:p text:style-name="P2322">_</text:p>
      <text:p text:style-name="P2323">VS4 - Yes</text:p>
      <text:p text:style-name="P2324">...</text:p>
      <text:p text:style-name="P2325">What Do You Want</text:p>
      <text:p text:style-name="P2326">Oh Sorry I Hadnt Really Noticed</text:p>
      <text:p text:style-name="P2327">Do You Want Me To</text:p>
      <text:p text:style-name="P2328">Whats There Really To Catch Up On</text:p>
      <text:p text:style-name="P2329">Okay</text:p>
      <text:p text:style-name="P2330">What</text:p>
      <text:p text:style-name="P2331">Did He Really Go For You</text:p>
      <text:p text:style-name="P2332">Thats Not How I Remember It</text:p>
      <text:p text:style-name="P2333">Could You Leave Me Alone</text:p>
      <text:p text:style-name="P2334">I Said Leave</text:p>
      <text:p text:style-name="P2335">_</text:p>
      <text:p text:style-name="P2336">TP1 - What</text:p>
      <text:p text:style-name="P2337">Is That What Im Doing</text:p>
      <text:p text:style-name="P2338">Hmm</text:p>
      <text:p text:style-name="P2339">I Guess I Find Her Sort Of</text:p>
      <text:p text:style-name="P2340">Intoxicating</text:p>
      <text:p text:style-name="P2341">Intoxicatingly Underwhelming</text:p>
      <text:p text:style-name="P2342">_</text:p>
      <text:p text:style-name="P2343"/>
      <text:p text:style-name="P23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ourier New" svg:font-family="Courier New" style:font-family-generic="modern" style:font-pitch="fixed" svg:panose-1="2 7 3 9 2 2 5 2 4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angal" svg:font-family="Mangal" style:font-family-generic="roman" style:font-pitch="variable" svg:panose-1="0 0 4 0 0 0 0 0 0 0"/>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5in">
        <style:background-fill draw:fill="solid"/>
      </style:paragraph-properties>
      <style:text-properties style:font-name="Courier New" style:font-name-asian="Courier New" style:font-name-complex="Courier New"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language-asian="en" style:country-asian="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angal" style:font-name-complex="Microsoft YaHei" fo:font-size="14pt" style:font-size-asian="14pt" style:language-asian="zh" style:country-asian="CN" fo:hyphenate="false"/>
    </style:style>
    <style:style style:name="Textbody" style:display-name="Text body" style:family="paragraph" style:parent-style-name="Standard">
      <style:paragraph-properties fo:margin-bottom="0.0833in"/>
      <style:text-properties style:language-asian="zh" style:country-asian="CN" fo:hyphenate="false"/>
    </style:style>
    <style:style style:name="List" style:display-name="List" style:family="paragraph" style:parent-style-name="Textbody">
      <style:text-properties style:font-name-asian="Mangal" fo:hyphenate="false"/>
    </style:style>
    <style:style style:name="Caption" style:display-name="Caption" style:family="paragraph" style:parent-style-name="Standard">
      <style:paragraph-properties fo:margin-top="0.0833in" fo:margin-bottom="0.0833in"/>
      <style:text-properties style:font-name-asian="Mangal" fo:font-style="italic" style:font-style-asian="italic" style:font-style-complex="italic" style:language-asian="zh" style:country-asian="CN" fo:hyphenate="false"/>
    </style:style>
    <style:style style:name="Index" style:display-name="Index" style:family="paragraph" style:parent-style-name="Standard">
      <style:text-properties style:font-name-asian="Mangal" style:language-asian="zh" style:country-asian="C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Lily Huang</dc:creator>
    <meta:creation-date>2024-12-18T00:58:00Z</meta:creation-date>
    <dc:date>2024-12-18T01:23:00Z</dc:date>
    <meta:template xlink:href="Normal.dotm" xlink:type="simple"/>
    <meta:editing-cycles>4</meta:editing-cycles>
    <meta:editing-duration>PT60S</meta:editing-duration>
    <meta:document-statistic meta:page-count="95" meta:paragraph-count="162" meta:word-count="12161" meta:character-count="81318" meta:row-count="577" meta:non-whitespace-character-count="69319"/>
  </office:meta>
</office:document-meta>
</file>